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63.5pt"/>
    </style:style>
    <style:style style:name="co5" style:family="table-column">
      <style:table-column-properties fo:break-before="auto" style:column-width="60.46pt"/>
    </style:style>
    <style:style style:name="co6" style:family="table-column">
      <style:table-column-properties fo:break-before="auto" style:column-width="76.65pt"/>
    </style:style>
    <style:style style:name="co7" style:family="table-column">
      <style:table-column-properties fo:break-before="auto" style:column-width="68.94pt"/>
    </style:style>
    <style:style style:name="co8" style:family="table-column">
      <style:table-column-properties fo:break-before="auto" style:column-width="22.5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54 (copy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ngle_ref</text:p>
          </table:table-cell>
          <table:table-cell office:value-type="string" calcext:value-type="string">
            <text:p>zmp_ref</text:p>
          </table:table-cell>
          <table:table-cell office:value-type="string" calcext:value-type="string">
            <text:p>zmp_ft</text:p>
          </table:table-cell>
          <table:table-cell office:value-type="string" calcext:value-type="string">
            <text:p>Xzmp_imu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ewZcom</text:p>
          </table:table-cell>
          <table:table-cell office:value-type="string" calcext:value-type="string">
            <text:p>ddx_rob</text:p>
          </table:table-cell>
          <table:table-cell office:value-type="string" calcext:value-type="string">
            <text:p>ddz_rob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X/Z</text:p>
          </table:table-cell>
          <table:table-cell office:value-type="string" calcext:value-type="string">
            <text:p>Zcom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-3.6027584076" calcext:value-type="float">
            <text:p>-3.602758407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565762" calcext:value-type="float">
            <text:p>0.04565762</text:p>
          </table:table-cell>
          <table:table-cell office:value-type="float" office:value="0.05057324" calcext:value-type="float">
            <text:p>0.0505732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1533653" calcext:value-type="float">
            <text:p>0.11533653</text:p>
          </table:table-cell>
          <table:table-cell office:value-type="float" office:value="0.823431623" calcext:value-type="float">
            <text:p>0.823431623</text:p>
          </table:table-cell>
          <table:table-cell office:value-type="float" office:value="-9.7528965473" calcext:value-type="float">
            <text:p>-9.7528965473</text:p>
          </table:table-cell>
          <table:table-cell office:value-type="float" office:value="400" calcext:value-type="float">
            <text:p>400</text:p>
          </table:table-cell>
          <table:table-cell table:formula="of:=[.I2]/[.J2]" office:value-type="float" office:value="-0.0844294429871667" calcext:value-type="float">
            <text:p>-0.084429443</text:p>
          </table:table-cell>
          <table:table-cell table:formula="of:=[.E2]/[.L2]" office:value-type="float" office:value="-0.599000043239503" calcext:value-type="float">
            <text:p>-0.5990000432</text:p>
          </table:table-cell>
        </table:table-row>
        <table:table-row table:style-name="ro1">
          <table:table-cell office:value-type="float" office:value="19.99" calcext:value-type="float">
            <text:p>19.99</text:p>
          </table:table-cell>
          <table:table-cell office:value-type="float" office:value="-3.621796608" calcext:value-type="float">
            <text:p>-3.62179660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3981365" calcext:value-type="float">
            <text:p>0.03981365</text:p>
          </table:table-cell>
          <table:table-cell office:value-type="float" office:value="0.04882734" calcext:value-type="float">
            <text:p>0.0488273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09446585" calcext:value-type="float">
            <text:p>0.09446585</text:p>
          </table:table-cell>
          <table:table-cell office:value-type="float" office:value="0.7941759735" calcext:value-type="float">
            <text:p>0.7941759735</text:p>
          </table:table-cell>
          <table:table-cell office:value-type="float" office:value="-9.7427265167" calcext:value-type="float">
            <text:p>-9.7427265167</text:p>
          </table:table-cell>
          <table:table-cell office:value-type="float" office:value="401" calcext:value-type="float">
            <text:p>401</text:p>
          </table:table-cell>
          <table:table-cell table:formula="of:=[.I3]/[.J3]" office:value-type="float" office:value="-0.0815147558682576" calcext:value-type="float">
            <text:p>-0.0815147559</text:p>
          </table:table-cell>
          <table:table-cell table:formula="of:=[.E3]/[.L3]" office:value-type="float" office:value="-0.599000015149573" calcext:value-type="float">
            <text:p>-0.5990000151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-3.5326836109" calcext:value-type="float">
            <text:p>-3.532683610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210632" calcext:value-type="float">
            <text:p>0.04210632</text:p>
          </table:table-cell>
          <table:table-cell office:value-type="float" office:value="0.0491293" calcext:value-type="float">
            <text:p>0.049129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3178548" calcext:value-type="float">
            <text:p>0.13178548</text:p>
          </table:table-cell>
          <table:table-cell office:value-type="float" office:value="0.8002522916" calcext:value-type="float">
            <text:p>0.8002522916</text:p>
          </table:table-cell>
          <table:table-cell office:value-type="float" office:value="-9.7569303036" calcext:value-type="float">
            <text:p>-9.7569303036</text:p>
          </table:table-cell>
          <table:table-cell office:value-type="float" office:value="402" calcext:value-type="float">
            <text:p>402</text:p>
          </table:table-cell>
          <table:table-cell table:formula="of:=[.I4]/[.J4]" office:value-type="float" office:value="-0.0820188590775043" calcext:value-type="float">
            <text:p>-0.0820188591</text:p>
          </table:table-cell>
          <table:table-cell table:formula="of:=[.E4]/[.L4]" office:value-type="float" office:value="-0.599000041607198" calcext:value-type="float">
            <text:p>-0.5990000416</text:p>
          </table:table-cell>
        </table:table-row>
        <table:table-row table:style-name="ro1">
          <table:table-cell office:value-type="float" office:value="20.09" calcext:value-type="float">
            <text:p>20.09</text:p>
          </table:table-cell>
          <table:table-cell office:value-type="float" office:value="-3.5374872684" calcext:value-type="float">
            <text:p>-3.537487268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911314" calcext:value-type="float">
            <text:p>0.04911314</text:p>
          </table:table-cell>
          <table:table-cell office:value-type="float" office:value="0.04953173" calcext:value-type="float">
            <text:p>0.0495317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5155046" calcext:value-type="float">
            <text:p>0.15155046</text:p>
          </table:table-cell>
          <table:table-cell office:value-type="float" office:value="0.8071825206" calcext:value-type="float">
            <text:p>0.8071825206</text:p>
          </table:table-cell>
          <table:table-cell office:value-type="float" office:value="-9.7614670277" calcext:value-type="float">
            <text:p>-9.7614670277</text:p>
          </table:table-cell>
          <table:table-cell office:value-type="float" office:value="403" calcext:value-type="float">
            <text:p>403</text:p>
          </table:table-cell>
          <table:table-cell table:formula="of:=[.I5]/[.J5]" office:value-type="float" office:value="-0.0826906978540692" calcext:value-type="float">
            <text:p>-0.0826906979</text:p>
          </table:table-cell>
          <table:table-cell table:formula="of:=[.E5]/[.L5]" office:value-type="float" office:value="-0.599000024010107" calcext:value-type="float">
            <text:p>-0.599000024</text:p>
          </table:table-cell>
        </table:table-row>
        <table:table-row table:style-name="ro1">
          <table:table-cell office:value-type="float" office:value="20.14" calcext:value-type="float">
            <text:p>20.14</text:p>
          </table:table-cell>
          <table:table-cell office:value-type="float" office:value="-3.5774893761" calcext:value-type="float">
            <text:p>-3.577489376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6042226" calcext:value-type="float">
            <text:p>0.06042226</text:p>
          </table:table-cell>
          <table:table-cell office:value-type="float" office:value="0.04972364" calcext:value-type="float">
            <text:p>0.0497236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6396025" calcext:value-type="float">
            <text:p>0.16396025</text:p>
          </table:table-cell>
          <table:table-cell office:value-type="float" office:value="0.8117592514" calcext:value-type="float">
            <text:p>0.8117592514</text:p>
          </table:table-cell>
          <table:table-cell office:value-type="float" office:value="-9.7789265633" calcext:value-type="float">
            <text:p>-9.7789265633</text:p>
          </table:table-cell>
          <table:table-cell office:value-type="float" office:value="404" calcext:value-type="float">
            <text:p>404</text:p>
          </table:table-cell>
          <table:table-cell table:formula="of:=[.I6]/[.J6]" office:value-type="float" office:value="-0.083011079605251" calcext:value-type="float">
            <text:p>-0.0830110796</text:p>
          </table:table-cell>
          <table:table-cell table:formula="of:=[.E6]/[.L6]" office:value-type="float" office:value="-0.599000039951952" calcext:value-type="float">
            <text:p>-0.59900004</text:p>
          </table:table-cell>
        </table:table-row>
        <table:table-row table:style-name="ro1">
          <table:table-cell office:value-type="float" office:value="20.19" calcext:value-type="float">
            <text:p>20.19</text:p>
          </table:table-cell>
          <table:table-cell office:value-type="float" office:value="-3.6268818378" calcext:value-type="float">
            <text:p>-3.626881837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6188198" calcext:value-type="float">
            <text:p>0.06188198</text:p>
          </table:table-cell>
          <table:table-cell office:value-type="float" office:value="0.05011424" calcext:value-type="float">
            <text:p>0.0501142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4562498" calcext:value-type="float">
            <text:p>0.14562498</text:p>
          </table:table-cell>
          <table:table-cell office:value-type="float" office:value="0.8182955831" calcext:value-type="float">
            <text:p>0.8182955831</text:p>
          </table:table-cell>
          <table:table-cell office:value-type="float" office:value="-9.780834198" calcext:value-type="float">
            <text:p>-9.780834198</text:p>
          </table:table-cell>
          <table:table-cell office:value-type="float" office:value="405" calcext:value-type="float">
            <text:p>405</text:p>
          </table:table-cell>
          <table:table-cell table:formula="of:=[.I7]/[.J7]" office:value-type="float" office:value="-0.0836631688601087" calcext:value-type="float">
            <text:p>-0.0836631689</text:p>
          </table:table-cell>
          <table:table-cell table:formula="of:=[.E7]/[.L7]" office:value-type="float" office:value="-0.599000022145885" calcext:value-type="float">
            <text:p>-0.5990000221</text:p>
          </table:table-cell>
        </table:table-row>
        <table:table-row table:style-name="ro1">
          <table:table-cell office:value-type="float" office:value="20.24" calcext:value-type="float">
            <text:p>20.24</text:p>
          </table:table-cell>
          <table:table-cell office:value-type="float" office:value="-3.7144265175" calcext:value-type="float">
            <text:p>-3.714426517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737132" calcext:value-type="float">
            <text:p>0.05737132</text:p>
          </table:table-cell>
          <table:table-cell office:value-type="float" office:value="0.05088685" calcext:value-type="float">
            <text:p>0.05088685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0805816" calcext:value-type="float">
            <text:p>0.10805816</text:p>
          </table:table-cell>
          <table:table-cell office:value-type="float" office:value="0.8307475746" calcext:value-type="float">
            <text:p>0.8307475746</text:p>
          </table:table-cell>
          <table:table-cell office:value-type="float" office:value="-9.7789075375" calcext:value-type="float">
            <text:p>-9.7789075375</text:p>
          </table:table-cell>
          <table:table-cell office:value-type="float" office:value="406" calcext:value-type="float">
            <text:p>406</text:p>
          </table:table-cell>
          <table:table-cell table:formula="of:=[.I8]/[.J8]" office:value-type="float" office:value="-0.084953004352916" calcext:value-type="float">
            <text:p>-0.0849530044</text:p>
          </table:table-cell>
          <table:table-cell table:formula="of:=[.E8]/[.L8]" office:value-type="float" office:value="-0.599000004621418" calcext:value-type="float">
            <text:p>-0.5990000046</text:p>
          </table:table-cell>
        </table:table-row>
        <table:table-row table:style-name="ro1">
          <table:table-cell office:value-type="float" office:value="20.29" calcext:value-type="float">
            <text:p>20.29</text:p>
          </table:table-cell>
          <table:table-cell office:value-type="float" office:value="-3.6446993351" calcext:value-type="float">
            <text:p>-3.644699335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94709" calcext:value-type="float">
            <text:p>0.05194709</text:p>
          </table:table-cell>
          <table:table-cell office:value-type="float" office:value="0.0516146" calcext:value-type="float">
            <text:p>0.051614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1721978" calcext:value-type="float">
            <text:p>0.11721978</text:p>
          </table:table-cell>
          <table:table-cell office:value-type="float" office:value="0.844050777" calcext:value-type="float">
            <text:p>0.844050777</text:p>
          </table:table-cell>
          <table:table-cell office:value-type="float" office:value="-9.7954148769" calcext:value-type="float">
            <text:p>-9.7954148769</text:p>
          </table:table-cell>
          <table:table-cell office:value-type="float" office:value="407" calcext:value-type="float">
            <text:p>407</text:p>
          </table:table-cell>
          <table:table-cell table:formula="of:=[.I9]/[.J9]" office:value-type="float" office:value="-0.0861679456773678" calcext:value-type="float">
            <text:p>-0.0861679457</text:p>
          </table:table-cell>
          <table:table-cell table:formula="of:=[.E9]/[.L9]" office:value-type="float" office:value="-0.599000006258205" calcext:value-type="float">
            <text:p>-0.5990000063</text:p>
          </table:table-cell>
        </table:table-row>
        <table:table-row table:style-name="ro1">
          <table:table-cell office:value-type="float" office:value="20.34" calcext:value-type="float">
            <text:p>20.34</text:p>
          </table:table-cell>
          <table:table-cell office:value-type="float" office:value="-3.6360948086" calcext:value-type="float">
            <text:p>-3.636094808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704498" calcext:value-type="float">
            <text:p>0.04704498</text:p>
          </table:table-cell>
          <table:table-cell office:value-type="float" office:value="0.05151833" calcext:value-type="float">
            <text:p>0.0515183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0862541" calcext:value-type="float">
            <text:p>0.10862541</text:p>
          </table:table-cell>
          <table:table-cell office:value-type="float" office:value="0.8419294506" calcext:value-type="float">
            <text:p>0.8419294506</text:p>
          </table:table-cell>
          <table:table-cell office:value-type="float" office:value="-9.7890543938" calcext:value-type="float">
            <text:p>-9.7890543938</text:p>
          </table:table-cell>
          <table:table-cell office:value-type="float" office:value="408" calcext:value-type="float">
            <text:p>408</text:p>
          </table:table-cell>
          <table:table-cell table:formula="of:=[.I10]/[.J10]" office:value-type="float" office:value="-0.0860072297824032" calcext:value-type="float">
            <text:p>-0.0860072298</text:p>
          </table:table-cell>
          <table:table-cell table:formula="of:=[.E10]/[.L10]" office:value-type="float" office:value="-0.598999992562724" calcext:value-type="float">
            <text:p>-0.5989999926</text:p>
          </table:table-cell>
        </table:table-row>
        <table:table-row table:style-name="ro1">
          <table:table-cell office:value-type="float" office:value="20.39" calcext:value-type="float">
            <text:p>20.39</text:p>
          </table:table-cell>
          <table:table-cell office:value-type="float" office:value="-3.589663744" calcext:value-type="float">
            <text:p>-3.58966374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248564" calcext:value-type="float">
            <text:p>0.04248564</text:p>
          </table:table-cell>
          <table:table-cell office:value-type="float" office:value="0.05105957" calcext:value-type="float">
            <text:p>0.0510595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1184195" calcext:value-type="float">
            <text:p>0.11184195</text:p>
          </table:table-cell>
          <table:table-cell office:value-type="float" office:value="0.8345158041" calcext:value-type="float">
            <text:p>0.8345158041</text:p>
          </table:table-cell>
          <table:table-cell office:value-type="float" office:value="-9.7900345325" calcext:value-type="float">
            <text:p>-9.7900345325</text:p>
          </table:table-cell>
          <table:table-cell office:value-type="float" office:value="409" calcext:value-type="float">
            <text:p>409</text:p>
          </table:table-cell>
          <table:table-cell table:formula="of:=[.I11]/[.J11]" office:value-type="float" office:value="-0.0852413544946809" calcext:value-type="float">
            <text:p>-0.0852413545</text:p>
          </table:table-cell>
          <table:table-cell table:formula="of:=[.E11]/[.L11]" office:value-type="float" office:value="-0.598999984252786" calcext:value-type="float">
            <text:p>-0.5989999843</text:p>
          </table:table-cell>
        </table:table-row>
        <table:table-row table:style-name="ro1">
          <table:table-cell office:value-type="float" office:value="20.44" calcext:value-type="float">
            <text:p>20.44</text:p>
          </table:table-cell>
          <table:table-cell office:value-type="float" office:value="-3.5726516247" calcext:value-type="float">
            <text:p>-3.572651624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25827" calcext:value-type="float">
            <text:p>0.0425827</text:p>
          </table:table-cell>
          <table:table-cell office:value-type="float" office:value="0.04951334" calcext:value-type="float">
            <text:p>0.0495133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1716975" calcext:value-type="float">
            <text:p>0.11716975</text:p>
          </table:table-cell>
          <table:table-cell office:value-type="float" office:value="0.80889498" calcext:value-type="float">
            <text:p>0.80889498</text:p>
          </table:table-cell>
          <table:table-cell office:value-type="float" office:value="-9.7858089447" calcext:value-type="float">
            <text:p>-9.7858089447</text:p>
          </table:table-cell>
          <table:table-cell office:value-type="float" office:value="410" calcext:value-type="float">
            <text:p>410</text:p>
          </table:table-cell>
          <table:table-cell table:formula="of:=[.I12]/[.J12]" office:value-type="float" office:value="-0.0826600012907567" calcext:value-type="float">
            <text:p>-0.0826600013</text:p>
          </table:table-cell>
          <table:table-cell table:formula="of:=[.E12]/[.L12]" office:value-type="float" office:value="-0.598999990646465" calcext:value-type="float">
            <text:p>-0.5989999906</text:p>
          </table:table-cell>
        </table:table-row>
        <table:table-row table:style-name="ro1">
          <table:table-cell office:value-type="float" office:value="20.49" calcext:value-type="float">
            <text:p>20.49</text:p>
          </table:table-cell>
          <table:table-cell office:value-type="float" office:value="-3.5402228832" calcext:value-type="float">
            <text:p>-3.540222883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705292" calcext:value-type="float">
            <text:p>0.04705292</text:p>
          </table:table-cell>
          <table:table-cell office:value-type="float" office:value="0.04948044" calcext:value-type="float">
            <text:p>0.0494804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4380874" calcext:value-type="float">
            <text:p>0.14380874</text:p>
          </table:table-cell>
          <table:table-cell office:value-type="float" office:value="0.808562088" calcext:value-type="float">
            <text:p>0.808562088</text:p>
          </table:table-cell>
          <table:table-cell office:value-type="float" office:value="-9.7882855892" calcext:value-type="float">
            <text:p>-9.7882855892</text:p>
          </table:table-cell>
          <table:table-cell office:value-type="float" office:value="411" calcext:value-type="float">
            <text:p>411</text:p>
          </table:table-cell>
          <table:table-cell table:formula="of:=[.I13]/[.J13]" office:value-type="float" office:value="-0.082605077327549" calcext:value-type="float">
            <text:p>-0.0826050773</text:p>
          </table:table-cell>
          <table:table-cell table:formula="of:=[.E13]/[.L13]" office:value-type="float" office:value="-0.598999984030015" calcext:value-type="float">
            <text:p>-0.598999984</text:p>
          </table:table-cell>
        </table:table-row>
        <table:table-row table:style-name="ro1">
          <table:table-cell office:value-type="float" office:value="20.54" calcext:value-type="float">
            <text:p>20.54</text:p>
          </table:table-cell>
          <table:table-cell office:value-type="float" office:value="-3.5736706257" calcext:value-type="float">
            <text:p>-3.573670625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22884" calcext:value-type="float">
            <text:p>0.05322884</text:p>
          </table:table-cell>
          <table:table-cell office:value-type="float" office:value="0.04893296" calcext:value-type="float">
            <text:p>0.0489329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4556436" calcext:value-type="float">
            <text:p>0.14556436</text:p>
          </table:table-cell>
          <table:table-cell office:value-type="float" office:value="0.7991597414" calcext:value-type="float">
            <text:p>0.7991597414</text:p>
          </table:table-cell>
          <table:table-cell office:value-type="float" office:value="-9.7827039719" calcext:value-type="float">
            <text:p>-9.7827039719</text:p>
          </table:table-cell>
          <table:table-cell office:value-type="float" office:value="412" calcext:value-type="float">
            <text:p>412</text:p>
          </table:table-cell>
          <table:table-cell table:formula="of:=[.I14]/[.J14]" office:value-type="float" office:value="-0.0816910890583544" calcext:value-type="float">
            <text:p>-0.0816910891</text:p>
          </table:table-cell>
          <table:table-cell table:formula="of:=[.E14]/[.L14]" office:value-type="float" office:value="-0.598999971282617" calcext:value-type="float">
            <text:p>-0.5989999713</text:p>
          </table:table-cell>
        </table:table-row>
        <table:table-row table:style-name="ro1">
          <table:table-cell office:value-type="float" office:value="20.59" calcext:value-type="float">
            <text:p>20.59</text:p>
          </table:table-cell>
          <table:table-cell office:value-type="float" office:value="-3.6044623852" calcext:value-type="float">
            <text:p>-3.604462385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811398" calcext:value-type="float">
            <text:p>0.05811398</text:p>
          </table:table-cell>
          <table:table-cell office:value-type="float" office:value="0.04895488" calcext:value-type="float">
            <text:p>0.0489548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4494146" calcext:value-type="float">
            <text:p>0.14494146</text:p>
          </table:table-cell>
          <table:table-cell office:value-type="float" office:value="0.7994231105" calcext:value-type="float">
            <text:p>0.7994231105</text:p>
          </table:table-cell>
          <table:table-cell office:value-type="float" office:value="-9.7815476418" calcext:value-type="float">
            <text:p>-9.7815476418</text:p>
          </table:table-cell>
          <table:table-cell office:value-type="float" office:value="413" calcext:value-type="float">
            <text:p>413</text:p>
          </table:table-cell>
          <table:table-cell table:formula="of:=[.I15]/[.J15]" office:value-type="float" office:value="-0.0817276713026253" calcext:value-type="float">
            <text:p>-0.0817276713</text:p>
          </table:table-cell>
          <table:table-cell table:formula="of:=[.E15]/[.L15]" office:value-type="float" office:value="-0.599000059829521" calcext:value-type="float">
            <text:p>-0.5990000598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-3.6467382908" calcext:value-type="float">
            <text:p>-3.646738290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635634" calcext:value-type="float">
            <text:p>0.05635634</text:p>
          </table:table-cell>
          <table:table-cell office:value-type="float" office:value="0.04917869" calcext:value-type="float">
            <text:p>0.04917869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2511121" calcext:value-type="float">
            <text:p>0.12511121</text:p>
          </table:table-cell>
          <table:table-cell office:value-type="float" office:value="0.8028279752" calcext:value-type="float">
            <text:p>0.8028279752</text:p>
          </table:table-cell>
          <table:table-cell office:value-type="float" office:value="-9.7785034657" calcext:value-type="float">
            <text:p>-9.7785034657</text:p>
          </table:table-cell>
          <table:table-cell office:value-type="float" office:value="414" calcext:value-type="float">
            <text:p>414</text:p>
          </table:table-cell>
          <table:table-cell table:formula="of:=[.I16]/[.J16]" office:value-type="float" office:value="-0.0821013131524752" calcext:value-type="float">
            <text:p>-0.0821013132</text:p>
          </table:table-cell>
          <table:table-cell table:formula="of:=[.E16]/[.L16]" office:value-type="float" office:value="-0.599000041676158" calcext:value-type="float">
            <text:p>-0.5990000417</text:p>
          </table:table-cell>
        </table:table-row>
        <table:table-row table:style-name="ro1">
          <table:table-cell office:value-type="float" office:value="20.69" calcext:value-type="float">
            <text:p>20.69</text:p>
          </table:table-cell>
          <table:table-cell office:value-type="float" office:value="-3.6632714272" calcext:value-type="float">
            <text:p>-3.663271427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79386" calcext:value-type="float">
            <text:p>0.05279386</text:p>
          </table:table-cell>
          <table:table-cell office:value-type="float" office:value="0.04977787" calcext:value-type="float">
            <text:p>0.0497778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1250069" calcext:value-type="float">
            <text:p>0.11250069</text:p>
          </table:table-cell>
          <table:table-cell office:value-type="float" office:value="0.8124325693" calcext:value-type="float">
            <text:p>0.8124325693</text:p>
          </table:table-cell>
          <table:table-cell office:value-type="float" office:value="-9.7763738155" calcext:value-type="float">
            <text:p>-9.7763738155</text:p>
          </table:table-cell>
          <table:table-cell office:value-type="float" office:value="415" calcext:value-type="float">
            <text:p>415</text:p>
          </table:table-cell>
          <table:table-cell table:formula="of:=[.I17]/[.J17]" office:value-type="float" office:value="-0.0831016269050519" calcext:value-type="float">
            <text:p>-0.0831016269</text:p>
          </table:table-cell>
          <table:table-cell table:formula="of:=[.E17]/[.L17]" office:value-type="float" office:value="-0.598999945655383" calcext:value-type="float">
            <text:p>-0.5989999457</text:p>
          </table:table-cell>
        </table:table-row>
        <table:table-row table:style-name="ro1">
          <table:table-cell office:value-type="float" office:value="20.74" calcext:value-type="float">
            <text:p>20.74</text:p>
          </table:table-cell>
          <table:table-cell office:value-type="float" office:value="-3.6191198826" calcext:value-type="float">
            <text:p>-3.619119882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639707" calcext:value-type="float">
            <text:p>0.04639707</text:p>
          </table:table-cell>
          <table:table-cell office:value-type="float" office:value="0.04926106" calcext:value-type="float">
            <text:p>0.0492610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1113943" calcext:value-type="float">
            <text:p>0.11113943</text:p>
          </table:table-cell>
          <table:table-cell office:value-type="float" office:value="0.8027032495" calcext:value-type="float">
            <text:p>0.8027032495</text:p>
          </table:table-cell>
          <table:table-cell office:value-type="float" office:value="-9.7606347084" calcext:value-type="float">
            <text:p>-9.7606347084</text:p>
          </table:table-cell>
          <table:table-cell office:value-type="float" office:value="416" calcext:value-type="float">
            <text:p>416</text:p>
          </table:table-cell>
          <table:table-cell table:formula="of:=[.I18]/[.J18]" office:value-type="float" office:value="-0.0822388372765548" calcext:value-type="float">
            <text:p>-0.0822388373</text:p>
          </table:table-cell>
          <table:table-cell table:formula="of:=[.E18]/[.L18]" office:value-type="float" office:value="-0.59899995709258" calcext:value-type="float">
            <text:p>-0.5989999571</text:p>
          </table:table-cell>
        </table:table-row>
        <table:table-row table:style-name="ro1">
          <table:table-cell office:value-type="float" office:value="20.79" calcext:value-type="float">
            <text:p>20.79</text:p>
          </table:table-cell>
          <table:table-cell office:value-type="float" office:value="-3.6120054722" calcext:value-type="float">
            <text:p>-3.612005472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389111" calcext:value-type="float">
            <text:p>0.04389111</text:p>
          </table:table-cell>
          <table:table-cell office:value-type="float" office:value="0.04817621" calcext:value-type="float">
            <text:p>0.0481762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0672884" calcext:value-type="float">
            <text:p>0.10672884</text:p>
          </table:table-cell>
          <table:table-cell office:value-type="float" office:value="0.7838154078" calcext:value-type="float">
            <text:p>0.7838154078</text:p>
          </table:table-cell>
          <table:table-cell office:value-type="float" office:value="-9.7455868721" calcext:value-type="float">
            <text:p>-9.7455868721</text:p>
          </table:table-cell>
          <table:table-cell office:value-type="float" office:value="417" calcext:value-type="float">
            <text:p>417</text:p>
          </table:table-cell>
          <table:table-cell table:formula="of:=[.I19]/[.J19]" office:value-type="float" office:value="-0.0804277277589032" calcext:value-type="float">
            <text:p>-0.0804277278</text:p>
          </table:table-cell>
          <table:table-cell table:formula="of:=[.E19]/[.L19]" office:value-type="float" office:value="-0.599000013333921" calcext:value-type="float">
            <text:p>-0.5990000133</text:p>
          </table:table-cell>
        </table:table-row>
        <table:table-row table:style-name="ro1">
          <table:table-cell office:value-type="float" office:value="20.84" calcext:value-type="float">
            <text:p>20.84</text:p>
          </table:table-cell>
          <table:table-cell office:value-type="float" office:value="-3.5476400852" calcext:value-type="float">
            <text:p>-3.547640085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632103" calcext:value-type="float">
            <text:p>0.04632103</text:p>
          </table:table-cell>
          <table:table-cell office:value-type="float" office:value="0.04664236" calcext:value-type="float">
            <text:p>0.0466423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3597116" calcext:value-type="float">
            <text:p>0.13597116</text:p>
          </table:table-cell>
          <table:table-cell office:value-type="float" office:value="0.7588922113" calcext:value-type="float">
            <text:p>0.7588922113</text:p>
          </table:table-cell>
          <table:table-cell office:value-type="float" office:value="-9.7459999084" calcext:value-type="float">
            <text:p>-9.7459999084</text:p>
          </table:table-cell>
          <table:table-cell office:value-type="float" office:value="418" calcext:value-type="float">
            <text:p>418</text:p>
          </table:table-cell>
          <table:table-cell table:formula="of:=[.I20]/[.J20]" office:value-type="float" office:value="-0.0778670447806917" calcext:value-type="float">
            <text:p>-0.0778670448</text:p>
          </table:table-cell>
          <table:table-cell table:formula="of:=[.E20]/[.L20]" office:value-type="float" office:value="-0.599000002264959" calcext:value-type="float">
            <text:p>-0.5990000023</text:p>
          </table:table-cell>
        </table:table-row>
        <table:table-row table:style-name="ro1">
          <table:table-cell office:value-type="float" office:value="20.89" calcext:value-type="float">
            <text:p>20.89</text:p>
          </table:table-cell>
          <table:table-cell office:value-type="float" office:value="-3.5759925842" calcext:value-type="float">
            <text:p>-3.575992584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803058" calcext:value-type="float">
            <text:p>0.04803058</text:p>
          </table:table-cell>
          <table:table-cell office:value-type="float" office:value="0.04689083" calcext:value-type="float">
            <text:p>0.0468908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2905937" calcext:value-type="float">
            <text:p>0.12905937</text:p>
          </table:table-cell>
          <table:table-cell office:value-type="float" office:value="0.7636480182" calcext:value-type="float">
            <text:p>0.7636480182</text:p>
          </table:table-cell>
          <table:table-cell office:value-type="float" office:value="-9.7551080704" calcext:value-type="float">
            <text:p>-9.7551080704</text:p>
          </table:table-cell>
          <table:table-cell office:value-type="float" office:value="419" calcext:value-type="float">
            <text:p>419</text:p>
          </table:table-cell>
          <table:table-cell table:formula="of:=[.I21]/[.J21]" office:value-type="float" office:value="-0.0782818614298229" calcext:value-type="float">
            <text:p>-0.0782818614</text:p>
          </table:table-cell>
          <table:table-cell table:formula="of:=[.E21]/[.L21]" office:value-type="float" office:value="-0.598999936173414" calcext:value-type="float">
            <text:p>-0.5989999362</text:p>
          </table:table-cell>
        </table:table-row>
        <table:table-row table:style-name="ro1">
          <table:table-cell office:value-type="float" office:value="20.94" calcext:value-type="float">
            <text:p>20.94</text:p>
          </table:table-cell>
          <table:table-cell office:value-type="float" office:value="-3.5920236111" calcext:value-type="float">
            <text:p>-3.592023611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559733" calcext:value-type="float">
            <text:p>0.05559733</text:p>
          </table:table-cell>
          <table:table-cell office:value-type="float" office:value="0.04732416" calcext:value-type="float">
            <text:p>0.0473241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4266962" calcext:value-type="float">
            <text:p>0.14266962</text:p>
          </table:table-cell>
          <table:table-cell office:value-type="float" office:value="0.7711572438" calcext:value-type="float">
            <text:p>0.7711572438</text:p>
          </table:table-cell>
          <table:table-cell office:value-type="float" office:value="-9.760833025" calcext:value-type="float">
            <text:p>-9.760833025</text:p>
          </table:table-cell>
          <table:table-cell office:value-type="float" office:value="420" calcext:value-type="float">
            <text:p>420</text:p>
          </table:table-cell>
          <table:table-cell table:formula="of:=[.I22]/[.J22]" office:value-type="float" office:value="-0.0790052695118202" calcext:value-type="float">
            <text:p>-0.0790052695</text:p>
          </table:table-cell>
          <table:table-cell table:formula="of:=[.E22]/[.L22]" office:value-type="float" office:value="-0.599000045090913" calcext:value-type="float">
            <text:p>-0.5990000451</text:p>
          </table:table-cell>
        </table:table-row>
        <table:table-row table:style-name="ro1">
          <table:table-cell office:value-type="float" office:value="20.99" calcext:value-type="float">
            <text:p>20.99</text:p>
          </table:table-cell>
          <table:table-cell office:value-type="float" office:value="-3.5935206413" calcext:value-type="float">
            <text:p>-3.593520641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82741" calcext:value-type="float">
            <text:p>0.0582741</text:p>
          </table:table-cell>
          <table:table-cell office:value-type="float" office:value="0.04882486" calcext:value-type="float">
            <text:p>0.0488248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4997827" calcext:value-type="float">
            <text:p>0.14997827</text:p>
          </table:table-cell>
          <table:table-cell office:value-type="float" office:value="0.7957484633" calcext:value-type="float">
            <text:p>0.7957484633</text:p>
          </table:table-cell>
          <table:table-cell office:value-type="float" office:value="-9.7625137329" calcext:value-type="float">
            <text:p>-9.7625137329</text:p>
          </table:table-cell>
          <table:table-cell office:value-type="float" office:value="421" calcext:value-type="float">
            <text:p>421</text:p>
          </table:table-cell>
          <table:table-cell table:formula="of:=[.I23]/[.J23]" office:value-type="float" office:value="-0.0815106114133597" calcext:value-type="float">
            <text:p>-0.0815106114</text:p>
          </table:table-cell>
          <table:table-cell table:formula="of:=[.E23]/[.L23]" office:value-type="float" office:value="-0.599000046170645" calcext:value-type="float">
            <text:p>-0.5990000462</text:p>
          </table:table-cell>
        </table:table-row>
        <table:table-row table:style-name="ro1">
          <table:table-cell office:value-type="float" office:value="21.04" calcext:value-type="float">
            <text:p>21.04</text:p>
          </table:table-cell>
          <table:table-cell office:value-type="float" office:value="-3.6824235916" calcext:value-type="float">
            <text:p>-3.682423591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739698" calcext:value-type="float">
            <text:p>0.05739698</text:p>
          </table:table-cell>
          <table:table-cell office:value-type="float" office:value="0.04813812" calcext:value-type="float">
            <text:p>0.0481381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1566257" calcext:value-type="float">
            <text:p>0.11566257</text:p>
          </table:table-cell>
          <table:table-cell office:value-type="float" office:value="0.7844306678" calcext:value-type="float">
            <text:p>0.7844306678</text:p>
          </table:table-cell>
          <table:table-cell office:value-type="float" office:value="-9.7609537125" calcext:value-type="float">
            <text:p>-9.7609537125</text:p>
          </table:table-cell>
          <table:table-cell office:value-type="float" office:value="422" calcext:value-type="float">
            <text:p>422</text:p>
          </table:table-cell>
          <table:table-cell table:formula="of:=[.I24]/[.J24]" office:value-type="float" office:value="-0.0803641417534281" calcext:value-type="float">
            <text:p>-0.0803641418</text:p>
          </table:table-cell>
          <table:table-cell table:formula="of:=[.E24]/[.L24]" office:value-type="float" office:value="-0.598999988672766" calcext:value-type="float">
            <text:p>-0.5989999887</text:p>
          </table:table-cell>
        </table:table-row>
        <table:table-row table:style-name="ro1">
          <table:table-cell office:value-type="float" office:value="21.09" calcext:value-type="float">
            <text:p>21.09</text:p>
          </table:table-cell>
          <table:table-cell office:value-type="float" office:value="-3.6351101398" calcext:value-type="float">
            <text:p>-3.635110139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531884" calcext:value-type="float">
            <text:p>0.05531884</text:p>
          </table:table-cell>
          <table:table-cell office:value-type="float" office:value="0.0480637" calcext:value-type="float">
            <text:p>0.048063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2608625" calcext:value-type="float">
            <text:p>0.12608625</text:p>
          </table:table-cell>
          <table:table-cell office:value-type="float" office:value="0.7841767341" calcext:value-type="float">
            <text:p>0.7841767341</text:p>
          </table:table-cell>
          <table:table-cell office:value-type="float" office:value="-9.7729032516" calcext:value-type="float">
            <text:p>-9.7729032516</text:p>
          </table:table-cell>
          <table:table-cell office:value-type="float" office:value="423" calcext:value-type="float">
            <text:p>423</text:p>
          </table:table-cell>
          <table:table-cell table:formula="of:=[.I25]/[.J25]" office:value-type="float" office:value="-0.080239895342422" calcext:value-type="float">
            <text:p>-0.0802398953</text:p>
          </table:table-cell>
          <table:table-cell table:formula="of:=[.E25]/[.L25]" office:value-type="float" office:value="-0.59900003352309" calcext:value-type="float">
            <text:p>-0.5990000335</text:p>
          </table:table-cell>
        </table:table-row>
        <table:table-row table:style-name="ro1">
          <table:table-cell office:value-type="float" office:value="21.15" calcext:value-type="float">
            <text:p>21.15</text:p>
          </table:table-cell>
          <table:table-cell office:value-type="float" office:value="-3.6508214474" calcext:value-type="float">
            <text:p>-3.650821447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760364" calcext:value-type="float">
            <text:p>0.04760364</text:p>
          </table:table-cell>
          <table:table-cell office:value-type="float" office:value="0.04833396" calcext:value-type="float">
            <text:p>0.0483339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041511" calcext:value-type="float">
            <text:p>0.1041511</text:p>
          </table:table-cell>
          <table:table-cell office:value-type="float" office:value="0.7877066642" calcext:value-type="float">
            <text:p>0.7877066642</text:p>
          </table:table-cell>
          <table:table-cell office:value-type="float" office:value="-9.7620034695" calcext:value-type="float">
            <text:p>-9.7620034695</text:p>
          </table:table-cell>
          <table:table-cell office:value-type="float" office:value="424" calcext:value-type="float">
            <text:p>424</text:p>
          </table:table-cell>
          <table:table-cell table:formula="of:=[.I26]/[.J26]" office:value-type="float" office:value="-0.0806910862776353" calcext:value-type="float">
            <text:p>-0.0806910863</text:p>
          </table:table-cell>
          <table:table-cell table:formula="of:=[.E26]/[.L26]" office:value-type="float" office:value="-0.598999991569037" calcext:value-type="float">
            <text:p>-0.5989999916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-3.619651556" calcext:value-type="float">
            <text:p>-3.61965155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480787" calcext:value-type="float">
            <text:p>0.04480787</text:p>
          </table:table-cell>
          <table:table-cell office:value-type="float" office:value="0.04835299" calcext:value-type="float">
            <text:p>0.04835299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0672046" calcext:value-type="float">
            <text:p>0.10672046</text:p>
          </table:table-cell>
          <table:table-cell office:value-type="float" office:value="0.7877978384" calcext:value-type="float">
            <text:p>0.7877978384</text:p>
          </table:table-cell>
          <table:table-cell office:value-type="float" office:value="-9.759291172" calcext:value-type="float">
            <text:p>-9.759291172</text:p>
          </table:table-cell>
          <table:table-cell office:value-type="float" office:value="425" calcext:value-type="float">
            <text:p>425</text:p>
          </table:table-cell>
          <table:table-cell table:formula="of:=[.I27]/[.J27]" office:value-type="float" office:value="-0.080722854202797" calcext:value-type="float">
            <text:p>-0.0807228542</text:p>
          </table:table-cell>
          <table:table-cell table:formula="of:=[.E27]/[.L27]" office:value-type="float" office:value="-0.599000004119336" calcext:value-type="float">
            <text:p>-0.5990000041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-3.5498850346" calcext:value-type="float">
            <text:p>-3.549885034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64568" calcext:value-type="float">
            <text:p>0.0464568</text:p>
          </table:table-cell>
          <table:table-cell office:value-type="float" office:value="0.04679273" calcext:value-type="float">
            <text:p>0.0467927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3548343" calcext:value-type="float">
            <text:p>0.13548343</text:p>
          </table:table-cell>
          <table:table-cell office:value-type="float" office:value="0.7632028282" calcext:value-type="float">
            <text:p>0.7632028282</text:p>
          </table:table-cell>
          <table:table-cell office:value-type="float" office:value="-9.7698609352" calcext:value-type="float">
            <text:p>-9.7698609352</text:p>
          </table:table-cell>
          <table:table-cell office:value-type="float" office:value="426" calcext:value-type="float">
            <text:p>426</text:p>
          </table:table-cell>
          <table:table-cell table:formula="of:=[.I28]/[.J28]" office:value-type="float" office:value="-0.0781180851254743" calcext:value-type="float">
            <text:p>-0.0781180851</text:p>
          </table:table-cell>
          <table:table-cell table:formula="of:=[.E28]/[.L28]" office:value-type="float" office:value="-0.598999961722575" calcext:value-type="float">
            <text:p>-0.5989999617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-3.5838763714" calcext:value-type="float">
            <text:p>-3.583876371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97547" calcext:value-type="float">
            <text:p>0.0497547</text:p>
          </table:table-cell>
          <table:table-cell office:value-type="float" office:value="0.04655363" calcext:value-type="float">
            <text:p>0.0465536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3031544" calcext:value-type="float">
            <text:p>0.13031544</text:p>
          </table:table-cell>
          <table:table-cell office:value-type="float" office:value="0.7594294995" calcext:value-type="float">
            <text:p>0.7594294995</text:p>
          </table:table-cell>
          <table:table-cell office:value-type="float" office:value="-9.7714883327" calcext:value-type="float">
            <text:p>-9.7714883327</text:p>
          </table:table-cell>
          <table:table-cell office:value-type="float" office:value="427" calcext:value-type="float">
            <text:p>427</text:p>
          </table:table-cell>
          <table:table-cell table:formula="of:=[.I29]/[.J29]" office:value-type="float" office:value="-0.0777189179010317" calcext:value-type="float">
            <text:p>-0.0777189179</text:p>
          </table:table-cell>
          <table:table-cell table:formula="of:=[.E29]/[.L29]" office:value-type="float" office:value="-0.598999976547306" calcext:value-type="float">
            <text:p>-0.5989999765</text:p>
          </table:table-cell>
        </table:table-row>
        <table:table-row table:style-name="ro1">
          <table:table-cell office:value-type="float" office:value="21.35" calcext:value-type="float">
            <text:p>21.35</text:p>
          </table:table-cell>
          <table:table-cell office:value-type="float" office:value="-3.5861954689" calcext:value-type="float">
            <text:p>-3.586195468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663704" calcext:value-type="float">
            <text:p>0.05663704</text:p>
          </table:table-cell>
          <table:table-cell office:value-type="float" office:value="0.04710825" calcext:value-type="float">
            <text:p>0.04710825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4772096" calcext:value-type="float">
            <text:p>0.14772096</text:p>
          </table:table-cell>
          <table:table-cell office:value-type="float" office:value="0.768875885" calcext:value-type="float">
            <text:p>0.768875885</text:p>
          </table:table-cell>
          <table:table-cell office:value-type="float" office:value="-9.7765601158" calcext:value-type="float">
            <text:p>-9.7765601158</text:p>
          </table:table-cell>
          <table:table-cell office:value-type="float" office:value="428" calcext:value-type="float">
            <text:p>428</text:p>
          </table:table-cell>
          <table:table-cell table:formula="of:=[.I30]/[.J30]" office:value-type="float" office:value="-0.0786448276175801" calcext:value-type="float">
            <text:p>-0.0786448276</text:p>
          </table:table-cell>
          <table:table-cell table:formula="of:=[.E30]/[.L30]" office:value-type="float" office:value="-0.598999977837952" calcext:value-type="float">
            <text:p>-0.5989999778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-3.6185641289" calcext:value-type="float">
            <text:p>-3.618564128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747585" calcext:value-type="float">
            <text:p>0.05747585</text:p>
          </table:table-cell>
          <table:table-cell office:value-type="float" office:value="0.04739813" calcext:value-type="float">
            <text:p>0.0473981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3670202" calcext:value-type="float">
            <text:p>0.13670202</text:p>
          </table:table-cell>
          <table:table-cell office:value-type="float" office:value="0.7736394793" calcext:value-type="float">
            <text:p>0.7736394793</text:p>
          </table:table-cell>
          <table:table-cell office:value-type="float" office:value="-9.77696805" calcext:value-type="float">
            <text:p>-9.77696805</text:p>
          </table:table-cell>
          <table:table-cell office:value-type="float" office:value="429" calcext:value-type="float">
            <text:p>429</text:p>
          </table:table-cell>
          <table:table-cell table:formula="of:=[.I31]/[.J31]" office:value-type="float" office:value="-0.0791287723702851" calcext:value-type="float">
            <text:p>-0.0791287724</text:p>
          </table:table-cell>
          <table:table-cell table:formula="of:=[.E31]/[.L31]" office:value-type="float" office:value="-0.598999941237547" calcext:value-type="float">
            <text:p>-0.5989999412</text:p>
          </table:table-cell>
        </table:table-row>
        <table:table-row table:style-name="ro1">
          <table:table-cell office:value-type="float" office:value="21.45" calcext:value-type="float">
            <text:p>21.45</text:p>
          </table:table-cell>
          <table:table-cell office:value-type="float" office:value="-3.6737418175" calcext:value-type="float">
            <text:p>-3.673741817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11721" calcext:value-type="float">
            <text:p>0.05411721</text:p>
          </table:table-cell>
          <table:table-cell office:value-type="float" office:value="0.04840229" calcext:value-type="float">
            <text:p>0.04840229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1159794" calcext:value-type="float">
            <text:p>0.11159794</text:p>
          </table:table-cell>
          <table:table-cell office:value-type="float" office:value="0.7911712259" calcext:value-type="float">
            <text:p>0.7911712259</text:p>
          </table:table-cell>
          <table:table-cell office:value-type="float" office:value="-9.7910983562" calcext:value-type="float">
            <text:p>-9.7910983562</text:p>
          </table:table-cell>
          <table:table-cell office:value-type="float" office:value="430" calcext:value-type="float">
            <text:p>430</text:p>
          </table:table-cell>
          <table:table-cell table:formula="of:=[.I32]/[.J32]" office:value-type="float" office:value="-0.0808051555726644" calcext:value-type="float">
            <text:p>-0.0808051556</text:p>
          </table:table-cell>
          <table:table-cell table:formula="of:=[.E32]/[.L32]" office:value-type="float" office:value="-0.59900002242399" calcext:value-type="float">
            <text:p>-0.5990000224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-3.6285705566" calcext:value-type="float">
            <text:p>-3.628570556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884209" calcext:value-type="float">
            <text:p>0.04884209</text:p>
          </table:table-cell>
          <table:table-cell office:value-type="float" office:value="0.04796468" calcext:value-type="float">
            <text:p>0.0479646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1328153" calcext:value-type="float">
            <text:p>0.11328153</text:p>
          </table:table-cell>
          <table:table-cell office:value-type="float" office:value="0.7845466167" calcext:value-type="float">
            <text:p>0.7845466167</text:p>
          </table:table-cell>
          <table:table-cell office:value-type="float" office:value="-9.7976982594" calcext:value-type="float">
            <text:p>-9.7976982594</text:p>
          </table:table-cell>
          <table:table-cell office:value-type="float" office:value="431" calcext:value-type="float">
            <text:p>431</text:p>
          </table:table-cell>
          <table:table-cell table:formula="of:=[.I33]/[.J33]" office:value-type="float" office:value="-0.0800745844512306" calcext:value-type="float">
            <text:p>-0.0800745845</text:p>
          </table:table-cell>
          <table:table-cell table:formula="of:=[.E33]/[.L33]" office:value-type="float" office:value="-0.599000048875844" calcext:value-type="float">
            <text:p>-0.5990000489</text:p>
          </table:table-cell>
        </table:table-row>
        <table:table-row table:style-name="ro1">
          <table:table-cell office:value-type="float" office:value="21.55" calcext:value-type="float">
            <text:p>21.55</text:p>
          </table:table-cell>
          <table:table-cell office:value-type="float" office:value="-3.6179003716" calcext:value-type="float">
            <text:p>-3.617900371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282616" calcext:value-type="float">
            <text:p>0.04282616</text:p>
          </table:table-cell>
          <table:table-cell office:value-type="float" office:value="0.04808804" calcext:value-type="float">
            <text:p>0.0480880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0237658" calcext:value-type="float">
            <text:p>0.10237658</text:p>
          </table:table-cell>
          <table:table-cell office:value-type="float" office:value="0.7856648177" calcext:value-type="float">
            <text:p>0.7856648177</text:p>
          </table:table-cell>
          <table:table-cell office:value-type="float" office:value="-9.7864919186" calcext:value-type="float">
            <text:p>-9.7864919186</text:p>
          </table:table-cell>
          <table:table-cell office:value-type="float" office:value="432" calcext:value-type="float">
            <text:p>432</text:p>
          </table:table-cell>
          <table:table-cell table:formula="of:=[.I34]/[.J34]" office:value-type="float" office:value="-0.0802805360935089" calcext:value-type="float">
            <text:p>-0.0802805361</text:p>
          </table:table-cell>
          <table:table-cell table:formula="of:=[.E34]/[.L34]" office:value-type="float" office:value="-0.598999986048775" calcext:value-type="float">
            <text:p>-0.598999986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-3.5707263947" calcext:value-type="float">
            <text:p>-3.570726394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302201" calcext:value-type="float">
            <text:p>0.04302201</text:p>
          </table:table-cell>
          <table:table-cell office:value-type="float" office:value="0.04653139" calcext:value-type="float">
            <text:p>0.04653139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1727367" calcext:value-type="float">
            <text:p>0.11727367</text:p>
          </table:table-cell>
          <table:table-cell office:value-type="float" office:value="0.7598370045" calcext:value-type="float">
            <text:p>0.7598370045</text:p>
          </table:table-cell>
          <table:table-cell office:value-type="float" office:value="-9.781405735" calcext:value-type="float">
            <text:p>-9.781405735</text:p>
          </table:table-cell>
          <table:table-cell office:value-type="float" office:value="433" calcext:value-type="float">
            <text:p>433</text:p>
          </table:table-cell>
          <table:table-cell table:formula="of:=[.I35]/[.J35]" office:value-type="float" office:value="-0.0776817796015902" calcext:value-type="float">
            <text:p>-0.0776817796</text:p>
          </table:table-cell>
          <table:table-cell table:formula="of:=[.E35]/[.L35]" office:value-type="float" office:value="-0.599000051732176" calcext:value-type="float">
            <text:p>-0.5990000517</text:p>
          </table:table-cell>
        </table:table-row>
        <table:table-row table:style-name="ro1">
          <table:table-cell office:value-type="float" office:value="21.65" calcext:value-type="float">
            <text:p>21.65</text:p>
          </table:table-cell>
          <table:table-cell office:value-type="float" office:value="-3.5410449505" calcext:value-type="float">
            <text:p>-3.541044950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79705" calcext:value-type="float">
            <text:p>0.0479705</text:p>
          </table:table-cell>
          <table:table-cell office:value-type="float" office:value="0.04609067" calcext:value-type="float">
            <text:p>0.0460906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4347759" calcext:value-type="float">
            <text:p>0.14347759</text:p>
          </table:table-cell>
          <table:table-cell office:value-type="float" office:value="0.7516595453" calcext:value-type="float">
            <text:p>0.7516595453</text:p>
          </table:table-cell>
          <table:table-cell office:value-type="float" office:value="-9.7686592102" calcext:value-type="float">
            <text:p>-9.7686592102</text:p>
          </table:table-cell>
          <table:table-cell office:value-type="float" office:value="434" calcext:value-type="float">
            <text:p>434</text:p>
          </table:table-cell>
          <table:table-cell table:formula="of:=[.I36]/[.J36]" office:value-type="float" office:value="-0.0769460300667619" calcext:value-type="float">
            <text:p>-0.0769460301</text:p>
          </table:table-cell>
          <table:table-cell table:formula="of:=[.E36]/[.L36]" office:value-type="float" office:value="-0.598999973877919" calcext:value-type="float">
            <text:p>-0.5989999739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-3.5786867142" calcext:value-type="float">
            <text:p>-3.578686714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09867" calcext:value-type="float">
            <text:p>0.05409867</text:p>
          </table:table-cell>
          <table:table-cell office:value-type="float" office:value="0.04637285" calcext:value-type="float">
            <text:p>0.04637285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4379913" calcext:value-type="float">
            <text:p>0.14379913</text:p>
          </table:table-cell>
          <table:table-cell office:value-type="float" office:value="0.7559385657" calcext:value-type="float">
            <text:p>0.7559385657</text:p>
          </table:table-cell>
          <table:table-cell office:value-type="float" office:value="-9.7644903183" calcext:value-type="float">
            <text:p>-9.7644903183</text:p>
          </table:table-cell>
          <table:table-cell office:value-type="float" office:value="435" calcext:value-type="float">
            <text:p>435</text:p>
          </table:table-cell>
          <table:table-cell table:formula="of:=[.I37]/[.J37]" office:value-type="float" office:value="-0.0774171043298867" calcext:value-type="float">
            <text:p>-0.0774171043</text:p>
          </table:table-cell>
          <table:table-cell table:formula="of:=[.E37]/[.L37]" office:value-type="float" office:value="-0.599000058209331" calcext:value-type="float">
            <text:p>-0.5990000582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-3.6110961437" calcext:value-type="float">
            <text:p>-3.611096143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6079302" calcext:value-type="float">
            <text:p>0.06079302</text:p>
          </table:table-cell>
          <table:table-cell office:value-type="float" office:value="0.04677321" calcext:value-type="float">
            <text:p>0.0467732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4723477" calcext:value-type="float">
            <text:p>0.14723477</text:p>
          </table:table-cell>
          <table:table-cell office:value-type="float" office:value="0.7630376607" calcext:value-type="float">
            <text:p>0.7630376607</text:p>
          </table:table-cell>
          <table:table-cell office:value-type="float" office:value="-9.7718230247" calcext:value-type="float">
            <text:p>-9.7718230247</text:p>
          </table:table-cell>
          <table:table-cell office:value-type="float" office:value="436" calcext:value-type="float">
            <text:p>436</text:p>
          </table:table-cell>
          <table:table-cell table:formula="of:=[.I38]/[.J38]" office:value-type="float" office:value="-0.0780854973295452" calcext:value-type="float">
            <text:p>-0.0780854973</text:p>
          </table:table-cell>
          <table:table-cell table:formula="of:=[.E38]/[.L38]" office:value-type="float" office:value="-0.59899996285613" calcext:value-type="float">
            <text:p>-0.5989999629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-3.6505708694" calcext:value-type="float">
            <text:p>-3.650570869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952844" calcext:value-type="float">
            <text:p>0.05952844</text:p>
          </table:table-cell>
          <table:table-cell office:value-type="float" office:value="0.04727047" calcext:value-type="float">
            <text:p>0.0472704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2972145" calcext:value-type="float">
            <text:p>0.12972145</text:p>
          </table:table-cell>
          <table:table-cell office:value-type="float" office:value="0.7719533473" calcext:value-type="float">
            <text:p>0.7719533473</text:p>
          </table:table-cell>
          <table:table-cell office:value-type="float" office:value="-9.7820076942" calcext:value-type="float">
            <text:p>-9.7820076942</text:p>
          </table:table-cell>
          <table:table-cell office:value-type="float" office:value="437" calcext:value-type="float">
            <text:p>437</text:p>
          </table:table-cell>
          <table:table-cell table:formula="of:=[.I39]/[.J39]" office:value-type="float" office:value="-0.0789156348504725" calcext:value-type="float">
            <text:p>-0.0789156349</text:p>
          </table:table-cell>
          <table:table-cell table:formula="of:=[.E39]/[.L39]" office:value-type="float" office:value="-0.599000059868579" calcext:value-type="float">
            <text:p>-0.5990000599</text:p>
          </table:table-cell>
        </table:table-row>
        <table:table-row table:style-name="ro1">
          <table:table-cell office:value-type="float" office:value="21.85" calcext:value-type="float">
            <text:p>21.85</text:p>
          </table:table-cell>
          <table:table-cell office:value-type="float" office:value="-3.6916034222" calcext:value-type="float">
            <text:p>-3.691603422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53681" calcext:value-type="float">
            <text:p>0.0553681</text:p>
          </table:table-cell>
          <table:table-cell office:value-type="float" office:value="0.04763287" calcext:value-type="float">
            <text:p>0.0476328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0882248" calcext:value-type="float">
            <text:p>0.10882248</text:p>
          </table:table-cell>
          <table:table-cell office:value-type="float" office:value="0.7777874708" calcext:value-type="float">
            <text:p>0.7777874708</text:p>
          </table:table-cell>
          <table:table-cell office:value-type="float" office:value="-9.7809502602" calcext:value-type="float">
            <text:p>-9.7809502602</text:p>
          </table:table-cell>
          <table:table-cell office:value-type="float" office:value="438" calcext:value-type="float">
            <text:p>438</text:p>
          </table:table-cell>
          <table:table-cell table:formula="of:=[.I40]/[.J40]" office:value-type="float" office:value="-0.079520644733766" calcext:value-type="float">
            <text:p>-0.0795206447</text:p>
          </table:table-cell>
          <table:table-cell table:formula="of:=[.E40]/[.L40]" office:value-type="float" office:value="-0.599000047842597" calcext:value-type="float">
            <text:p>-0.5990000478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-3.6319830418" calcext:value-type="float">
            <text:p>-3.631983041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27541" calcext:value-type="float">
            <text:p>0.05127541</text:p>
          </table:table-cell>
          <table:table-cell office:value-type="float" office:value="0.04730046" calcext:value-type="float">
            <text:p>0.0473004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1746385" calcext:value-type="float">
            <text:p>0.11746385</text:p>
          </table:table-cell>
          <table:table-cell office:value-type="float" office:value="0.7715676606" calcext:value-type="float">
            <text:p>0.7715676606</text:p>
          </table:table-cell>
          <table:table-cell office:value-type="float" office:value="-9.7709197044" calcext:value-type="float">
            <text:p>-9.7709197044</text:p>
          </table:table-cell>
          <table:table-cell office:value-type="float" office:value="439" calcext:value-type="float">
            <text:p>439</text:p>
          </table:table-cell>
          <table:table-cell table:formula="of:=[.I41]/[.J41]" office:value-type="float" office:value="-0.0789657149932929" calcext:value-type="float">
            <text:p>-0.078965715</text:p>
          </table:table-cell>
          <table:table-cell table:formula="of:=[.E41]/[.L41]" office:value-type="float" office:value="-0.598999958450545" calcext:value-type="float">
            <text:p>-0.5989999585</text:p>
          </table:table-cell>
        </table:table-row>
        <table:table-row table:style-name="ro1">
          <table:table-cell office:value-type="float" office:value="21.95" calcext:value-type="float">
            <text:p>21.95</text:p>
          </table:table-cell>
          <table:table-cell office:value-type="float" office:value="-3.6270010471" calcext:value-type="float">
            <text:p>-3.627001047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371576" calcext:value-type="float">
            <text:p>0.04371576</text:p>
          </table:table-cell>
          <table:table-cell office:value-type="float" office:value="0.04749222" calcext:value-type="float">
            <text:p>0.0474922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0161135" calcext:value-type="float">
            <text:p>0.10161135</text:p>
          </table:table-cell>
          <table:table-cell office:value-type="float" office:value="0.7754898071" calcext:value-type="float">
            <text:p>0.7754898071</text:p>
          </table:table-cell>
          <table:table-cell office:value-type="float" office:value="-9.7809367657" calcext:value-type="float">
            <text:p>-9.7809367657</text:p>
          </table:table-cell>
          <table:table-cell office:value-type="float" office:value="440" calcext:value-type="float">
            <text:p>440</text:p>
          </table:table-cell>
          <table:table-cell table:formula="of:=[.I42]/[.J42]" office:value-type="float" office:value="-0.0792858420084571" calcext:value-type="float">
            <text:p>-0.079285842</text:p>
          </table:table-cell>
          <table:table-cell table:formula="of:=[.E42]/[.L42]" office:value-type="float" office:value="-0.599000008033391" calcext:value-type="float">
            <text:p>-0.5990000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3.5918753147" calcext:value-type="float">
            <text:p>-3.591875314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39291" calcext:value-type="float">
            <text:p>0.0439291</text:p>
          </table:table-cell>
          <table:table-cell office:value-type="float" office:value="0.04692987" calcext:value-type="float">
            <text:p>0.0469298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1255915" calcext:value-type="float">
            <text:p>0.11255915</text:p>
          </table:table-cell>
          <table:table-cell office:value-type="float" office:value="0.7659505904" calcext:value-type="float">
            <text:p>0.7659505904</text:p>
          </table:table-cell>
          <table:table-cell office:value-type="float" office:value="-9.7763843536" calcext:value-type="float">
            <text:p>-9.7763843536</text:p>
          </table:table-cell>
          <table:table-cell office:value-type="float" office:value="441" calcext:value-type="float">
            <text:p>441</text:p>
          </table:table-cell>
          <table:table-cell table:formula="of:=[.I43]/[.J43]" office:value-type="float" office:value="-0.0783470210147733" calcext:value-type="float">
            <text:p>-0.078347021</text:p>
          </table:table-cell>
          <table:table-cell table:formula="of:=[.E43]/[.L43]" office:value-type="float" office:value="-0.599000056315489" calcext:value-type="float">
            <text:p>-0.5990000563</text:p>
          </table:table-cell>
        </table:table-row>
        <table:table-row table:style-name="ro1">
          <table:table-cell office:value-type="float" office:value="22.05" calcext:value-type="float">
            <text:p>22.05</text:p>
          </table:table-cell>
          <table:table-cell office:value-type="float" office:value="-3.5313220024" calcext:value-type="float">
            <text:p>-3.531322002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534252" calcext:value-type="float">
            <text:p>0.04534252</text:p>
          </table:table-cell>
          <table:table-cell office:value-type="float" office:value="0.0468295" calcext:value-type="float">
            <text:p>0.0468295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4072245" calcext:value-type="float">
            <text:p>0.14072245</text:p>
          </table:table-cell>
          <table:table-cell office:value-type="float" office:value="0.7626636654" calcext:value-type="float">
            <text:p>0.7626636654</text:p>
          </table:table-cell>
          <table:table-cell office:value-type="float" office:value="-9.7552932739" calcext:value-type="float">
            <text:p>-9.7552932739</text:p>
          </table:table-cell>
          <table:table-cell office:value-type="float" office:value="442" calcext:value-type="float">
            <text:p>442</text:p>
          </table:table-cell>
          <table:table-cell table:formula="of:=[.I44]/[.J44]" office:value-type="float" office:value="-0.078179470774137" calcext:value-type="float">
            <text:p>-0.0781794708</text:p>
          </table:table-cell>
          <table:table-cell table:formula="of:=[.E44]/[.L44]" office:value-type="float" office:value="-0.598999961707236" calcext:value-type="float">
            <text:p>-0.5989999617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-3.5947802067" calcext:value-type="float">
            <text:p>-3.594780206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951752" calcext:value-type="float">
            <text:p>0.04951752</text:p>
          </table:table-cell>
          <table:table-cell office:value-type="float" office:value="0.046665" calcext:value-type="float">
            <text:p>0.046665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2563607" calcext:value-type="float">
            <text:p>0.12563607</text:p>
          </table:table-cell>
          <table:table-cell office:value-type="float" office:value="0.7595793545" calcext:value-type="float">
            <text:p>0.7595793545</text:p>
          </table:table-cell>
          <table:table-cell office:value-type="float" office:value="-9.750091362" calcext:value-type="float">
            <text:p>-9.750091362</text:p>
          </table:table-cell>
          <table:table-cell office:value-type="float" office:value="443" calcext:value-type="float">
            <text:p>443</text:p>
          </table:table-cell>
          <table:table-cell table:formula="of:=[.I45]/[.J45]" office:value-type="float" office:value="-0.0779048448161608" calcext:value-type="float">
            <text:p>-0.0779048448</text:p>
          </table:table-cell>
          <table:table-cell table:formula="of:=[.E45]/[.L45]" office:value-type="float" office:value="-0.598999973751564" calcext:value-type="float">
            <text:p>-0.5989999738</text:p>
          </table:table-cell>
        </table:table-row>
        <table:table-row table:style-name="ro1">
          <table:table-cell office:value-type="float" office:value="22.15" calcext:value-type="float">
            <text:p>22.15</text:p>
          </table:table-cell>
          <table:table-cell office:value-type="float" office:value="-3.5660216808" calcext:value-type="float">
            <text:p>-3.566021680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31422" calcext:value-type="float">
            <text:p>0.05331422</text:p>
          </table:table-cell>
          <table:table-cell office:value-type="float" office:value="0.04586469" calcext:value-type="float">
            <text:p>0.04586469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4696252" calcext:value-type="float">
            <text:p>0.14696252</text:p>
          </table:table-cell>
          <table:table-cell office:value-type="float" office:value="0.747031942" calcext:value-type="float">
            <text:p>0.747031942</text:p>
          </table:table-cell>
          <table:table-cell office:value-type="float" office:value="-9.7563532829" calcext:value-type="float">
            <text:p>-9.7563532829</text:p>
          </table:table-cell>
          <table:table-cell office:value-type="float" office:value="444" calcext:value-type="float">
            <text:p>444</text:p>
          </table:table-cell>
          <table:table-cell table:formula="of:=[.I46]/[.J46]" office:value-type="float" office:value="-0.0765687670729724" calcext:value-type="float">
            <text:p>-0.0765687671</text:p>
          </table:table-cell>
          <table:table-cell table:formula="of:=[.E46]/[.L46]" office:value-type="float" office:value="-0.598999980713931" calcext:value-type="float">
            <text:p>-0.5989999807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-3.6318264008" calcext:value-type="float">
            <text:p>-3.631826400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579752" calcext:value-type="float">
            <text:p>0.05579752</text:p>
          </table:table-cell>
          <table:table-cell office:value-type="float" office:value="0.04580983" calcext:value-type="float">
            <text:p>0.0458098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2701984" calcext:value-type="float">
            <text:p>0.12701984</text:p>
          </table:table-cell>
          <table:table-cell office:value-type="float" office:value="0.7467326432" calcext:value-type="float">
            <text:p>0.7467326432</text:p>
          </table:table-cell>
          <table:table-cell office:value-type="float" office:value="-9.7641234875" calcext:value-type="float">
            <text:p>-9.7641234875</text:p>
          </table:table-cell>
          <table:table-cell office:value-type="float" office:value="445" calcext:value-type="float">
            <text:p>445</text:p>
          </table:table-cell>
          <table:table-cell table:formula="of:=[.I47]/[.J47]" office:value-type="float" office:value="-0.0764771814035294" calcext:value-type="float">
            <text:p>-0.0764771814</text:p>
          </table:table-cell>
          <table:table-cell table:formula="of:=[.E47]/[.L47]" office:value-type="float" office:value="-0.598999978284841" calcext:value-type="float">
            <text:p>-0.5989999783</text:p>
          </table:table-cell>
        </table:table-row>
        <table:table-row table:style-name="ro1">
          <table:table-cell office:value-type="float" office:value="22.25" calcext:value-type="float">
            <text:p>22.25</text:p>
          </table:table-cell>
          <table:table-cell office:value-type="float" office:value="-3.6245496273" calcext:value-type="float">
            <text:p>-3.624549627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535131" calcext:value-type="float">
            <text:p>0.05535131</text:p>
          </table:table-cell>
          <table:table-cell office:value-type="float" office:value="0.04751063" calcext:value-type="float">
            <text:p>0.0475106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2954132" calcext:value-type="float">
            <text:p>0.12954132</text:p>
          </table:table-cell>
          <table:table-cell office:value-type="float" office:value="0.7745657086" calcext:value-type="float">
            <text:p>0.7745657086</text:p>
          </table:table-cell>
          <table:table-cell office:value-type="float" office:value="-9.7654958725" calcext:value-type="float">
            <text:p>-9.7654958725</text:p>
          </table:table-cell>
          <table:table-cell office:value-type="float" office:value="446" calcext:value-type="float">
            <text:p>446</text:p>
          </table:table-cell>
          <table:table-cell table:formula="of:=[.I48]/[.J48]" office:value-type="float" office:value="-0.0793165773364572" calcext:value-type="float">
            <text:p>-0.0793165773</text:p>
          </table:table-cell>
          <table:table-cell table:formula="of:=[.E48]/[.L48]" office:value-type="float" office:value="-0.599000002212175" calcext:value-type="float">
            <text:p>-0.5990000022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-3.6497764587" calcext:value-type="float">
            <text:p>-3.649776458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44644" calcext:value-type="float">
            <text:p>0.05144644</text:p>
          </table:table-cell>
          <table:table-cell office:value-type="float" office:value="0.04719699" calcext:value-type="float">
            <text:p>0.04719699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1230875" calcext:value-type="float">
            <text:p>0.11230875</text:p>
          </table:table-cell>
          <table:table-cell office:value-type="float" office:value="0.7690791011" calcext:value-type="float">
            <text:p>0.7690791011</text:p>
          </table:table-cell>
          <table:table-cell office:value-type="float" office:value="-9.7607566357" calcext:value-type="float">
            <text:p>-9.7607566357</text:p>
          </table:table-cell>
          <table:table-cell office:value-type="float" office:value="447" calcext:value-type="float">
            <text:p>447</text:p>
          </table:table-cell>
          <table:table-cell table:formula="of:=[.I49]/[.J49]" office:value-type="float" office:value="-0.078792979868701" calcext:value-type="float">
            <text:p>-0.0787929799</text:p>
          </table:table-cell>
          <table:table-cell table:formula="of:=[.E49]/[.L49]" office:value-type="float" office:value="-0.598999937286901" calcext:value-type="float">
            <text:p>-0.5989999373</text:p>
          </table:table-cell>
        </table:table-row>
        <table:table-row table:style-name="ro1">
          <table:table-cell office:value-type="float" office:value="22.35" calcext:value-type="float">
            <text:p>22.35</text:p>
          </table:table-cell>
          <table:table-cell office:value-type="float" office:value="-3.6228997707" calcext:value-type="float">
            <text:p>-3.622899770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706433" calcext:value-type="float">
            <text:p>0.04706433</text:p>
          </table:table-cell>
          <table:table-cell office:value-type="float" office:value="0.04641726" calcext:value-type="float">
            <text:p>0.0464172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1009683" calcext:value-type="float">
            <text:p>0.11009683</text:p>
          </table:table-cell>
          <table:table-cell office:value-type="float" office:value="0.7561668009" calcext:value-type="float">
            <text:p>0.7561668009</text:p>
          </table:table-cell>
          <table:table-cell office:value-type="float" office:value="-9.7580918312" calcext:value-type="float">
            <text:p>-9.7580918312</text:p>
          </table:table-cell>
          <table:table-cell office:value-type="float" office:value="448" calcext:value-type="float">
            <text:p>448</text:p>
          </table:table-cell>
          <table:table-cell table:formula="of:=[.I50]/[.J50]" office:value-type="float" office:value="-0.0774912568953566" calcext:value-type="float">
            <text:p>-0.0774912569</text:p>
          </table:table-cell>
          <table:table-cell table:formula="of:=[.E50]/[.L50]" office:value-type="float" office:value="-0.598999962830405" calcext:value-type="float">
            <text:p>-0.5989999628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-3.5944559574" calcext:value-type="float">
            <text:p>-3.594455957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421362" calcext:value-type="float">
            <text:p>0.04421362</text:p>
          </table:table-cell>
          <table:table-cell office:value-type="float" office:value="0.04619752" calcext:value-type="float">
            <text:p>0.0461975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120307" calcext:value-type="float">
            <text:p>0.1120307</text:p>
          </table:table-cell>
          <table:table-cell office:value-type="float" office:value="0.7521792591" calcext:value-type="float">
            <text:p>0.7521792591</text:p>
          </table:table-cell>
          <table:table-cell office:value-type="float" office:value="-9.7528044701" calcext:value-type="float">
            <text:p>-9.7528044701</text:p>
          </table:table-cell>
          <table:table-cell office:value-type="float" office:value="449" calcext:value-type="float">
            <text:p>449</text:p>
          </table:table-cell>
          <table:table-cell table:formula="of:=[.I51]/[.J51]" office:value-type="float" office:value="-0.0771244067699727" calcext:value-type="float">
            <text:p>-0.0771244068</text:p>
          </table:table-cell>
          <table:table-cell table:formula="of:=[.E51]/[.L51]" office:value-type="float" office:value="-0.599000004470522" calcext:value-type="float">
            <text:p>-0.5990000045</text:p>
          </table:table-cell>
        </table:table-row>
        <table:table-row table:style-name="ro1">
          <table:table-cell office:value-type="float" office:value="22.45" calcext:value-type="float">
            <text:p>22.45</text:p>
          </table:table-cell>
          <table:table-cell office:value-type="float" office:value="-3.5709619522" calcext:value-type="float">
            <text:p>-3.570961952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685996" calcext:value-type="float">
            <text:p>0.04685996</text:p>
          </table:table-cell>
          <table:table-cell office:value-type="float" office:value="0.04524435" calcext:value-type="float">
            <text:p>0.04524435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2680462" calcext:value-type="float">
            <text:p>0.12680462</text:p>
          </table:table-cell>
          <table:table-cell office:value-type="float" office:value="0.735030818" calcext:value-type="float">
            <text:p>0.735030818</text:p>
          </table:table-cell>
          <table:table-cell office:value-type="float" office:value="-9.7312353611" calcext:value-type="float">
            <text:p>-9.7312353611</text:p>
          </table:table-cell>
          <table:table-cell office:value-type="float" office:value="450" calcext:value-type="float">
            <text:p>450</text:p>
          </table:table-cell>
          <table:table-cell table:formula="of:=[.I52]/[.J52]" office:value-type="float" office:value="-0.0755331456618796" calcext:value-type="float">
            <text:p>-0.0755331457</text:p>
          </table:table-cell>
          <table:table-cell table:formula="of:=[.E52]/[.L52]" office:value-type="float" office:value="-0.598999943713904" calcext:value-type="float">
            <text:p>-0.5989999437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-3.5621488094" calcext:value-type="float">
            <text:p>-3.562148809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24278" calcext:value-type="float">
            <text:p>0.05024278</text:p>
          </table:table-cell>
          <table:table-cell office:value-type="float" office:value="0.04583568" calcext:value-type="float">
            <text:p>0.0458356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4016591" calcext:value-type="float">
            <text:p>0.14016591</text:p>
          </table:table-cell>
          <table:table-cell office:value-type="float" office:value="0.7449334025" calcext:value-type="float">
            <text:p>0.7449334025</text:p>
          </table:table-cell>
          <table:table-cell office:value-type="float" office:value="-9.7351041794" calcext:value-type="float">
            <text:p>-9.7351041794</text:p>
          </table:table-cell>
          <table:table-cell office:value-type="float" office:value="451" calcext:value-type="float">
            <text:p>451</text:p>
          </table:table-cell>
          <table:table-cell table:formula="of:=[.I53]/[.J53]" office:value-type="float" office:value="-0.0765203318600656" calcext:value-type="float">
            <text:p>-0.0765203319</text:p>
          </table:table-cell>
          <table:table-cell table:formula="of:=[.E53]/[.L53]" office:value-type="float" office:value="-0.599000015888858" calcext:value-type="float">
            <text:p>-0.5990000159</text:p>
          </table:table-cell>
        </table:table-row>
        <table:table-row table:style-name="ro1">
          <table:table-cell office:value-type="float" office:value="22.55" calcext:value-type="float">
            <text:p>22.55</text:p>
          </table:table-cell>
          <table:table-cell office:value-type="float" office:value="-3.6069002151" calcext:value-type="float">
            <text:p>-3.606900215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650661" calcext:value-type="float">
            <text:p>0.05650661</text:p>
          </table:table-cell>
          <table:table-cell office:value-type="float" office:value="0.04652793" calcext:value-type="float">
            <text:p>0.0465279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3833703" calcext:value-type="float">
            <text:p>0.13833703</text:p>
          </table:table-cell>
          <table:table-cell office:value-type="float" office:value="0.7570328563" calcext:value-type="float">
            <text:p>0.7570328563</text:p>
          </table:table-cell>
          <table:table-cell office:value-type="float" office:value="-9.7460322857" calcext:value-type="float">
            <text:p>-9.7460322857</text:p>
          </table:table-cell>
          <table:table-cell office:value-type="float" office:value="452" calcext:value-type="float">
            <text:p>452</text:p>
          </table:table-cell>
          <table:table-cell table:formula="of:=[.I54]/[.J54]" office:value-type="float" office:value="-0.0776760053843416" calcext:value-type="float">
            <text:p>-0.0776760054</text:p>
          </table:table-cell>
          <table:table-cell table:formula="of:=[.E54]/[.L54]" office:value-type="float" office:value="-0.599000035722478" calcext:value-type="float">
            <text:p>-0.5990000357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-3.609868288" calcext:value-type="float">
            <text:p>-3.60986828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849239" calcext:value-type="float">
            <text:p>0.05849239</text:p>
          </table:table-cell>
          <table:table-cell office:value-type="float" office:value="0.04671572" calcext:value-type="float">
            <text:p>0.0467157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421189" calcext:value-type="float">
            <text:p>0.1421189</text:p>
          </table:table-cell>
          <table:table-cell office:value-type="float" office:value="0.7602768749" calcext:value-type="float">
            <text:p>0.7602768749</text:p>
          </table:table-cell>
          <table:table-cell office:value-type="float" office:value="-9.7484500408" calcext:value-type="float">
            <text:p>-9.7484500408</text:p>
          </table:table-cell>
          <table:table-cell office:value-type="float" office:value="453" calcext:value-type="float">
            <text:p>453</text:p>
          </table:table-cell>
          <table:table-cell table:formula="of:=[.I55]/[.J55]" office:value-type="float" office:value="-0.0779895133808993" calcext:value-type="float">
            <text:p>-0.0779895134</text:p>
          </table:table-cell>
          <table:table-cell table:formula="of:=[.E55]/[.L55]" office:value-type="float" office:value="-0.599000019038987" calcext:value-type="float">
            <text:p>-0.599000019</text:p>
          </table:table-cell>
        </table:table-row>
        <table:table-row table:style-name="ro1">
          <table:table-cell office:value-type="float" office:value="22.65" calcext:value-type="float">
            <text:p>22.65</text:p>
          </table:table-cell>
          <table:table-cell office:value-type="float" office:value="-3.6762194633" calcext:value-type="float">
            <text:p>-3.676219463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62262" calcext:value-type="float">
            <text:p>0.05462262</text:p>
          </table:table-cell>
          <table:table-cell office:value-type="float" office:value="0.04713695" calcext:value-type="float">
            <text:p>0.04713695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1133938" calcext:value-type="float">
            <text:p>0.11133938</text:p>
          </table:table-cell>
          <table:table-cell office:value-type="float" office:value="0.7677280188" calcext:value-type="float">
            <text:p>0.7677280188</text:p>
          </table:table-cell>
          <table:table-cell office:value-type="float" office:value="-9.7560218334" calcext:value-type="float">
            <text:p>-9.7560218334</text:p>
          </table:table-cell>
          <table:table-cell office:value-type="float" office:value="454" calcext:value-type="float">
            <text:p>454</text:p>
          </table:table-cell>
          <table:table-cell table:formula="of:=[.I56]/[.J56]" office:value-type="float" office:value="-0.0786927327460116" calcext:value-type="float">
            <text:p>-0.0786927327</text:p>
          </table:table-cell>
          <table:table-cell table:formula="of:=[.E56]/[.L56]" office:value-type="float" office:value="-0.599000039204879" calcext:value-type="float">
            <text:p>-0.5990000392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-3.6404261589" calcext:value-type="float">
            <text:p>-3.640426158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73244" calcext:value-type="float">
            <text:p>0.05273244</text:p>
          </table:table-cell>
          <table:table-cell office:value-type="float" office:value="0.04715383" calcext:value-type="float">
            <text:p>0.0471538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1799555" calcext:value-type="float">
            <text:p>0.11799555</text:p>
          </table:table-cell>
          <table:table-cell office:value-type="float" office:value="0.7688040107" calcext:value-type="float">
            <text:p>0.7688040107</text:p>
          </table:table-cell>
          <table:table-cell office:value-type="float" office:value="-9.7661974907" calcext:value-type="float">
            <text:p>-9.7661974907</text:p>
          </table:table-cell>
          <table:table-cell office:value-type="float" office:value="455" calcext:value-type="float">
            <text:p>455</text:p>
          </table:table-cell>
          <table:table-cell table:formula="of:=[.I57]/[.J57]" office:value-type="float" office:value="-0.0787209158356776" calcext:value-type="float">
            <text:p>-0.0787209158</text:p>
          </table:table-cell>
          <table:table-cell table:formula="of:=[.E57]/[.L57]" office:value-type="float" office:value="-0.599000017967641" calcext:value-type="float">
            <text:p>-0.599000018</text:p>
          </table:table-cell>
        </table:table-row>
        <table:table-row table:style-name="ro1">
          <table:table-cell office:value-type="float" office:value="22.75" calcext:value-type="float">
            <text:p>22.75</text:p>
          </table:table-cell>
          <table:table-cell office:value-type="float" office:value="-3.6130068302" calcext:value-type="float">
            <text:p>-3.613006830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457454" calcext:value-type="float">
            <text:p>0.04457454</text:p>
          </table:table-cell>
          <table:table-cell office:value-type="float" office:value="0.04643577" calcext:value-type="float">
            <text:p>0.0464357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072036" calcext:value-type="float">
            <text:p>0.1072036</text:p>
          </table:table-cell>
          <table:table-cell office:value-type="float" office:value="0.7570583105" calcext:value-type="float">
            <text:p>0.7570583105</text:p>
          </table:table-cell>
          <table:table-cell office:value-type="float" office:value="-9.765702486" calcext:value-type="float">
            <text:p>-9.765702486</text:p>
          </table:table-cell>
          <table:table-cell office:value-type="float" office:value="456" calcext:value-type="float">
            <text:p>456</text:p>
          </table:table-cell>
          <table:table-cell table:formula="of:=[.I58]/[.J58]" office:value-type="float" office:value="-0.0775221558905066" calcext:value-type="float">
            <text:p>-0.0775221559</text:p>
          </table:table-cell>
          <table:table-cell table:formula="of:=[.E58]/[.L58]" office:value-type="float" office:value="-0.598999982219103" calcext:value-type="float">
            <text:p>-0.5989999822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-3.6208777428" calcext:value-type="float">
            <text:p>-3.620877742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337378" calcext:value-type="float">
            <text:p>0.04337378</text:p>
          </table:table-cell>
          <table:table-cell office:value-type="float" office:value="0.04583297" calcext:value-type="float">
            <text:p>0.0458329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0175972" calcext:value-type="float">
            <text:p>0.10175972</text:p>
          </table:table-cell>
          <table:table-cell office:value-type="float" office:value="0.7464896142" calcext:value-type="float">
            <text:p>0.7464896142</text:p>
          </table:table-cell>
          <table:table-cell office:value-type="float" office:value="-9.7560185432" calcext:value-type="float">
            <text:p>-9.7560185432</text:p>
          </table:table-cell>
          <table:table-cell office:value-type="float" office:value="457" calcext:value-type="float">
            <text:p>457</text:p>
          </table:table-cell>
          <table:table-cell table:formula="of:=[.I59]/[.J59]" office:value-type="float" office:value="-0.0765158051816443" calcext:value-type="float">
            <text:p>-0.0765158052</text:p>
          </table:table-cell>
          <table:table-cell table:formula="of:=[.E59]/[.L59]" office:value-type="float" office:value="-0.5990000352371" calcext:value-type="float">
            <text:p>-0.5990000352</text:p>
          </table:table-cell>
        </table:table-row>
        <table:table-row table:style-name="ro1">
          <table:table-cell office:value-type="float" office:value="22.85" calcext:value-type="float">
            <text:p>22.85</text:p>
          </table:table-cell>
          <table:table-cell office:value-type="float" office:value="-3.5183260441" calcext:value-type="float">
            <text:p>-3.518326044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738053" calcext:value-type="float">
            <text:p>0.04738053</text:p>
          </table:table-cell>
          <table:table-cell office:value-type="float" office:value="0.04574708" calcext:value-type="float">
            <text:p>0.0457470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5289271" calcext:value-type="float">
            <text:p>0.15289271</text:p>
          </table:table-cell>
          <table:table-cell office:value-type="float" office:value="0.744453454" calcext:value-type="float">
            <text:p>0.744453454</text:p>
          </table:table-cell>
          <table:table-cell office:value-type="float" office:value="-9.7476739883" calcext:value-type="float">
            <text:p>-9.7476739883</text:p>
          </table:table-cell>
          <table:table-cell office:value-type="float" office:value="458" calcext:value-type="float">
            <text:p>458</text:p>
          </table:table-cell>
          <table:table-cell table:formula="of:=[.I60]/[.J60]" office:value-type="float" office:value="-0.0763724202197937" calcext:value-type="float">
            <text:p>-0.0763724202</text:p>
          </table:table-cell>
          <table:table-cell table:formula="of:=[.E60]/[.L60]" office:value-type="float" office:value="-0.599000003775494" calcext:value-type="float">
            <text:p>-0.5990000038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-3.5943973064" calcext:value-type="float">
            <text:p>-3.594397306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98519" calcext:value-type="float">
            <text:p>0.0498519</text:p>
          </table:table-cell>
          <table:table-cell office:value-type="float" office:value="0.04603425" calcext:value-type="float">
            <text:p>0.04603425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2623875" calcext:value-type="float">
            <text:p>0.12623875</text:p>
          </table:table-cell>
          <table:table-cell office:value-type="float" office:value="0.7494902343" calcext:value-type="float">
            <text:p>0.7494902343</text:p>
          </table:table-cell>
          <table:table-cell office:value-type="float" office:value="-9.7524046421" calcext:value-type="float">
            <text:p>-9.7524046421</text:p>
          </table:table-cell>
          <table:table-cell office:value-type="float" office:value="459" calcext:value-type="float">
            <text:p>459</text:p>
          </table:table-cell>
          <table:table-cell table:formula="of:=[.I61]/[.J61]" office:value-type="float" office:value="-0.0768518392955659" calcext:value-type="float">
            <text:p>-0.0768518393</text:p>
          </table:table-cell>
          <table:table-cell table:formula="of:=[.E61]/[.L61]" office:value-type="float" office:value="-0.598999977384484" calcext:value-type="float">
            <text:p>-0.5989999774</text:p>
          </table:table-cell>
        </table:table-row>
        <table:table-row table:style-name="ro1">
          <table:table-cell office:value-type="float" office:value="22.95" calcext:value-type="float">
            <text:p>22.95</text:p>
          </table:table-cell>
          <table:table-cell office:value-type="float" office:value="-3.5938022137" calcext:value-type="float">
            <text:p>-3.593802213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839583" calcext:value-type="float">
            <text:p>0.05839583</text:p>
          </table:table-cell>
          <table:table-cell office:value-type="float" office:value="0.04601967" calcext:value-type="float">
            <text:p>0.0460196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481218" calcext:value-type="float">
            <text:p>0.1481218</text:p>
          </table:table-cell>
          <table:table-cell office:value-type="float" office:value="0.7489944369" calcext:value-type="float">
            <text:p>0.7489944369</text:p>
          </table:table-cell>
          <table:table-cell office:value-type="float" office:value="-9.7490423679" calcext:value-type="float">
            <text:p>-9.7490423679</text:p>
          </table:table-cell>
          <table:table-cell office:value-type="float" office:value="460" calcext:value-type="float">
            <text:p>460</text:p>
          </table:table-cell>
          <table:table-cell table:formula="of:=[.I62]/[.J62]" office:value-type="float" office:value="-0.0768274881403903" calcext:value-type="float">
            <text:p>-0.0768274881</text:p>
          </table:table-cell>
          <table:table-cell table:formula="of:=[.E62]/[.L62]" office:value-type="float" office:value="-0.599000059925247" calcext:value-type="float">
            <text:p>-0.59900005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3.6110150814" calcext:value-type="float">
            <text:p>-3.611015081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6187103" calcext:value-type="float">
            <text:p>0.06187103</text:p>
          </table:table-cell>
          <table:table-cell office:value-type="float" office:value="0.04646767" calcext:value-type="float">
            <text:p>0.0464676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4966483" calcext:value-type="float">
            <text:p>0.14966483</text:p>
          </table:table-cell>
          <table:table-cell office:value-type="float" office:value="0.7565781802" calcext:value-type="float">
            <text:p>0.7565781802</text:p>
          </table:table-cell>
          <table:table-cell office:value-type="float" office:value="-9.7528098106" calcext:value-type="float">
            <text:p>-9.7528098106</text:p>
          </table:table-cell>
          <table:table-cell office:value-type="float" office:value="461" calcext:value-type="float">
            <text:p>461</text:p>
          </table:table-cell>
          <table:table-cell table:formula="of:=[.I63]/[.J63]" office:value-type="float" office:value="-0.0775754059489298" calcext:value-type="float">
            <text:p>-0.0775754059</text:p>
          </table:table-cell>
          <table:table-cell table:formula="of:=[.E63]/[.L63]" office:value-type="float" office:value="-0.599000023674914" calcext:value-type="float">
            <text:p>-0.5990000237</text:p>
          </table:table-cell>
        </table:table-row>
        <table:table-row table:style-name="ro1">
          <table:table-cell office:value-type="float" office:value="23.05" calcext:value-type="float">
            <text:p>23.05</text:p>
          </table:table-cell>
          <table:table-cell office:value-type="float" office:value="-3.7008104324" calcext:value-type="float">
            <text:p>-3.700810432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527816" calcext:value-type="float">
            <text:p>0.05527816</text:p>
          </table:table-cell>
          <table:table-cell office:value-type="float" office:value="0.04629582" calcext:value-type="float">
            <text:p>0.0462958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0564171" calcext:value-type="float">
            <text:p>0.10564171</text:p>
          </table:table-cell>
          <table:table-cell office:value-type="float" office:value="0.7550453514" calcext:value-type="float">
            <text:p>0.7550453514</text:p>
          </table:table-cell>
          <table:table-cell office:value-type="float" office:value="-9.7691793442" calcext:value-type="float">
            <text:p>-9.7691793442</text:p>
          </table:table-cell>
          <table:table-cell office:value-type="float" office:value="462" calcext:value-type="float">
            <text:p>462</text:p>
          </table:table-cell>
          <table:table-cell table:formula="of:=[.I64]/[.J64]" office:value-type="float" office:value="-0.0772885136813742" calcext:value-type="float">
            <text:p>-0.0772885137</text:p>
          </table:table-cell>
          <table:table-cell table:formula="of:=[.E64]/[.L64]" office:value-type="float" office:value="-0.5990000039444" calcext:value-type="float">
            <text:p>-0.5990000039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-3.6596832275" calcext:value-type="float">
            <text:p>-3.659683227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26964" calcext:value-type="float">
            <text:p>0.05126964</text:p>
          </table:table-cell>
          <table:table-cell office:value-type="float" office:value="0.04660117" calcext:value-type="float">
            <text:p>0.0466011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0877681" calcext:value-type="float">
            <text:p>0.10877681</text:p>
          </table:table-cell>
          <table:table-cell office:value-type="float" office:value="0.7603307068" calcext:value-type="float">
            <text:p>0.7603307068</text:p>
          </table:table-cell>
          <table:table-cell office:value-type="float" office:value="-9.7731048584" calcext:value-type="float">
            <text:p>-9.7731048584</text:p>
          </table:table-cell>
          <table:table-cell office:value-type="float" office:value="463" calcext:value-type="float">
            <text:p>463</text:p>
          </table:table-cell>
          <table:table-cell table:formula="of:=[.I65]/[.J65]" office:value-type="float" office:value="-0.077798275759468" calcext:value-type="float">
            <text:p>-0.0777982758</text:p>
          </table:table-cell>
          <table:table-cell table:formula="of:=[.E65]/[.L65]" office:value-type="float" office:value="-0.599000036248601" calcext:value-type="float">
            <text:p>-0.5990000362</text:p>
          </table:table-cell>
        </table:table-row>
        <table:table-row table:style-name="ro1">
          <table:table-cell office:value-type="float" office:value="23.15" calcext:value-type="float">
            <text:p>23.15</text:p>
          </table:table-cell>
          <table:table-cell office:value-type="float" office:value="-3.5993061066" calcext:value-type="float">
            <text:p>-3.599306106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251531" calcext:value-type="float">
            <text:p>0.04251531</text:p>
          </table:table-cell>
          <table:table-cell office:value-type="float" office:value="0.04683265" calcext:value-type="float">
            <text:p>0.04683265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0654121" calcext:value-type="float">
            <text:p>0.10654121</text:p>
          </table:table-cell>
          <table:table-cell office:value-type="float" office:value="0.7641947031" calcext:value-type="float">
            <text:p>0.7641947031</text:p>
          </table:table-cell>
          <table:table-cell office:value-type="float" office:value="-9.7742201805" calcext:value-type="float">
            <text:p>-9.7742201805</text:p>
          </table:table-cell>
          <table:table-cell office:value-type="float" office:value="464" calcext:value-type="float">
            <text:p>464</text:p>
          </table:table-cell>
          <table:table-cell table:formula="of:=[.I66]/[.J66]" office:value-type="float" office:value="-0.0781847235879341" calcext:value-type="float">
            <text:p>-0.0781847236</text:p>
          </table:table-cell>
          <table:table-cell table:formula="of:=[.E66]/[.L66]" office:value-type="float" office:value="-0.59900000730101" calcext:value-type="float">
            <text:p>-0.5990000073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-3.6117188931" calcext:value-type="float">
            <text:p>-3.611718893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3965469" calcext:value-type="float">
            <text:p>0.03965469</text:p>
          </table:table-cell>
          <table:table-cell office:value-type="float" office:value="0.04724486" calcext:value-type="float">
            <text:p>0.0472448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09608331" calcext:value-type="float">
            <text:p>0.09608331</text:p>
          </table:table-cell>
          <table:table-cell office:value-type="float" office:value="0.7704892814" calcext:value-type="float">
            <text:p>0.7704892814</text:p>
          </table:table-cell>
          <table:table-cell office:value-type="float" office:value="-9.7687466621" calcext:value-type="float">
            <text:p>-9.7687466621</text:p>
          </table:table-cell>
          <table:table-cell office:value-type="float" office:value="465" calcext:value-type="float">
            <text:p>465</text:p>
          </table:table-cell>
          <table:table-cell table:formula="of:=[.I67]/[.J67]" office:value-type="float" office:value="-0.0788728900493737" calcext:value-type="float">
            <text:p>-0.07887289</text:p>
          </table:table-cell>
          <table:table-cell table:formula="of:=[.E67]/[.L67]" office:value-type="float" office:value="-0.598999985551755" calcext:value-type="float">
            <text:p>-0.5989999856</text:p>
          </table:table-cell>
        </table:table-row>
        <table:table-row table:style-name="ro1">
          <table:table-cell office:value-type="float" office:value="23.25" calcext:value-type="float">
            <text:p>23.25</text:p>
          </table:table-cell>
          <table:table-cell office:value-type="float" office:value="-3.5036935806" calcext:value-type="float">
            <text:p>-3.503693580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536526" calcext:value-type="float">
            <text:p>0.04536526</text:p>
          </table:table-cell>
          <table:table-cell office:value-type="float" office:value="0.04592357" calcext:value-type="float">
            <text:p>0.0459235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545089" calcext:value-type="float">
            <text:p>0.1545089</text:p>
          </table:table-cell>
          <table:table-cell office:value-type="float" office:value="0.7478325486" calcext:value-type="float">
            <text:p>0.7478325486</text:p>
          </table:table-cell>
          <table:table-cell office:value-type="float" office:value="-9.7542870045" calcext:value-type="float">
            <text:p>-9.7542870045</text:p>
          </table:table-cell>
          <table:table-cell office:value-type="float" office:value="466" calcext:value-type="float">
            <text:p>466</text:p>
          </table:table-cell>
          <table:table-cell table:formula="of:=[.I68]/[.J68]" office:value-type="float" office:value="-0.0766670642615906" calcext:value-type="float">
            <text:p>-0.0766670643</text:p>
          </table:table-cell>
          <table:table-cell table:formula="of:=[.E68]/[.L68]" office:value-type="float" office:value="-0.598999980530195" calcext:value-type="float">
            <text:p>-0.5989999805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-3.5634365082" calcext:value-type="float">
            <text:p>-3.563436508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894531" calcext:value-type="float">
            <text:p>0.04894531</text:p>
          </table:table-cell>
          <table:table-cell office:value-type="float" office:value="0.04576336" calcext:value-type="float">
            <text:p>0.0457633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359435" calcext:value-type="float">
            <text:p>0.1359435</text:p>
          </table:table-cell>
          <table:table-cell office:value-type="float" office:value="0.7458337784" calcext:value-type="float">
            <text:p>0.7458337784</text:p>
          </table:table-cell>
          <table:table-cell office:value-type="float" office:value="-9.7622741699" calcext:value-type="float">
            <text:p>-9.7622741699</text:p>
          </table:table-cell>
          <table:table-cell office:value-type="float" office:value="467" calcext:value-type="float">
            <text:p>467</text:p>
          </table:table-cell>
          <table:table-cell table:formula="of:=[.I69]/[.J69]" office:value-type="float" office:value="-0.0763995935188573" calcext:value-type="float">
            <text:p>-0.0763995935</text:p>
          </table:table-cell>
          <table:table-cell table:formula="of:=[.E69]/[.L69]" office:value-type="float" office:value="-0.599000045578835" calcext:value-type="float">
            <text:p>-0.5990000456</text:p>
          </table:table-cell>
        </table:table-row>
        <table:table-row table:style-name="ro1">
          <table:table-cell office:value-type="float" office:value="23.35" calcext:value-type="float">
            <text:p>23.35</text:p>
          </table:table-cell>
          <table:table-cell office:value-type="float" office:value="-3.5994961262" calcext:value-type="float">
            <text:p>-3.599496126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07378" calcext:value-type="float">
            <text:p>0.05407378</text:p>
          </table:table-cell>
          <table:table-cell office:value-type="float" office:value="0.04628649" calcext:value-type="float">
            <text:p>0.04628649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3507576" calcext:value-type="float">
            <text:p>0.13507576</text:p>
          </table:table-cell>
          <table:table-cell office:value-type="float" office:value="0.755108735" calcext:value-type="float">
            <text:p>0.755108735</text:p>
          </table:table-cell>
          <table:table-cell office:value-type="float" office:value="-9.7719688892" calcext:value-type="float">
            <text:p>-9.7719688892</text:p>
          </table:table-cell>
          <table:table-cell office:value-type="float" office:value="468" calcext:value-type="float">
            <text:p>468</text:p>
          </table:table-cell>
          <table:table-cell table:formula="of:=[.I70]/[.J70]" office:value-type="float" office:value="-0.0772729368627593" calcext:value-type="float">
            <text:p>-0.0772729369</text:p>
          </table:table-cell>
          <table:table-cell table:formula="of:=[.E70]/[.L70]" office:value-type="float" office:value="-0.599000010601476" calcext:value-type="float">
            <text:p>-0.5990000106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-3.6003258228" calcext:value-type="float">
            <text:p>-3.600325822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6003923" calcext:value-type="float">
            <text:p>0.06003923</text:p>
          </table:table-cell>
          <table:table-cell office:value-type="float" office:value="0.04759267" calcext:value-type="float">
            <text:p>0.0475926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5056078" calcext:value-type="float">
            <text:p>0.15056078</text:p>
          </table:table-cell>
          <table:table-cell office:value-type="float" office:value="0.776672402" calcext:value-type="float">
            <text:p>0.776672402</text:p>
          </table:table-cell>
          <table:table-cell office:value-type="float" office:value="-9.7751763344" calcext:value-type="float">
            <text:p>-9.7751763344</text:p>
          </table:table-cell>
          <table:table-cell office:value-type="float" office:value="469" calcext:value-type="float">
            <text:p>469</text:p>
          </table:table-cell>
          <table:table-cell table:formula="of:=[.I71]/[.J71]" office:value-type="float" office:value="-0.0794535438984152" calcext:value-type="float">
            <text:p>-0.0794535439</text:p>
          </table:table-cell>
          <table:table-cell table:formula="of:=[.E71]/[.L71]" office:value-type="float" office:value="-0.598999964820314" calcext:value-type="float">
            <text:p>-0.5989999648</text:p>
          </table:table-cell>
        </table:table-row>
        <table:table-row table:style-name="ro1">
          <table:table-cell office:value-type="float" office:value="23.45" calcext:value-type="float">
            <text:p>23.45</text:p>
          </table:table-cell>
          <table:table-cell office:value-type="float" office:value="-3.6561951637" calcext:value-type="float">
            <text:p>-3.656195163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952875" calcext:value-type="float">
            <text:p>0.05952875</text:p>
          </table:table-cell>
          <table:table-cell office:value-type="float" office:value="0.04824994" calcext:value-type="float">
            <text:p>0.0482499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2836528" calcext:value-type="float">
            <text:p>0.12836528</text:p>
          </table:table-cell>
          <table:table-cell office:value-type="float" office:value="0.7887561589" calcext:value-type="float">
            <text:p>0.7887561589</text:p>
          </table:table-cell>
          <table:table-cell office:value-type="float" office:value="-9.7920317173" calcext:value-type="float">
            <text:p>-9.7920317173</text:p>
          </table:table-cell>
          <table:table-cell office:value-type="float" office:value="470" calcext:value-type="float">
            <text:p>470</text:p>
          </table:table-cell>
          <table:table-cell table:formula="of:=[.I72]/[.J72]" office:value-type="float" office:value="-0.0805508174066135" calcext:value-type="float">
            <text:p>-0.0805508174</text:p>
          </table:table-cell>
          <table:table-cell table:formula="of:=[.E72]/[.L72]" office:value-type="float" office:value="-0.599000004636061" calcext:value-type="float">
            <text:p>-0.5990000046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-3.6792092323" calcext:value-type="float">
            <text:p>-3.679209232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603091" calcext:value-type="float">
            <text:p>0.05603091</text:p>
          </table:table-cell>
          <table:table-cell office:value-type="float" office:value="0.04787724" calcext:value-type="float">
            <text:p>0.0478772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1370296" calcext:value-type="float">
            <text:p>0.11370296</text:p>
          </table:table-cell>
          <table:table-cell office:value-type="float" office:value="0.7815700084" calcext:value-type="float">
            <text:p>0.7815700084</text:p>
          </table:table-cell>
          <table:table-cell office:value-type="float" office:value="-9.7783510208" calcext:value-type="float">
            <text:p>-9.7783510208</text:p>
          </table:table-cell>
          <table:table-cell office:value-type="float" office:value="471" calcext:value-type="float">
            <text:p>471</text:p>
          </table:table-cell>
          <table:table-cell table:formula="of:=[.I73]/[.J73]" office:value-type="float" office:value="-0.0799286103288259" calcext:value-type="float">
            <text:p>-0.0799286103</text:p>
          </table:table-cell>
          <table:table-cell table:formula="of:=[.E73]/[.L73]" office:value-type="float" office:value="-0.599000030189857" calcext:value-type="float">
            <text:p>-0.5990000302</text:p>
          </table:table-cell>
        </table:table-row>
        <table:table-row table:style-name="ro1">
          <table:table-cell office:value-type="float" office:value="23.55" calcext:value-type="float">
            <text:p>23.55</text:p>
          </table:table-cell>
          <table:table-cell office:value-type="float" office:value="-3.6421227455" calcext:value-type="float">
            <text:p>-3.642122745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780153" calcext:value-type="float">
            <text:p>0.04780153</text:p>
          </table:table-cell>
          <table:table-cell office:value-type="float" office:value="0.04724353" calcext:value-type="float">
            <text:p>0.0472435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0651912" calcext:value-type="float">
            <text:p>0.10651912</text:p>
          </table:table-cell>
          <table:table-cell office:value-type="float" office:value="0.7707935214" calcext:value-type="float">
            <text:p>0.7707935214</text:p>
          </table:table-cell>
          <table:table-cell office:value-type="float" office:value="-9.7728794098" calcext:value-type="float">
            <text:p>-9.7728794098</text:p>
          </table:table-cell>
          <table:table-cell office:value-type="float" office:value="472" calcext:value-type="float">
            <text:p>472</text:p>
          </table:table-cell>
          <table:table-cell table:formula="of:=[.I74]/[.J74]" office:value-type="float" office:value="-0.0788706673927714" calcext:value-type="float">
            <text:p>-0.0788706674</text:p>
          </table:table-cell>
          <table:table-cell table:formula="of:=[.E74]/[.L74]" office:value-type="float" office:value="-0.5990000029381" calcext:value-type="float">
            <text:p>-0.5990000029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-3.6282761097" calcext:value-type="float">
            <text:p>-3.628276109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388392" calcext:value-type="float">
            <text:p>0.04388392</text:p>
          </table:table-cell>
          <table:table-cell office:value-type="float" office:value="0.04759391" calcext:value-type="float">
            <text:p>0.0475939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0169214" calcext:value-type="float">
            <text:p>0.10169214</text:p>
          </table:table-cell>
          <table:table-cell office:value-type="float" office:value="0.776935041" calcext:value-type="float">
            <text:p>0.776935041</text:p>
          </table:table-cell>
          <table:table-cell office:value-type="float" office:value="-9.7782273769" calcext:value-type="float">
            <text:p>-9.7782273769</text:p>
          </table:table-cell>
          <table:table-cell office:value-type="float" office:value="473" calcext:value-type="float">
            <text:p>473</text:p>
          </table:table-cell>
          <table:table-cell table:formula="of:=[.I75]/[.J75]" office:value-type="float" office:value="-0.0794556120504443" calcext:value-type="float">
            <text:p>-0.0794556121</text:p>
          </table:table-cell>
          <table:table-cell table:formula="of:=[.E75]/[.L75]" office:value-type="float" office:value="-0.598999979633709" calcext:value-type="float">
            <text:p>-0.5989999796</text:p>
          </table:table-cell>
        </table:table-row>
        <table:table-row table:style-name="ro1">
          <table:table-cell office:value-type="float" office:value="23.65" calcext:value-type="float">
            <text:p>23.65</text:p>
          </table:table-cell>
          <table:table-cell office:value-type="float" office:value="-3.5461325645" calcext:value-type="float">
            <text:p>-3.546132564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334313" calcext:value-type="float">
            <text:p>0.04334313</text:p>
          </table:table-cell>
          <table:table-cell office:value-type="float" office:value="0.0474757" calcext:value-type="float">
            <text:p>0.047475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2844481" calcext:value-type="float">
            <text:p>0.12844481</text:p>
          </table:table-cell>
          <table:table-cell office:value-type="float" office:value="0.774521625" calcext:value-type="float">
            <text:p>0.774521625</text:p>
          </table:table-cell>
          <table:table-cell office:value-type="float" office:value="-9.7721248627" calcext:value-type="float">
            <text:p>-9.7721248627</text:p>
          </table:table-cell>
          <table:table-cell office:value-type="float" office:value="474" calcext:value-type="float">
            <text:p>474</text:p>
          </table:table-cell>
          <table:table-cell table:formula="of:=[.I76]/[.J76]" office:value-type="float" office:value="-0.0792582612156679" calcext:value-type="float">
            <text:p>-0.0792582612</text:p>
          </table:table-cell>
          <table:table-cell table:formula="of:=[.E76]/[.L76]" office:value-type="float" office:value="-0.59900001932688" calcext:value-type="float">
            <text:p>-0.5990000193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-3.5743203163" calcext:value-type="float">
            <text:p>-3.574320316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798702" calcext:value-type="float">
            <text:p>0.04798702</text:p>
          </table:table-cell>
          <table:table-cell office:value-type="float" office:value="0.04726144" calcext:value-type="float">
            <text:p>0.0472614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298501" calcext:value-type="float">
            <text:p>0.1298501</text:p>
          </table:table-cell>
          <table:table-cell office:value-type="float" office:value="0.7708086044" calcext:value-type="float">
            <text:p>0.7708086044</text:p>
          </table:table-cell>
          <table:table-cell office:value-type="float" office:value="-9.7693679333" calcext:value-type="float">
            <text:p>-9.7693679333</text:p>
          </table:table-cell>
          <table:table-cell office:value-type="float" office:value="475" calcext:value-type="float">
            <text:p>475</text:p>
          </table:table-cell>
          <table:table-cell table:formula="of:=[.I77]/[.J77]" office:value-type="float" office:value="-0.0789005603701967" calcext:value-type="float">
            <text:p>-0.0789005604</text:p>
          </table:table-cell>
          <table:table-cell table:formula="of:=[.E77]/[.L77]" office:value-type="float" office:value="-0.599000054983795" calcext:value-type="float">
            <text:p>-0.599000055</text:p>
          </table:table-cell>
        </table:table-row>
        <table:table-row table:style-name="ro1">
          <table:table-cell office:value-type="float" office:value="23.75" calcext:value-type="float">
            <text:p>23.75</text:p>
          </table:table-cell>
          <table:table-cell office:value-type="float" office:value="-3.5571424961" calcext:value-type="float">
            <text:p>-3.557142496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704365" calcext:value-type="float">
            <text:p>0.05704365</text:p>
          </table:table-cell>
          <table:table-cell office:value-type="float" office:value="0.04791256" calcext:value-type="float">
            <text:p>0.0479125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6347587" calcext:value-type="float">
            <text:p>0.16347587</text:p>
          </table:table-cell>
          <table:table-cell office:value-type="float" office:value="0.7820492595" calcext:value-type="float">
            <text:p>0.7820492595</text:p>
          </table:table-cell>
          <table:table-cell office:value-type="float" office:value="-9.7771340847" calcext:value-type="float">
            <text:p>-9.7771340847</text:p>
          </table:table-cell>
          <table:table-cell office:value-type="float" office:value="476" calcext:value-type="float">
            <text:p>476</text:p>
          </table:table-cell>
          <table:table-cell table:formula="of:=[.I78]/[.J78]" office:value-type="float" office:value="-0.0799875763925351" calcext:value-type="float">
            <text:p>-0.0799875764</text:p>
          </table:table-cell>
          <table:table-cell table:formula="of:=[.E78]/[.L78]" office:value-type="float" office:value="-0.599000021764273" calcext:value-type="float">
            <text:p>-0.5990000218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-3.6246721745" calcext:value-type="float">
            <text:p>-3.624672174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96483" calcext:value-type="float">
            <text:p>0.0596483</text:p>
          </table:table-cell>
          <table:table-cell office:value-type="float" office:value="0.04874429" calcext:value-type="float">
            <text:p>0.04874429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403444" calcext:value-type="float">
            <text:p>0.1403444</text:p>
          </table:table-cell>
          <table:table-cell office:value-type="float" office:value="0.7964467138" calcext:value-type="float">
            <text:p>0.7964467138</text:p>
          </table:table-cell>
          <table:table-cell office:value-type="float" office:value="-9.7872301102" calcext:value-type="float">
            <text:p>-9.7872301102</text:p>
          </table:table-cell>
          <table:table-cell office:value-type="float" office:value="477" calcext:value-type="float">
            <text:p>477</text:p>
          </table:table-cell>
          <table:table-cell table:formula="of:=[.I79]/[.J79]" office:value-type="float" office:value="-0.0813761099751771" calcext:value-type="float">
            <text:p>-0.08137611</text:p>
          </table:table-cell>
          <table:table-cell table:formula="of:=[.E79]/[.L79]" office:value-type="float" office:value="-0.599000001534467" calcext:value-type="float">
            <text:p>-0.5990000015</text:p>
          </table:table-cell>
        </table:table-row>
        <table:table-row table:style-name="ro1">
          <table:table-cell office:value-type="float" office:value="23.85" calcext:value-type="float">
            <text:p>23.85</text:p>
          </table:table-cell>
          <table:table-cell office:value-type="float" office:value="-3.6785006523" calcext:value-type="float">
            <text:p>-3.678500652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97179" calcext:value-type="float">
            <text:p>0.0597179</text:p>
          </table:table-cell>
          <table:table-cell office:value-type="float" office:value="0.04949158" calcext:value-type="float">
            <text:p>0.0494915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2222696" calcext:value-type="float">
            <text:p>0.12222696</text:p>
          </table:table-cell>
          <table:table-cell office:value-type="float" office:value="0.8097568661" calcext:value-type="float">
            <text:p>0.8097568661</text:p>
          </table:table-cell>
          <table:table-cell office:value-type="float" office:value="-9.8005428314" calcext:value-type="float">
            <text:p>-9.8005428314</text:p>
          </table:table-cell>
          <table:table-cell office:value-type="float" office:value="478" calcext:value-type="float">
            <text:p>478</text:p>
          </table:table-cell>
          <table:table-cell table:formula="of:=[.I80]/[.J80]" office:value-type="float" office:value="-0.0826236750382455" calcext:value-type="float">
            <text:p>-0.082623675</text:p>
          </table:table-cell>
          <table:table-cell table:formula="of:=[.E80]/[.L80]" office:value-type="float" office:value="-0.598999983686164" calcext:value-type="float">
            <text:p>-0.5989999837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-3.6499278545" calcext:value-type="float">
            <text:p>-3.649927854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50812" calcext:value-type="float">
            <text:p>0.05450812</text:p>
          </table:table-cell>
          <table:table-cell office:value-type="float" office:value="0.04907976" calcext:value-type="float">
            <text:p>0.0490797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1993247" calcext:value-type="float">
            <text:p>0.11993247</text:p>
          </table:table-cell>
          <table:table-cell office:value-type="float" office:value="0.8027931452" calcext:value-type="float">
            <text:p>0.8027931452</text:p>
          </table:table-cell>
          <table:table-cell office:value-type="float" office:value="-9.7977876186" calcext:value-type="float">
            <text:p>-9.7977876186</text:p>
          </table:table-cell>
          <table:table-cell office:value-type="float" office:value="479" calcext:value-type="float">
            <text:p>479</text:p>
          </table:table-cell>
          <table:table-cell table:formula="of:=[.I81]/[.J81]" office:value-type="float" office:value="-0.0819361652293817" calcext:value-type="float">
            <text:p>-0.0819361652</text:p>
          </table:table-cell>
          <table:table-cell table:formula="of:=[.E81]/[.L81]" office:value-type="float" office:value="-0.598999963722983" calcext:value-type="float">
            <text:p>-0.5989999637</text:p>
          </table:table-cell>
        </table:table-row>
        <table:table-row table:style-name="ro1">
          <table:table-cell office:value-type="float" office:value="23.95" calcext:value-type="float">
            <text:p>23.95</text:p>
          </table:table-cell>
          <table:table-cell office:value-type="float" office:value="-3.6667678356" calcext:value-type="float">
            <text:p>-3.666767835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646369" calcext:value-type="float">
            <text:p>0.04646369</text:p>
          </table:table-cell>
          <table:table-cell office:value-type="float" office:value="0.0486938" calcext:value-type="float">
            <text:p>0.048693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09766369" calcext:value-type="float">
            <text:p>0.09766369</text:p>
          </table:table-cell>
          <table:table-cell office:value-type="float" office:value="0.7954765469" calcext:value-type="float">
            <text:p>0.7954765469</text:p>
          </table:table-cell>
          <table:table-cell office:value-type="float" office:value="-9.7854441643" calcext:value-type="float">
            <text:p>-9.7854441643</text:p>
          </table:table-cell>
          <table:table-cell office:value-type="float" office:value="480" calcext:value-type="float">
            <text:p>480</text:p>
          </table:table-cell>
          <table:table-cell table:formula="of:=[.I82]/[.J82]" office:value-type="float" office:value="-0.0812918180865124" calcext:value-type="float">
            <text:p>-0.0812918181</text:p>
          </table:table-cell>
          <table:table-cell table:formula="of:=[.E82]/[.L82]" office:value-type="float" office:value="-0.599000011885317" calcext:value-type="float">
            <text:p>-0.59900001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3.5926458836" calcext:value-type="float">
            <text:p>-3.592645883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425648" calcext:value-type="float">
            <text:p>0.04425648</text:p>
          </table:table-cell>
          <table:table-cell office:value-type="float" office:value="0.04781486" calcext:value-type="float">
            <text:p>0.0478148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1363201" calcext:value-type="float">
            <text:p>0.11363201</text:p>
          </table:table-cell>
          <table:table-cell office:value-type="float" office:value="0.7812118441" calcext:value-type="float">
            <text:p>0.7812118441</text:p>
          </table:table-cell>
          <table:table-cell office:value-type="float" office:value="-9.786619997" calcext:value-type="float">
            <text:p>-9.786619997</text:p>
          </table:table-cell>
          <table:table-cell office:value-type="float" office:value="481" calcext:value-type="float">
            <text:p>481</text:p>
          </table:table-cell>
          <table:table-cell table:formula="of:=[.I83]/[.J83]" office:value-type="float" office:value="-0.0798244791704872" calcext:value-type="float">
            <text:p>-0.0798244792</text:p>
          </table:table-cell>
          <table:table-cell table:formula="of:=[.E83]/[.L83]" office:value-type="float" office:value="-0.598999962127885" calcext:value-type="float">
            <text:p>-0.5989999621</text:p>
          </table:table-cell>
        </table:table-row>
        <table:table-row table:style-name="ro1">
          <table:table-cell office:value-type="float" office:value="24.05" calcext:value-type="float">
            <text:p>24.05</text:p>
          </table:table-cell>
          <table:table-cell office:value-type="float" office:value="-3.5572702885" calcext:value-type="float">
            <text:p>-3.557270288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123988" calcext:value-type="float">
            <text:p>0.04123988</text:p>
          </table:table-cell>
          <table:table-cell office:value-type="float" office:value="0.04693745" calcext:value-type="float">
            <text:p>0.04693745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175255" calcext:value-type="float">
            <text:p>0.1175255</text:p>
          </table:table-cell>
          <table:table-cell office:value-type="float" office:value="0.7674042955" calcext:value-type="float">
            <text:p>0.7674042955</text:p>
          </table:table-cell>
          <table:table-cell office:value-type="float" office:value="-9.7933554173" calcext:value-type="float">
            <text:p>-9.7933554173</text:p>
          </table:table-cell>
          <table:table-cell office:value-type="float" office:value="482" calcext:value-type="float">
            <text:p>482</text:p>
          </table:table-cell>
          <table:table-cell table:formula="of:=[.I84]/[.J84]" office:value-type="float" office:value="-0.0783596900960397" calcext:value-type="float">
            <text:p>-0.0783596901</text:p>
          </table:table-cell>
          <table:table-cell table:formula="of:=[.E84]/[.L84]" office:value-type="float" office:value="-0.59899994426308" calcext:value-type="float">
            <text:p>-0.5989999443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-3.5753228664" calcext:value-type="float">
            <text:p>-3.575322866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42153" calcext:value-type="float">
            <text:p>0.0442153</text:p>
          </table:table-cell>
          <table:table-cell office:value-type="float" office:value="0.04663906" calcext:value-type="float">
            <text:p>0.0466390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1889926" calcext:value-type="float">
            <text:p>0.11889926</text:p>
          </table:table-cell>
          <table:table-cell office:value-type="float" office:value="0.7623696908" calcext:value-type="float">
            <text:p>0.7623696908</text:p>
          </table:table-cell>
          <table:table-cell office:value-type="float" office:value="-9.7913508415" calcext:value-type="float">
            <text:p>-9.7913508415</text:p>
          </table:table-cell>
          <table:table-cell office:value-type="float" office:value="483" calcext:value-type="float">
            <text:p>483</text:p>
          </table:table-cell>
          <table:table-cell table:formula="of:=[.I85]/[.J85]" office:value-type="float" office:value="-0.0778615436359145" calcext:value-type="float">
            <text:p>-0.0778615436</text:p>
          </table:table-cell>
          <table:table-cell table:formula="of:=[.E85]/[.L85]" office:value-type="float" office:value="-0.598999940433845" calcext:value-type="float">
            <text:p>-0.5989999404</text:p>
          </table:table-cell>
        </table:table-row>
        <table:table-row table:style-name="ro1">
          <table:table-cell office:value-type="float" office:value="24.15" calcext:value-type="float">
            <text:p>24.15</text:p>
          </table:table-cell>
          <table:table-cell office:value-type="float" office:value="-3.5283370018" calcext:value-type="float">
            <text:p>-3.528337001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35207" calcext:value-type="float">
            <text:p>0.05035207</text:p>
          </table:table-cell>
          <table:table-cell office:value-type="float" office:value="0.0467807" calcext:value-type="float">
            <text:p>0.046780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578386" calcext:value-type="float">
            <text:p>0.1578386</text:p>
          </table:table-cell>
          <table:table-cell office:value-type="float" office:value="0.7643270865" calcext:value-type="float">
            <text:p>0.7643270865</text:p>
          </table:table-cell>
          <table:table-cell office:value-type="float" office:value="-9.7867703915" calcext:value-type="float">
            <text:p>-9.7867703915</text:p>
          </table:table-cell>
          <table:table-cell office:value-type="float" office:value="484" calcext:value-type="float">
            <text:p>484</text:p>
          </table:table-cell>
          <table:table-cell table:formula="of:=[.I86]/[.J86]" office:value-type="float" office:value="-0.0780979890121702" calcext:value-type="float">
            <text:p>-0.078097989</text:p>
          </table:table-cell>
          <table:table-cell table:formula="of:=[.E86]/[.L86]" office:value-type="float" office:value="-0.599000058666172" calcext:value-type="float">
            <text:p>-0.5990000587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-3.603979826" calcext:value-type="float">
            <text:p>-3.60397982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64094" calcext:value-type="float">
            <text:p>0.0564094</text:p>
          </table:table-cell>
          <table:table-cell office:value-type="float" office:value="0.04695535" calcext:value-type="float">
            <text:p>0.04695535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3954377" calcext:value-type="float">
            <text:p>0.13954377</text:p>
          </table:table-cell>
          <table:table-cell office:value-type="float" office:value="0.767578198" calcext:value-type="float">
            <text:p>0.767578198</text:p>
          </table:table-cell>
          <table:table-cell office:value-type="float" office:value="-9.7918407917" calcext:value-type="float">
            <text:p>-9.7918407917</text:p>
          </table:table-cell>
          <table:table-cell office:value-type="float" office:value="485" calcext:value-type="float">
            <text:p>485</text:p>
          </table:table-cell>
          <table:table-cell table:formula="of:=[.I87]/[.J87]" office:value-type="float" office:value="-0.0783895709017893" calcext:value-type="float">
            <text:p>-0.0783895709</text:p>
          </table:table-cell>
          <table:table-cell table:formula="of:=[.E87]/[.L87]" office:value-type="float" office:value="-0.598999962110115" calcext:value-type="float">
            <text:p>-0.5989999621</text:p>
          </table:table-cell>
        </table:table-row>
        <table:table-row table:style-name="ro1">
          <table:table-cell office:value-type="float" office:value="24.25" calcext:value-type="float">
            <text:p>24.25</text:p>
          </table:table-cell>
          <table:table-cell office:value-type="float" office:value="-3.6199507713" calcext:value-type="float">
            <text:p>-3.619950771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6324637" calcext:value-type="float">
            <text:p>0.06324637</text:p>
          </table:table-cell>
          <table:table-cell office:value-type="float" office:value="0.04745818" calcext:value-type="float">
            <text:p>0.0474581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4988658" calcext:value-type="float">
            <text:p>0.14988658</text:p>
          </table:table-cell>
          <table:table-cell office:value-type="float" office:value="0.7756914273" calcext:value-type="float">
            <text:p>0.7756914273</text:p>
          </table:table-cell>
          <table:table-cell office:value-type="float" office:value="-9.7904961109" calcext:value-type="float">
            <text:p>-9.7904961109</text:p>
          </table:table-cell>
          <table:table-cell office:value-type="float" office:value="486" calcext:value-type="float">
            <text:p>486</text:p>
          </table:table-cell>
          <table:table-cell table:formula="of:=[.I88]/[.J88]" office:value-type="float" office:value="-0.0792290215443121" calcext:value-type="float">
            <text:p>-0.0792290215</text:p>
          </table:table-cell>
          <table:table-cell table:formula="of:=[.E88]/[.L88]" office:value-type="float" office:value="-0.598999950711963" calcext:value-type="float">
            <text:p>-0.5989999507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-3.6664783955" calcext:value-type="float">
            <text:p>-3.666478395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630426" calcext:value-type="float">
            <text:p>0.0630426</text:p>
          </table:table-cell>
          <table:table-cell office:value-type="float" office:value="0.04830073" calcext:value-type="float">
            <text:p>0.0483007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3238774" calcext:value-type="float">
            <text:p>0.13238774</text:p>
          </table:table-cell>
          <table:table-cell office:value-type="float" office:value="0.7884800568" calcext:value-type="float">
            <text:p>0.7884800568</text:p>
          </table:table-cell>
          <table:table-cell office:value-type="float" office:value="-9.7783108234" calcext:value-type="float">
            <text:p>-9.7783108234</text:p>
          </table:table-cell>
          <table:table-cell office:value-type="float" office:value="487" calcext:value-type="float">
            <text:p>487</text:p>
          </table:table-cell>
          <table:table-cell table:formula="of:=[.I89]/[.J89]" office:value-type="float" office:value="-0.0806356098758005" calcext:value-type="float">
            <text:p>-0.0806356099</text:p>
          </table:table-cell>
          <table:table-cell table:formula="of:=[.E89]/[.L89]" office:value-type="float" office:value="-0.598999996086041" calcext:value-type="float">
            <text:p>-0.5989999961</text:p>
          </table:table-cell>
        </table:table-row>
        <table:table-row table:style-name="ro1">
          <table:table-cell office:value-type="float" office:value="24.36" calcext:value-type="float">
            <text:p>24.36</text:p>
          </table:table-cell>
          <table:table-cell office:value-type="float" office:value="-3.7058906555" calcext:value-type="float">
            <text:p>-3.705890655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01668" calcext:value-type="float">
            <text:p>0.05401668</text:p>
          </table:table-cell>
          <table:table-cell office:value-type="float" office:value="0.04848231" calcext:value-type="float">
            <text:p>0.0484823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0286684" calcext:value-type="float">
            <text:p>0.10286684</text:p>
          </table:table-cell>
          <table:table-cell office:value-type="float" office:value="0.7913184837" calcext:value-type="float">
            <text:p>0.7913184837</text:p>
          </table:table-cell>
          <table:table-cell office:value-type="float" office:value="-9.7767580032" calcext:value-type="float">
            <text:p>-9.7767580032</text:p>
          </table:table-cell>
          <table:table-cell office:value-type="float" office:value="488" calcext:value-type="float">
            <text:p>488</text:p>
          </table:table-cell>
          <table:table-cell table:formula="of:=[.I90]/[.J90]" office:value-type="float" office:value="-0.0809387409856106" calcext:value-type="float">
            <text:p>-0.080938741</text:p>
          </table:table-cell>
          <table:table-cell table:formula="of:=[.E90]/[.L90]" office:value-type="float" office:value="-0.599000051268641" calcext:value-type="float">
            <text:p>-0.5990000513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-3.6595125198" calcext:value-type="float">
            <text:p>-3.659512519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807987" calcext:value-type="float">
            <text:p>0.04807987</text:p>
          </table:table-cell>
          <table:table-cell office:value-type="float" office:value="0.04707174" calcext:value-type="float">
            <text:p>0.0470717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0226139" calcext:value-type="float">
            <text:p>0.10226139</text:p>
          </table:table-cell>
          <table:table-cell office:value-type="float" office:value="0.7683478191" calcext:value-type="float">
            <text:p>0.7683478191</text:p>
          </table:table-cell>
          <table:table-cell office:value-type="float" office:value="-9.7774243832" calcext:value-type="float">
            <text:p>-9.7774243832</text:p>
          </table:table-cell>
          <table:table-cell office:value-type="float" office:value="489" calcext:value-type="float">
            <text:p>489</text:p>
          </table:table-cell>
          <table:table-cell table:formula="of:=[.I91]/[.J91]" office:value-type="float" office:value="-0.0785838671808303" calcext:value-type="float">
            <text:p>-0.0785838672</text:p>
          </table:table-cell>
          <table:table-cell table:formula="of:=[.E91]/[.L91]" office:value-type="float" office:value="-0.599000045285156" calcext:value-type="float">
            <text:p>-0.5990000453</text:p>
          </table:table-cell>
        </table:table-row>
        <table:table-row table:style-name="ro1">
          <table:table-cell office:value-type="float" office:value="24.45" calcext:value-type="float">
            <text:p>24.45</text:p>
          </table:table-cell>
          <table:table-cell office:value-type="float" office:value="-3.5830128193" calcext:value-type="float">
            <text:p>-3.583012819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285656" calcext:value-type="float">
            <text:p>0.04285656</text:p>
          </table:table-cell>
          <table:table-cell office:value-type="float" office:value="0.04697552" calcext:value-type="float">
            <text:p>0.0469755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1277698" calcext:value-type="float">
            <text:p>0.11277698</text:p>
          </table:table-cell>
          <table:table-cell office:value-type="float" office:value="0.7663936302" calcext:value-type="float">
            <text:p>0.7663936302</text:p>
          </table:table-cell>
          <table:table-cell office:value-type="float" office:value="-9.7725324631" calcext:value-type="float">
            <text:p>-9.7725324631</text:p>
          </table:table-cell>
          <table:table-cell office:value-type="float" office:value="490" calcext:value-type="float">
            <text:p>490</text:p>
          </table:table-cell>
          <table:table-cell table:formula="of:=[.I92]/[.J92]" office:value-type="float" office:value="-0.0784232370773715" calcext:value-type="float">
            <text:p>-0.0784232371</text:p>
          </table:table-cell>
          <table:table-cell table:formula="of:=[.E92]/[.L92]" office:value-type="float" office:value="-0.599000012632155" calcext:value-type="float">
            <text:p>-0.5990000126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-3.5871441364" calcext:value-type="float">
            <text:p>-3.587144136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129049" calcext:value-type="float">
            <text:p>0.04129049</text:p>
          </table:table-cell>
          <table:table-cell office:value-type="float" office:value="0.04744846" calcext:value-type="float">
            <text:p>0.0474484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0757036" calcext:value-type="float">
            <text:p>0.10757036</text:p>
          </table:table-cell>
          <table:table-cell office:value-type="float" office:value="0.7739721432" calcext:value-type="float">
            <text:p>0.7739721432</text:p>
          </table:table-cell>
          <table:table-cell office:value-type="float" office:value="-9.7707979679" calcext:value-type="float">
            <text:p>-9.7707979679</text:p>
          </table:table-cell>
          <table:table-cell office:value-type="float" office:value="491" calcext:value-type="float">
            <text:p>491</text:p>
          </table:table-cell>
          <table:table-cell table:formula="of:=[.I93]/[.J93]" office:value-type="float" office:value="-0.0792127875064791" calcext:value-type="float">
            <text:p>-0.0792127875</text:p>
          </table:table-cell>
          <table:table-cell table:formula="of:=[.E93]/[.L93]" office:value-type="float" office:value="-0.59900000358047" calcext:value-type="float">
            <text:p>-0.5990000036</text:p>
          </table:table-cell>
        </table:table-row>
        <table:table-row table:style-name="ro1">
          <table:table-cell office:value-type="float" office:value="24.55" calcext:value-type="float">
            <text:p>24.55</text:p>
          </table:table-cell>
          <table:table-cell office:value-type="float" office:value="-3.5329501629" calcext:value-type="float">
            <text:p>-3.532950162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202814" calcext:value-type="float">
            <text:p>0.04202814</text:p>
          </table:table-cell>
          <table:table-cell office:value-type="float" office:value="0.0471238" calcext:value-type="float">
            <text:p>0.047123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2992857" calcext:value-type="float">
            <text:p>0.12992857</text:p>
          </table:table-cell>
          <table:table-cell office:value-type="float" office:value="0.7688497856" calcext:value-type="float">
            <text:p>0.7688497856</text:p>
          </table:table-cell>
          <table:table-cell office:value-type="float" office:value="-9.7730031967" calcext:value-type="float">
            <text:p>-9.7730031967</text:p>
          </table:table-cell>
          <table:table-cell office:value-type="float" office:value="492" calcext:value-type="float">
            <text:p>492</text:p>
          </table:table-cell>
          <table:table-cell table:formula="of:=[.I94]/[.J94]" office:value-type="float" office:value="-0.0786707801200366" calcext:value-type="float">
            <text:p>-0.0786707801</text:p>
          </table:table-cell>
          <table:table-cell table:formula="of:=[.E94]/[.L94]" office:value-type="float" office:value="-0.599000034423176" calcext:value-type="float">
            <text:p>-0.5990000344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-3.5616886616" calcext:value-type="float">
            <text:p>-3.561688661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787251" calcext:value-type="float">
            <text:p>0.04787251</text:p>
          </table:table-cell>
          <table:table-cell office:value-type="float" office:value="0.04747794" calcext:value-type="float">
            <text:p>0.0474779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349047" calcext:value-type="float">
            <text:p>0.1349047</text:p>
          </table:table-cell>
          <table:table-cell office:value-type="float" office:value="0.7744537786" calcext:value-type="float">
            <text:p>0.7744537786</text:p>
          </table:table-cell>
          <table:table-cell office:value-type="float" office:value="-9.7708073139" calcext:value-type="float">
            <text:p>-9.7708073139</text:p>
          </table:table-cell>
          <table:table-cell office:value-type="float" office:value="493" calcext:value-type="float">
            <text:p>493</text:p>
          </table:table-cell>
          <table:table-cell table:formula="of:=[.I95]/[.J95]" office:value-type="float" office:value="-0.0792620050441746" calcext:value-type="float">
            <text:p>-0.079262005</text:p>
          </table:table-cell>
          <table:table-cell table:formula="of:=[.E95]/[.L95]" office:value-type="float" office:value="-0.59899998711286" calcext:value-type="float">
            <text:p>-0.5989999871</text:p>
          </table:table-cell>
        </table:table-row>
        <table:table-row table:style-name="ro1">
          <table:table-cell office:value-type="float" office:value="24.65" calcext:value-type="float">
            <text:p>24.65</text:p>
          </table:table-cell>
          <table:table-cell office:value-type="float" office:value="-3.5547027588" calcext:value-type="float">
            <text:p>-3.554702758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758052" calcext:value-type="float">
            <text:p>0.05758052</text:p>
          </table:table-cell>
          <table:table-cell office:value-type="float" office:value="0.04785582" calcext:value-type="float">
            <text:p>0.0478558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662672" calcext:value-type="float">
            <text:p>0.1662672</text:p>
          </table:table-cell>
          <table:table-cell office:value-type="float" office:value="0.7810931578" calcext:value-type="float">
            <text:p>0.7810931578</text:p>
          </table:table-cell>
          <table:table-cell office:value-type="float" office:value="-9.7767586231" calcext:value-type="float">
            <text:p>-9.7767586231</text:p>
          </table:table-cell>
          <table:table-cell office:value-type="float" office:value="494" calcext:value-type="float">
            <text:p>494</text:p>
          </table:table-cell>
          <table:table-cell table:formula="of:=[.I96]/[.J96]" office:value-type="float" office:value="-0.0798928548726236" calcext:value-type="float">
            <text:p>-0.0798928549</text:p>
          </table:table-cell>
          <table:table-cell table:formula="of:=[.E96]/[.L96]" office:value-type="float" office:value="-0.598999999140079" calcext:value-type="float">
            <text:p>-0.5989999991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-3.6277401447" calcext:value-type="float">
            <text:p>-3.627740144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6029246" calcext:value-type="float">
            <text:p>0.06029246</text:p>
          </table:table-cell>
          <table:table-cell office:value-type="float" office:value="0.04805467" calcext:value-type="float">
            <text:p>0.0480546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4021654" calcext:value-type="float">
            <text:p>0.14021654</text:p>
          </table:table-cell>
          <table:table-cell office:value-type="float" office:value="0.7836690471" calcext:value-type="float">
            <text:p>0.7836690471</text:p>
          </table:table-cell>
          <table:table-cell office:value-type="float" office:value="-9.7684108734" calcext:value-type="float">
            <text:p>-9.7684108734</text:p>
          </table:table-cell>
          <table:table-cell office:value-type="float" office:value="495" calcext:value-type="float">
            <text:p>495</text:p>
          </table:table-cell>
          <table:table-cell table:formula="of:=[.I97]/[.J97]" office:value-type="float" office:value="-0.0802248244117147" calcext:value-type="float">
            <text:p>-0.0802248244</text:p>
          </table:table-cell>
          <table:table-cell table:formula="of:=[.E97]/[.L97]" office:value-type="float" office:value="-0.599000002211072" calcext:value-type="float">
            <text:p>-0.5990000022</text:p>
          </table:table-cell>
        </table:table-row>
        <table:table-row table:style-name="ro1">
          <table:table-cell office:value-type="float" office:value="24.75" calcext:value-type="float">
            <text:p>24.75</text:p>
          </table:table-cell>
          <table:table-cell office:value-type="float" office:value="-3.6827898026" calcext:value-type="float">
            <text:p>-3.682789802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984772" calcext:value-type="float">
            <text:p>0.05984772</text:p>
          </table:table-cell>
          <table:table-cell office:value-type="float" office:value="0.04765417" calcext:value-type="float">
            <text:p>0.0476541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2024791" calcext:value-type="float">
            <text:p>0.12024791</text:p>
          </table:table-cell>
          <table:table-cell office:value-type="float" office:value="0.7764947429" calcext:value-type="float">
            <text:p>0.7764947429</text:p>
          </table:table-cell>
          <table:table-cell office:value-type="float" office:value="-9.7603288174" calcext:value-type="float">
            <text:p>-9.7603288174</text:p>
          </table:table-cell>
          <table:table-cell office:value-type="float" office:value="496" calcext:value-type="float">
            <text:p>496</text:p>
          </table:table-cell>
          <table:table-cell table:formula="of:=[.I98]/[.J98]" office:value-type="float" office:value="-0.0795562073191348" calcext:value-type="float">
            <text:p>-0.0795562073</text:p>
          </table:table-cell>
          <table:table-cell table:formula="of:=[.E98]/[.L98]" office:value-type="float" office:value="-0.599000022824596" calcext:value-type="float">
            <text:p>-0.5990000228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-3.6534438133" calcext:value-type="float">
            <text:p>-3.653443813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539336" calcext:value-type="float">
            <text:p>0.05539336</text:p>
          </table:table-cell>
          <table:table-cell office:value-type="float" office:value="0.04797526" calcext:value-type="float">
            <text:p>0.0479752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2016997" calcext:value-type="float">
            <text:p>0.12016997</text:p>
          </table:table-cell>
          <table:table-cell office:value-type="float" office:value="0.7821374819" calcext:value-type="float">
            <text:p>0.7821374819</text:p>
          </table:table-cell>
          <table:table-cell office:value-type="float" office:value="-9.7654563427" calcext:value-type="float">
            <text:p>-9.7654563427</text:p>
          </table:table-cell>
          <table:table-cell office:value-type="float" office:value="497" calcext:value-type="float">
            <text:p>497</text:p>
          </table:table-cell>
          <table:table-cell table:formula="of:=[.I99]/[.J99]" office:value-type="float" office:value="-0.0800922613805625" calcext:value-type="float">
            <text:p>-0.0800922614</text:p>
          </table:table-cell>
          <table:table-cell table:formula="of:=[.E99]/[.L99]" office:value-type="float" office:value="-0.598999942978799" calcext:value-type="float">
            <text:p>-0.598999943</text:p>
          </table:table-cell>
        </table:table-row>
        <table:table-row table:style-name="ro1">
          <table:table-cell office:value-type="float" office:value="24.85" calcext:value-type="float">
            <text:p>24.85</text:p>
          </table:table-cell>
          <table:table-cell office:value-type="float" office:value="-3.6644275188" calcext:value-type="float">
            <text:p>-3.664427518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678228" calcext:value-type="float">
            <text:p>0.04678228</text:p>
          </table:table-cell>
          <table:table-cell office:value-type="float" office:value="0.04793346" calcext:value-type="float">
            <text:p>0.0479334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0986075" calcext:value-type="float">
            <text:p>0.0986075</text:p>
          </table:table-cell>
          <table:table-cell office:value-type="float" office:value="0.7818731561" calcext:value-type="float">
            <text:p>0.7818731561</text:p>
          </table:table-cell>
          <table:table-cell office:value-type="float" office:value="-9.7706691265" calcext:value-type="float">
            <text:p>-9.7706691265</text:p>
          </table:table-cell>
          <table:table-cell office:value-type="float" office:value="498" calcext:value-type="float">
            <text:p>498</text:p>
          </table:table-cell>
          <table:table-cell table:formula="of:=[.I100]/[.J100]" office:value-type="float" office:value="-0.0800224780900015" calcext:value-type="float">
            <text:p>-0.0800224781</text:p>
          </table:table-cell>
          <table:table-cell table:formula="of:=[.E100]/[.L100]" office:value-type="float" office:value="-0.598999945316479" calcext:value-type="float">
            <text:p>-0.5989999453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-3.6050136089" calcext:value-type="float">
            <text:p>-3.605013608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434407" calcext:value-type="float">
            <text:p>0.04434407</text:p>
          </table:table-cell>
          <table:table-cell office:value-type="float" office:value="0.04807288" calcext:value-type="float">
            <text:p>0.0480728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0995641" calcext:value-type="float">
            <text:p>0.10995641</text:p>
          </table:table-cell>
          <table:table-cell office:value-type="float" office:value="0.7833484098" calcext:value-type="float">
            <text:p>0.7833484098</text:p>
          </table:table-cell>
          <table:table-cell office:value-type="float" office:value="-9.7607153416" calcext:value-type="float">
            <text:p>-9.7607153416</text:p>
          </table:table-cell>
          <table:table-cell office:value-type="float" office:value="499" calcext:value-type="float">
            <text:p>499</text:p>
          </table:table-cell>
          <table:table-cell table:formula="of:=[.I101]/[.J101]" office:value-type="float" office:value="-0.0802552253994523" calcext:value-type="float">
            <text:p>-0.0802552254</text:p>
          </table:table-cell>
          <table:table-cell table:formula="of:=[.E101]/[.L101]" office:value-type="float" office:value="-0.598999999822168" calcext:value-type="float">
            <text:p>-0.5989999998</text:p>
          </table:table-cell>
        </table:table-row>
        <table:table-row table:style-name="ro1">
          <table:table-cell office:value-type="float" office:value="24.95" calcext:value-type="float">
            <text:p>24.95</text:p>
          </table:table-cell>
          <table:table-cell office:value-type="float" office:value="-3.5504865646" calcext:value-type="float">
            <text:p>-3.550486564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487092" calcext:value-type="float">
            <text:p>0.04487092</text:p>
          </table:table-cell>
          <table:table-cell office:value-type="float" office:value="0.04827013" calcext:value-type="float">
            <text:p>0.0482701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3165157" calcext:value-type="float">
            <text:p>0.13165157</text:p>
          </table:table-cell>
          <table:table-cell office:value-type="float" office:value="0.7866384134" calcext:value-type="float">
            <text:p>0.7866384134</text:p>
          </table:table-cell>
          <table:table-cell office:value-type="float" office:value="-9.7616559029" calcext:value-type="float">
            <text:p>-9.7616559029</text:p>
          </table:table-cell>
          <table:table-cell office:value-type="float" office:value="500" calcext:value-type="float">
            <text:p>500</text:p>
          </table:table-cell>
          <table:table-cell table:formula="of:=[.I102]/[.J102]" office:value-type="float" office:value="-0.0805845259477242" calcext:value-type="float">
            <text:p>-0.0805845259</text:p>
          </table:table-cell>
          <table:table-cell table:formula="of:=[.E102]/[.L102]" office:value-type="float" office:value="-0.598999987060955" calcext:value-type="float">
            <text:p>-0.59899998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3.5802702904" calcext:value-type="float">
            <text:p>-3.580270290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899808" calcext:value-type="float">
            <text:p>0.04899808</text:p>
          </table:table-cell>
          <table:table-cell office:value-type="float" office:value="0.04875897" calcext:value-type="float">
            <text:p>0.0487589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3118583" calcext:value-type="float">
            <text:p>0.13118583</text:p>
          </table:table-cell>
          <table:table-cell office:value-type="float" office:value="0.7947697118" calcext:value-type="float">
            <text:p>0.7947697118</text:p>
          </table:table-cell>
          <table:table-cell office:value-type="float" office:value="-9.7636818409" calcext:value-type="float">
            <text:p>-9.7636818409</text:p>
          </table:table-cell>
          <table:table-cell office:value-type="float" office:value="501" calcext:value-type="float">
            <text:p>501</text:p>
          </table:table-cell>
          <table:table-cell table:formula="of:=[.I103]/[.J103]" office:value-type="float" office:value="-0.0814006155414359" calcext:value-type="float">
            <text:p>-0.0814006155</text:p>
          </table:table-cell>
          <table:table-cell table:formula="of:=[.E103]/[.L103]" office:value-type="float" office:value="-0.599000015855899" calcext:value-type="float">
            <text:p>-0.5990000159</text:p>
          </table:table-cell>
        </table:table-row>
        <table:table-row table:style-name="ro1">
          <table:table-cell office:value-type="float" office:value="25.05" calcext:value-type="float">
            <text:p>25.05</text:p>
          </table:table-cell>
          <table:table-cell office:value-type="float" office:value="-3.5698091984" calcext:value-type="float">
            <text:p>-3.569809198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644615" calcext:value-type="float">
            <text:p>0.05644615</text:p>
          </table:table-cell>
          <table:table-cell office:value-type="float" office:value="0.05010301" calcext:value-type="float">
            <text:p>0.0501030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57184" calcext:value-type="float">
            <text:p>0.157184</text:p>
          </table:table-cell>
          <table:table-cell office:value-type="float" office:value="0.8157112926" calcext:value-type="float">
            <text:p>0.8157112926</text:p>
          </table:table-cell>
          <table:table-cell office:value-type="float" office:value="-9.7521305084" calcext:value-type="float">
            <text:p>-9.7521305084</text:p>
          </table:table-cell>
          <table:table-cell office:value-type="float" office:value="502" calcext:value-type="float">
            <text:p>502</text:p>
          </table:table-cell>
          <table:table-cell table:formula="of:=[.I104]/[.J104]" office:value-type="float" office:value="-0.0836444192268948" calcext:value-type="float">
            <text:p>-0.0836444192</text:p>
          </table:table-cell>
          <table:table-cell table:formula="of:=[.E104]/[.L104]" office:value-type="float" office:value="-0.599000034468409" calcext:value-type="float">
            <text:p>-0.5990000345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-3.62464571" calcext:value-type="float">
            <text:p>-3.6246457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742212" calcext:value-type="float">
            <text:p>0.05742212</text:p>
          </table:table-cell>
          <table:table-cell office:value-type="float" office:value="0.04899569" calcext:value-type="float">
            <text:p>0.04899569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3527307" calcext:value-type="float">
            <text:p>0.13527307</text:p>
          </table:table-cell>
          <table:table-cell office:value-type="float" office:value="0.7969515994" calcext:value-type="float">
            <text:p>0.7969515994</text:p>
          </table:table-cell>
          <table:table-cell office:value-type="float" office:value="-9.7431842804" calcext:value-type="float">
            <text:p>-9.7431842804</text:p>
          </table:table-cell>
          <table:table-cell office:value-type="float" office:value="503" calcext:value-type="float">
            <text:p>503</text:p>
          </table:table-cell>
          <table:table-cell table:formula="of:=[.I105]/[.J105]" office:value-type="float" office:value="-0.0817958047866546" calcext:value-type="float">
            <text:p>-0.0817958048</text:p>
          </table:table-cell>
          <table:table-cell table:formula="of:=[.E105]/[.L105]" office:value-type="float" office:value="-0.599000035855065" calcext:value-type="float">
            <text:p>-0.5990000359</text:p>
          </table:table-cell>
        </table:table-row>
        <table:table-row table:style-name="ro1">
          <table:table-cell office:value-type="float" office:value="25.15" calcext:value-type="float">
            <text:p>25.15</text:p>
          </table:table-cell>
          <table:table-cell office:value-type="float" office:value="-3.6688804626" calcext:value-type="float">
            <text:p>-3.668880462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812962" calcext:value-type="float">
            <text:p>0.05812962</text:p>
          </table:table-cell>
          <table:table-cell office:value-type="float" office:value="0.04865334" calcext:value-type="float">
            <text:p>0.0486533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2150132" calcext:value-type="float">
            <text:p>0.12150132</text:p>
          </table:table-cell>
          <table:table-cell office:value-type="float" office:value="0.7912708834" calcext:value-type="float">
            <text:p>0.7912708834</text:p>
          </table:table-cell>
          <table:table-cell office:value-type="float" office:value="-9.7418035984" calcext:value-type="float">
            <text:p>-9.7418035984</text:p>
          </table:table-cell>
          <table:table-cell office:value-type="float" office:value="504" calcext:value-type="float">
            <text:p>504</text:p>
          </table:table-cell>
          <table:table-cell table:formula="of:=[.I106]/[.J106]" office:value-type="float" office:value="-0.0812242697573947" calcext:value-type="float">
            <text:p>-0.0812242698</text:p>
          </table:table-cell>
          <table:table-cell table:formula="of:=[.E106]/[.L106]" office:value-type="float" office:value="-0.599000029736439" calcext:value-type="float">
            <text:p>-0.5990000297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-3.6311843395" calcext:value-type="float">
            <text:p>-3.631184339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37226" calcext:value-type="float">
            <text:p>0.05337226</text:p>
          </table:table-cell>
          <table:table-cell office:value-type="float" office:value="0.04923157" calcext:value-type="float">
            <text:p>0.0492315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2361424" calcext:value-type="float">
            <text:p>0.12361424</text:p>
          </table:table-cell>
          <table:table-cell office:value-type="float" office:value="0.800201048" calcext:value-type="float">
            <text:p>0.800201048</text:p>
          </table:table-cell>
          <table:table-cell office:value-type="float" office:value="-9.7360377312" calcext:value-type="float">
            <text:p>-9.7360377312</text:p>
          </table:table-cell>
          <table:table-cell office:value-type="float" office:value="505" calcext:value-type="float">
            <text:p>505</text:p>
          </table:table-cell>
          <table:table-cell table:formula="of:=[.I107]/[.J107]" office:value-type="float" office:value="-0.0821896001322678" calcext:value-type="float">
            <text:p>-0.0821896001</text:p>
          </table:table-cell>
          <table:table-cell table:formula="of:=[.E107]/[.L107]" office:value-type="float" office:value="-0.598999994169233" calcext:value-type="float">
            <text:p>-0.5989999942</text:p>
          </table:table-cell>
        </table:table-row>
        <table:table-row table:style-name="ro1">
          <table:table-cell office:value-type="float" office:value="25.25" calcext:value-type="float">
            <text:p>25.25</text:p>
          </table:table-cell>
          <table:table-cell office:value-type="float" office:value="-3.6658196449" calcext:value-type="float">
            <text:p>-3.665819644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638115" calcext:value-type="float">
            <text:p>0.04638115</text:p>
          </table:table-cell>
          <table:table-cell office:value-type="float" office:value="0.04957881" calcext:value-type="float">
            <text:p>0.0495788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09810037" calcext:value-type="float">
            <text:p>0.09810037</text:p>
          </table:table-cell>
          <table:table-cell office:value-type="float" office:value="0.8074823275" calcext:value-type="float">
            <text:p>0.8074823275</text:p>
          </table:table-cell>
          <table:table-cell office:value-type="float" office:value="-9.7558199883" calcext:value-type="float">
            <text:p>-9.7558199883</text:p>
          </table:table-cell>
          <table:table-cell office:value-type="float" office:value="506" calcext:value-type="float">
            <text:p>506</text:p>
          </table:table-cell>
          <table:table-cell table:formula="of:=[.I108]/[.J108]" office:value-type="float" office:value="-0.0827692934544099" calcext:value-type="float">
            <text:p>-0.0827692935</text:p>
          </table:table-cell>
          <table:table-cell table:formula="of:=[.E108]/[.L108]" office:value-type="float" office:value="-0.599000038913084" calcext:value-type="float">
            <text:p>-0.5990000389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-3.5829033852" calcext:value-type="float">
            <text:p>-3.582903385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62437" calcext:value-type="float">
            <text:p>0.0462437</text:p>
          </table:table-cell>
          <table:table-cell office:value-type="float" office:value="0.04894897" calcext:value-type="float">
            <text:p>0.0489489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2294117" calcext:value-type="float">
            <text:p>0.12294117</text:p>
          </table:table-cell>
          <table:table-cell office:value-type="float" office:value="0.7970104501" calcext:value-type="float">
            <text:p>0.7970104501</text:p>
          </table:table-cell>
          <table:table-cell office:value-type="float" office:value="-9.7532027721" calcext:value-type="float">
            <text:p>-9.7532027721</text:p>
          </table:table-cell>
          <table:table-cell office:value-type="float" office:value="507" calcext:value-type="float">
            <text:p>507</text:p>
          </table:table-cell>
          <table:table-cell table:formula="of:=[.I109]/[.J109]" office:value-type="float" office:value="-0.0817178181079068" calcext:value-type="float">
            <text:p>-0.0817178181</text:p>
          </table:table-cell>
          <table:table-cell table:formula="of:=[.E109]/[.L109]" office:value-type="float" office:value="-0.598999962717603" calcext:value-type="float">
            <text:p>-0.5989999627</text:p>
          </table:table-cell>
        </table:table-row>
        <table:table-row table:style-name="ro1">
          <table:table-cell office:value-type="float" office:value="25.36" calcext:value-type="float">
            <text:p>25.36</text:p>
          </table:table-cell>
          <table:table-cell office:value-type="float" office:value="-3.5651917458" calcext:value-type="float">
            <text:p>-3.565191745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348807" calcext:value-type="float">
            <text:p>0.04348807</text:p>
          </table:table-cell>
          <table:table-cell office:value-type="float" office:value="0.04814587" calcext:value-type="float">
            <text:p>0.0481458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2162433" calcext:value-type="float">
            <text:p>0.12162433</text:p>
          </table:table-cell>
          <table:table-cell office:value-type="float" office:value="0.7833216354" calcext:value-type="float">
            <text:p>0.7833216354</text:p>
          </table:table-cell>
          <table:table-cell office:value-type="float" office:value="-9.7455849171" calcext:value-type="float">
            <text:p>-9.7455849171</text:p>
          </table:table-cell>
          <table:table-cell office:value-type="float" office:value="508" calcext:value-type="float">
            <text:p>508</text:p>
          </table:table-cell>
          <table:table-cell table:formula="of:=[.I110]/[.J110]" office:value-type="float" office:value="-0.0803770776267674" calcext:value-type="float">
            <text:p>-0.0803770776</text:p>
          </table:table-cell>
          <table:table-cell table:formula="of:=[.E110]/[.L110]" office:value-type="float" office:value="-0.599000006240166" calcext:value-type="float">
            <text:p>-0.5990000062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-3.5944182873" calcext:value-type="float">
            <text:p>-3.594418287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481498" calcext:value-type="float">
            <text:p>0.04481498</text:p>
          </table:table-cell>
          <table:table-cell office:value-type="float" office:value="0.04806616" calcext:value-type="float">
            <text:p>0.0480661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1460637" calcext:value-type="float">
            <text:p>0.11460637</text:p>
          </table:table-cell>
          <table:table-cell office:value-type="float" office:value="0.7819942281" calcext:value-type="float">
            <text:p>0.7819942281</text:p>
          </table:table-cell>
          <table:table-cell office:value-type="float" office:value="-9.745203495" calcext:value-type="float">
            <text:p>-9.745203495</text:p>
          </table:table-cell>
          <table:table-cell office:value-type="float" office:value="509" calcext:value-type="float">
            <text:p>509</text:p>
          </table:table-cell>
          <table:table-cell table:formula="of:=[.I111]/[.J111]" office:value-type="float" office:value="-0.080244012195458" calcext:value-type="float">
            <text:p>-0.0802440122</text:p>
          </table:table-cell>
          <table:table-cell table:formula="of:=[.E111]/[.L111]" office:value-type="float" office:value="-0.598999958812137" calcext:value-type="float">
            <text:p>-0.5989999588</text:p>
          </table:table-cell>
        </table:table-row>
        <table:table-row table:style-name="ro1">
          <table:table-cell office:value-type="float" office:value="25.45" calcext:value-type="float">
            <text:p>25.45</text:p>
          </table:table-cell>
          <table:table-cell office:value-type="float" office:value="-3.5373990536" calcext:value-type="float">
            <text:p>-3.537399053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40188" calcext:value-type="float">
            <text:p>0.05140188</text:p>
          </table:table-cell>
          <table:table-cell office:value-type="float" office:value="0.04822195" calcext:value-type="float">
            <text:p>0.04822195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5749304" calcext:value-type="float">
            <text:p>0.15749304</text:p>
          </table:table-cell>
          <table:table-cell office:value-type="float" office:value="0.7845202342" calcext:value-type="float">
            <text:p>0.7845202342</text:p>
          </table:table-cell>
          <table:table-cell office:value-type="float" office:value="-9.7450984478" calcext:value-type="float">
            <text:p>-9.7450984478</text:p>
          </table:table-cell>
          <table:table-cell office:value-type="float" office:value="510" calcext:value-type="float">
            <text:p>510</text:p>
          </table:table-cell>
          <table:table-cell table:formula="of:=[.I112]/[.J112]" office:value-type="float" office:value="-0.0805040850436056" calcext:value-type="float">
            <text:p>-0.080504085</text:p>
          </table:table-cell>
          <table:table-cell table:formula="of:=[.E112]/[.L112]" office:value-type="float" office:value="-0.599000037996584" calcext:value-type="float">
            <text:p>-0.599000038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-3.5997576714" calcext:value-type="float">
            <text:p>-3.599757671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700969" calcext:value-type="float">
            <text:p>0.05700969</text:p>
          </table:table-cell>
          <table:table-cell office:value-type="float" office:value="0.04771256" calcext:value-type="float">
            <text:p>0.0477125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4328294" calcext:value-type="float">
            <text:p>0.14328294</text:p>
          </table:table-cell>
          <table:table-cell office:value-type="float" office:value="0.7768051371" calcext:value-type="float">
            <text:p>0.7768051371</text:p>
          </table:table-cell>
          <table:table-cell office:value-type="float" office:value="-9.7522800922" calcext:value-type="float">
            <text:p>-9.7522800922</text:p>
          </table:table-cell>
          <table:table-cell office:value-type="float" office:value="511" calcext:value-type="float">
            <text:p>511</text:p>
          </table:table-cell>
          <table:table-cell table:formula="of:=[.I113]/[.J113]" office:value-type="float" office:value="-0.0796536942905587" calcext:value-type="float">
            <text:p>-0.0796536943</text:p>
          </table:table-cell>
          <table:table-cell table:formula="of:=[.E113]/[.L113]" office:value-type="float" office:value="-0.598999963842924" calcext:value-type="float">
            <text:p>-0.5989999638</text:p>
          </table:table-cell>
        </table:table-row>
        <table:table-row table:style-name="ro1">
          <table:table-cell office:value-type="float" office:value="25.55" calcext:value-type="float">
            <text:p>25.55</text:p>
          </table:table-cell>
          <table:table-cell office:value-type="float" office:value="-3.6350355148" calcext:value-type="float">
            <text:p>-3.635035514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6075312" calcext:value-type="float">
            <text:p>0.06075312</text:p>
          </table:table-cell>
          <table:table-cell office:value-type="float" office:value="0.04838359" calcext:value-type="float">
            <text:p>0.04838359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387005" calcext:value-type="float">
            <text:p>0.1387005</text:p>
          </table:table-cell>
          <table:table-cell office:value-type="float" office:value="0.788156803" calcext:value-type="float">
            <text:p>0.788156803</text:p>
          </table:table-cell>
          <table:table-cell office:value-type="float" office:value="-9.757563448" calcext:value-type="float">
            <text:p>-9.757563448</text:p>
          </table:table-cell>
          <table:table-cell office:value-type="float" office:value="512" calcext:value-type="float">
            <text:p>512</text:p>
          </table:table-cell>
          <table:table-cell table:formula="of:=[.I114]/[.J114]" office:value-type="float" office:value="-0.0807739357474071" calcext:value-type="float">
            <text:p>-0.0807739357</text:p>
          </table:table-cell>
          <table:table-cell table:formula="of:=[.E114]/[.L114]" office:value-type="float" office:value="-0.599000030793388" calcext:value-type="float">
            <text:p>-0.5990000308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-3.6610577106" calcext:value-type="float">
            <text:p>-3.661057710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6292187" calcext:value-type="float">
            <text:p>0.06292187</text:p>
          </table:table-cell>
          <table:table-cell office:value-type="float" office:value="0.04849932" calcext:value-type="float">
            <text:p>0.0484993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3411549" calcext:value-type="float">
            <text:p>0.13411549</text:p>
          </table:table-cell>
          <table:table-cell office:value-type="float" office:value="0.7893929407" calcext:value-type="float">
            <text:p>0.7893929407</text:p>
          </table:table-cell>
          <table:table-cell office:value-type="float" office:value="-9.7495462894" calcext:value-type="float">
            <text:p>-9.7495462894</text:p>
          </table:table-cell>
          <table:table-cell office:value-type="float" office:value="513" calcext:value-type="float">
            <text:p>513</text:p>
          </table:table-cell>
          <table:table-cell table:formula="of:=[.I115]/[.J115]" office:value-type="float" office:value="-0.0809671462925666" calcext:value-type="float">
            <text:p>-0.0809671463</text:p>
          </table:table-cell>
          <table:table-cell table:formula="of:=[.E115]/[.L115]" office:value-type="float" office:value="-0.598999992228361" calcext:value-type="float">
            <text:p>-0.5989999922</text:p>
          </table:table-cell>
        </table:table-row>
        <table:table-row table:style-name="ro1">
          <table:table-cell office:value-type="float" office:value="25.65" calcext:value-type="float">
            <text:p>25.65</text:p>
          </table:table-cell>
          <table:table-cell office:value-type="float" office:value="-3.6773505211" calcext:value-type="float">
            <text:p>-3.677350521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1463" calcext:value-type="float">
            <text:p>0.0521463</text:p>
          </table:table-cell>
          <table:table-cell office:value-type="float" office:value="0.04875247" calcext:value-type="float">
            <text:p>0.0487524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0670945" calcext:value-type="float">
            <text:p>0.10670945</text:p>
          </table:table-cell>
          <table:table-cell office:value-type="float" office:value="0.7939334884" calcext:value-type="float">
            <text:p>0.7939334884</text:p>
          </table:table-cell>
          <table:table-cell office:value-type="float" office:value="-9.7547091484" calcext:value-type="float">
            <text:p>-9.7547091484</text:p>
          </table:table-cell>
          <table:table-cell office:value-type="float" office:value="514" calcext:value-type="float">
            <text:p>514</text:p>
          </table:table-cell>
          <table:table-cell table:formula="of:=[.I116]/[.J116]" office:value-type="float" office:value="-0.0813897653248045" calcext:value-type="float">
            <text:p>-0.0813897653</text:p>
          </table:table-cell>
          <table:table-cell table:formula="of:=[.E116]/[.L116]" office:value-type="float" office:value="-0.599000007008769" calcext:value-type="float">
            <text:p>-0.599000007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-3.6846859455" calcext:value-type="float">
            <text:p>-3.684685945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731568" calcext:value-type="float">
            <text:p>0.04731568</text:p>
          </table:table-cell>
          <table:table-cell office:value-type="float" office:value="0.04747283" calcext:value-type="float">
            <text:p>0.0474728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09454684" calcext:value-type="float">
            <text:p>0.09454684</text:p>
          </table:table-cell>
          <table:table-cell office:value-type="float" office:value="0.7730774954" calcext:value-type="float">
            <text:p>0.7730774954</text:p>
          </table:table-cell>
          <table:table-cell office:value-type="float" office:value="-9.7544937611" calcext:value-type="float">
            <text:p>-9.7544937611</text:p>
          </table:table-cell>
          <table:table-cell office:value-type="float" office:value="515" calcext:value-type="float">
            <text:p>515</text:p>
          </table:table-cell>
          <table:table-cell table:formula="of:=[.I117]/[.J117]" office:value-type="float" office:value="-0.0792534717160782" calcext:value-type="float">
            <text:p>-0.0792534717</text:p>
          </table:table-cell>
          <table:table-cell table:formula="of:=[.E117]/[.L117]" office:value-type="float" office:value="-0.599000005577915" calcext:value-type="float">
            <text:p>-0.5990000056</text:p>
          </table:table-cell>
        </table:table-row>
        <table:table-row table:style-name="ro1">
          <table:table-cell office:value-type="float" office:value="25.75" calcext:value-type="float">
            <text:p>25.75</text:p>
          </table:table-cell>
          <table:table-cell office:value-type="float" office:value="-3.5424945354" calcext:value-type="float">
            <text:p>-3.54249453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40928" calcext:value-type="float">
            <text:p>0.0440928</text:p>
          </table:table-cell>
          <table:table-cell office:value-type="float" office:value="0.04761651" calcext:value-type="float">
            <text:p>0.0476165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3235569" calcext:value-type="float">
            <text:p>0.13235569</text:p>
          </table:table-cell>
          <table:table-cell office:value-type="float" office:value="0.7753431335" calcext:value-type="float">
            <text:p>0.7753431335</text:p>
          </table:table-cell>
          <table:table-cell office:value-type="float" office:value="-9.7535604954" calcext:value-type="float">
            <text:p>-9.7535604954</text:p>
          </table:table-cell>
          <table:table-cell office:value-type="float" office:value="516" calcext:value-type="float">
            <text:p>516</text:p>
          </table:table-cell>
          <table:table-cell table:formula="of:=[.I118]/[.J118]" office:value-type="float" office:value="-0.0794933433658067" calcext:value-type="float">
            <text:p>-0.0794933434</text:p>
          </table:table-cell>
          <table:table-cell table:formula="of:=[.E118]/[.L118]" office:value-type="float" office:value="-0.598999966335317" calcext:value-type="float">
            <text:p>-0.5989999663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-3.6096463203" calcext:value-type="float">
            <text:p>-3.609646320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3831306" calcext:value-type="float">
            <text:p>0.03831306</text:p>
          </table:table-cell>
          <table:table-cell office:value-type="float" office:value="0.04652149" calcext:value-type="float">
            <text:p>0.04652149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09306267" calcext:value-type="float">
            <text:p>0.09306267</text:p>
          </table:table-cell>
          <table:table-cell office:value-type="float" office:value="0.7562542781" calcext:value-type="float">
            <text:p>0.7562542781</text:p>
          </table:table-cell>
          <table:table-cell office:value-type="float" office:value="-9.7373566151" calcext:value-type="float">
            <text:p>-9.7373566151</text:p>
          </table:table-cell>
          <table:table-cell office:value-type="float" office:value="517" calcext:value-type="float">
            <text:p>517</text:p>
          </table:table-cell>
          <table:table-cell table:formula="of:=[.I119]/[.J119]" office:value-type="float" office:value="-0.077665254338868" calcext:value-type="float">
            <text:p>-0.0776652543</text:p>
          </table:table-cell>
          <table:table-cell table:formula="of:=[.E119]/[.L119]" office:value-type="float" office:value="-0.599000034133901" calcext:value-type="float">
            <text:p>-0.5990000341</text:p>
          </table:table-cell>
        </table:table-row>
        <table:table-row table:style-name="ro1">
          <table:table-cell office:value-type="float" office:value="25.85" calcext:value-type="float">
            <text:p>25.85</text:p>
          </table:table-cell>
          <table:table-cell office:value-type="float" office:value="-3.5352423191" calcext:value-type="float">
            <text:p>-3.535242319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127755" calcext:value-type="float">
            <text:p>0.04127755</text:p>
          </table:table-cell>
          <table:table-cell office:value-type="float" office:value="0.04600144" calcext:value-type="float">
            <text:p>0.0460014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2582062" calcext:value-type="float">
            <text:p>0.12582062</text:p>
          </table:table-cell>
          <table:table-cell office:value-type="float" office:value="0.7475161806" calcext:value-type="float">
            <text:p>0.7475161806</text:p>
          </table:table-cell>
          <table:table-cell office:value-type="float" office:value="-9.733656168" calcext:value-type="float">
            <text:p>-9.733656168</text:p>
          </table:table-cell>
          <table:table-cell office:value-type="float" office:value="518" calcext:value-type="float">
            <text:p>518</text:p>
          </table:table-cell>
          <table:table-cell table:formula="of:=[.I120]/[.J120]" office:value-type="float" office:value="-0.0767970603951993" calcext:value-type="float">
            <text:p>-0.0767970604</text:p>
          </table:table-cell>
          <table:table-cell table:formula="of:=[.E120]/[.L120]" office:value-type="float" office:value="-0.599000010720145" calcext:value-type="float">
            <text:p>-0.5990000107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-3.5189082623" calcext:value-type="float">
            <text:p>-3.518908262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802183" calcext:value-type="float">
            <text:p>0.04802183</text:p>
          </table:table-cell>
          <table:table-cell office:value-type="float" office:value="0.04581862" calcext:value-type="float">
            <text:p>0.0458186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5470847" calcext:value-type="float">
            <text:p>0.15470847</text:p>
          </table:table-cell>
          <table:table-cell office:value-type="float" office:value="0.7449273452" calcext:value-type="float">
            <text:p>0.7449273452</text:p>
          </table:table-cell>
          <table:table-cell office:value-type="float" office:value="-9.7386502743" calcext:value-type="float">
            <text:p>-9.7386502743</text:p>
          </table:table-cell>
          <table:table-cell office:value-type="float" office:value="519" calcext:value-type="float">
            <text:p>519</text:p>
          </table:table-cell>
          <table:table-cell table:formula="of:=[.I121]/[.J121]" office:value-type="float" office:value="-0.076491846838965" calcext:value-type="float">
            <text:p>-0.0764918468</text:p>
          </table:table-cell>
          <table:table-cell table:formula="of:=[.E121]/[.L121]" office:value-type="float" office:value="-0.599000048939333" calcext:value-type="float">
            <text:p>-0.5990000489</text:p>
          </table:table-cell>
        </table:table-row>
        <table:table-row table:style-name="ro1">
          <table:table-cell office:value-type="float" office:value="25.95" calcext:value-type="float">
            <text:p>25.95</text:p>
          </table:table-cell>
          <table:table-cell office:value-type="float" office:value="-3.5835421085" calcext:value-type="float">
            <text:p>-3.583542108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65986" calcext:value-type="float">
            <text:p>0.05465986</text:p>
          </table:table-cell>
          <table:table-cell office:value-type="float" office:value="0.04614384" calcext:value-type="float">
            <text:p>0.0461438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430144" calcext:value-type="float">
            <text:p>0.1430144</text:p>
          </table:table-cell>
          <table:table-cell office:value-type="float" office:value="0.7504110828" calcext:value-type="float">
            <text:p>0.7504110828</text:p>
          </table:table-cell>
          <table:table-cell office:value-type="float" office:value="-9.7411973476" calcext:value-type="float">
            <text:p>-9.7411973476</text:p>
          </table:table-cell>
          <table:table-cell office:value-type="float" office:value="520" calcext:value-type="float">
            <text:p>520</text:p>
          </table:table-cell>
          <table:table-cell table:formula="of:=[.I122]/[.J122]" office:value-type="float" office:value="-0.0770347890534097" calcext:value-type="float">
            <text:p>-0.0770347891</text:p>
          </table:table-cell>
          <table:table-cell table:formula="of:=[.E122]/[.L122]" office:value-type="float" office:value="-0.599000017615516" calcext:value-type="float">
            <text:p>-0.59900001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3.6113586426" calcext:value-type="float">
            <text:p>-3.611358642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620879" calcext:value-type="float">
            <text:p>0.0620879</text:p>
          </table:table-cell>
          <table:table-cell office:value-type="float" office:value="0.04561394" calcext:value-type="float">
            <text:p>0.0456139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4944375" calcext:value-type="float">
            <text:p>0.14944375</text:p>
          </table:table-cell>
          <table:table-cell office:value-type="float" office:value="0.7414258674" calcext:value-type="float">
            <text:p>0.7414258674</text:p>
          </table:table-cell>
          <table:table-cell office:value-type="float" office:value="-9.7363687992" calcext:value-type="float">
            <text:p>-9.7363687992</text:p>
          </table:table-cell>
          <table:table-cell office:value-type="float" office:value="521" calcext:value-type="float">
            <text:p>521</text:p>
          </table:table-cell>
          <table:table-cell table:formula="of:=[.I123]/[.J123]" office:value-type="float" office:value="-0.0761501420797577" calcext:value-type="float">
            <text:p>-0.0761501421</text:p>
          </table:table-cell>
          <table:table-cell table:formula="of:=[.E123]/[.L123]" office:value-type="float" office:value="-0.599000064270729" calcext:value-type="float">
            <text:p>-0.5990000643</text:p>
          </table:table-cell>
        </table:table-row>
        <table:table-row table:style-name="ro1">
          <table:table-cell office:value-type="float" office:value="26.05" calcext:value-type="float">
            <text:p>26.05</text:p>
          </table:table-cell>
          <table:table-cell office:value-type="float" office:value="-3.6563653946" calcext:value-type="float">
            <text:p>-3.656365394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6216175" calcext:value-type="float">
            <text:p>0.06216175</text:p>
          </table:table-cell>
          <table:table-cell office:value-type="float" office:value="0.04615673" calcext:value-type="float">
            <text:p>0.0461567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3277346" calcext:value-type="float">
            <text:p>0.13277346</text:p>
          </table:table-cell>
          <table:table-cell office:value-type="float" office:value="0.7509255305" calcext:value-type="float">
            <text:p>0.7509255305</text:p>
          </table:table-cell>
          <table:table-cell office:value-type="float" office:value="-9.7451521397" calcext:value-type="float">
            <text:p>-9.7451521397</text:p>
          </table:table-cell>
          <table:table-cell office:value-type="float" office:value="522" calcext:value-type="float">
            <text:p>522</text:p>
          </table:table-cell>
          <table:table-cell table:formula="of:=[.I124]/[.J124]" office:value-type="float" office:value="-0.0770563167958009" calcext:value-type="float">
            <text:p>-0.0770563168</text:p>
          </table:table-cell>
          <table:table-cell table:formula="of:=[.E124]/[.L124]" office:value-type="float" office:value="-0.598999951195633" calcext:value-type="float">
            <text:p>-0.5989999512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-3.7022819519" calcext:value-type="float">
            <text:p>-3.702281951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749025" calcext:value-type="float">
            <text:p>0.05749025</text:p>
          </table:table-cell>
          <table:table-cell office:value-type="float" office:value="0.04772924" calcext:value-type="float">
            <text:p>0.0477292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1011217" calcext:value-type="float">
            <text:p>0.11011217</text:p>
          </table:table-cell>
          <table:table-cell office:value-type="float" office:value="0.7770167172" calcext:value-type="float">
            <text:p>0.7770167172</text:p>
          </table:table-cell>
          <table:table-cell office:value-type="float" office:value="-9.7515276432" calcext:value-type="float">
            <text:p>-9.7515276432</text:p>
          </table:table-cell>
          <table:table-cell office:value-type="float" office:value="523" calcext:value-type="float">
            <text:p>523</text:p>
          </table:table-cell>
          <table:table-cell table:formula="of:=[.I125]/[.J125]" office:value-type="float" office:value="-0.0796815376657251" calcext:value-type="float">
            <text:p>-0.0796815377</text:p>
          </table:table-cell>
          <table:table-cell table:formula="of:=[.E125]/[.L125]" office:value-type="float" office:value="-0.598999986674839" calcext:value-type="float">
            <text:p>-0.5989999867</text:p>
          </table:table-cell>
        </table:table-row>
        <table:table-row table:style-name="ro1">
          <table:table-cell office:value-type="float" office:value="26.15" calcext:value-type="float">
            <text:p>26.15</text:p>
          </table:table-cell>
          <table:table-cell office:value-type="float" office:value="-3.6537437439" calcext:value-type="float">
            <text:p>-3.653743743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1993" calcext:value-type="float">
            <text:p>0.0541993</text:p>
          </table:table-cell>
          <table:table-cell office:value-type="float" office:value="0.04834401" calcext:value-type="float">
            <text:p>0.0483440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1767606" calcext:value-type="float">
            <text:p>0.11767606</text:p>
          </table:table-cell>
          <table:table-cell office:value-type="float" office:value="0.7870126575" calcext:value-type="float">
            <text:p>0.7870126575</text:p>
          </table:table-cell>
          <table:table-cell office:value-type="float" office:value="-9.7513744354" calcext:value-type="float">
            <text:p>-9.7513744354</text:p>
          </table:table-cell>
          <table:table-cell office:value-type="float" office:value="524" calcext:value-type="float">
            <text:p>524</text:p>
          </table:table-cell>
          <table:table-cell table:formula="of:=[.I126]/[.J126]" office:value-type="float" office:value="-0.0807078697176207" calcext:value-type="float">
            <text:p>-0.0807078697</text:p>
          </table:table-cell>
          <table:table-cell table:formula="of:=[.E126]/[.L126]" office:value-type="float" office:value="-0.598999950923562" calcext:value-type="float">
            <text:p>-0.5989999509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-3.6316151619" calcext:value-type="float">
            <text:p>-3.631615161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559655" calcext:value-type="float">
            <text:p>0.04559655</text:p>
          </table:table-cell>
          <table:table-cell office:value-type="float" office:value="0.04777507" calcext:value-type="float">
            <text:p>0.0477750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0478448" calcext:value-type="float">
            <text:p>0.10478448</text:p>
          </table:table-cell>
          <table:table-cell office:value-type="float" office:value="0.7777053505" calcext:value-type="float">
            <text:p>0.7777053505</text:p>
          </table:table-cell>
          <table:table-cell office:value-type="float" office:value="-9.7508075237" calcext:value-type="float">
            <text:p>-9.7508075237</text:p>
          </table:table-cell>
          <table:table-cell office:value-type="float" office:value="525" calcext:value-type="float">
            <text:p>525</text:p>
          </table:table-cell>
          <table:table-cell table:formula="of:=[.I127]/[.J127]" office:value-type="float" office:value="-0.079758045537227" calcext:value-type="float">
            <text:p>-0.0797580455</text:p>
          </table:table-cell>
          <table:table-cell table:formula="of:=[.E127]/[.L127]" office:value-type="float" office:value="-0.599000009067437" calcext:value-type="float">
            <text:p>-0.5990000091</text:p>
          </table:table-cell>
        </table:table-row>
        <table:table-row table:style-name="ro1">
          <table:table-cell office:value-type="float" office:value="26.25" calcext:value-type="float">
            <text:p>26.25</text:p>
          </table:table-cell>
          <table:table-cell office:value-type="float" office:value="-3.619784832" calcext:value-type="float">
            <text:p>-3.61978483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486665" calcext:value-type="float">
            <text:p>0.04486665</text:p>
          </table:table-cell>
          <table:table-cell office:value-type="float" office:value="0.04727324" calcext:value-type="float">
            <text:p>0.0472732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0628696" calcext:value-type="float">
            <text:p>0.10628696</text:p>
          </table:table-cell>
          <table:table-cell office:value-type="float" office:value="0.7689224333" calcext:value-type="float">
            <text:p>0.7689224333</text:p>
          </table:table-cell>
          <table:table-cell office:value-type="float" office:value="-9.7430281162" calcext:value-type="float">
            <text:p>-9.7430281162</text:p>
          </table:table-cell>
          <table:table-cell office:value-type="float" office:value="526" calcext:value-type="float">
            <text:p>526</text:p>
          </table:table-cell>
          <table:table-cell table:formula="of:=[.I128]/[.J128]" office:value-type="float" office:value="-0.078920272437836" calcext:value-type="float">
            <text:p>-0.0789202724</text:p>
          </table:table-cell>
          <table:table-cell table:formula="of:=[.E128]/[.L128]" office:value-type="float" office:value="-0.598999959576118" calcext:value-type="float">
            <text:p>-0.5989999596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-3.5285279751" calcext:value-type="float">
            <text:p>-3.528527975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472087" calcext:value-type="float">
            <text:p>0.04472087</text:p>
          </table:table-cell>
          <table:table-cell office:value-type="float" office:value="0.04788589" calcext:value-type="float">
            <text:p>0.04788589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4098588" calcext:value-type="float">
            <text:p>0.14098588</text:p>
          </table:table-cell>
          <table:table-cell office:value-type="float" office:value="0.7796644866" calcext:value-type="float">
            <text:p>0.7796644866</text:p>
          </table:table-cell>
          <table:table-cell office:value-type="float" office:value="-9.7527476311" calcext:value-type="float">
            <text:p>-9.7527476311</text:p>
          </table:table-cell>
          <table:table-cell office:value-type="float" office:value="527" calcext:value-type="float">
            <text:p>527</text:p>
          </table:table-cell>
          <table:table-cell table:formula="of:=[.I129]/[.J129]" office:value-type="float" office:value="-0.0799430597500309" calcext:value-type="float">
            <text:p>-0.0799430598</text:p>
          </table:table-cell>
          <table:table-cell table:formula="of:=[.E129]/[.L129]" office:value-type="float" office:value="-0.598999965096801" calcext:value-type="float">
            <text:p>-0.5989999651</text:p>
          </table:table-cell>
        </table:table-row>
        <table:table-row table:style-name="ro1">
          <table:table-cell office:value-type="float" office:value="26.35" calcext:value-type="float">
            <text:p>26.35</text:p>
          </table:table-cell>
          <table:table-cell office:value-type="float" office:value="-3.603792429" calcext:value-type="float">
            <text:p>-3.60379242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636082" calcext:value-type="float">
            <text:p>0.04636082</text:p>
          </table:table-cell>
          <table:table-cell office:value-type="float" office:value="0.04851068" calcext:value-type="float">
            <text:p>0.0485106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1560571" calcext:value-type="float">
            <text:p>0.11560571</text:p>
          </table:table-cell>
          <table:table-cell office:value-type="float" office:value="0.7901316613" calcext:value-type="float">
            <text:p>0.7901316613</text:p>
          </table:table-cell>
          <table:table-cell office:value-type="float" office:value="-9.7563842297" calcext:value-type="float">
            <text:p>-9.7563842297</text:p>
          </table:table-cell>
          <table:table-cell office:value-type="float" office:value="528" calcext:value-type="float">
            <text:p>528</text:p>
          </table:table-cell>
          <table:table-cell table:formula="of:=[.I130]/[.J130]" office:value-type="float" office:value="-0.0809861156241379" calcext:value-type="float">
            <text:p>-0.0809861156</text:p>
          </table:table-cell>
          <table:table-cell table:formula="of:=[.E130]/[.L130]" office:value-type="float" office:value="-0.59899995976028" calcext:value-type="float">
            <text:p>-0.5989999598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-3.5507647991" calcext:value-type="float">
            <text:p>-3.550764799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13919" calcext:value-type="float">
            <text:p>0.05213919</text:p>
          </table:table-cell>
          <table:table-cell office:value-type="float" office:value="0.04993912" calcext:value-type="float">
            <text:p>0.0499391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5423302" calcext:value-type="float">
            <text:p>0.15423302</text:p>
          </table:table-cell>
          <table:table-cell office:value-type="float" office:value="0.8128978103" calcext:value-type="float">
            <text:p>0.8128978103</text:p>
          </table:table-cell>
          <table:table-cell office:value-type="float" office:value="-9.7503872871" calcext:value-type="float">
            <text:p>-9.7503872871</text:p>
          </table:table-cell>
          <table:table-cell office:value-type="float" office:value="529" calcext:value-type="float">
            <text:p>529</text:p>
          </table:table-cell>
          <table:table-cell table:formula="of:=[.I131]/[.J131]" office:value-type="float" office:value="-0.0833708227544442" calcext:value-type="float">
            <text:p>-0.0833708228</text:p>
          </table:table-cell>
          <table:table-cell table:formula="of:=[.E131]/[.L131]" office:value-type="float" office:value="-0.598999966056326" calcext:value-type="float">
            <text:p>-0.5989999661</text:p>
          </table:table-cell>
        </table:table-row>
        <table:table-row table:style-name="ro1">
          <table:table-cell office:value-type="float" office:value="26.45" calcext:value-type="float">
            <text:p>26.45</text:p>
          </table:table-cell>
          <table:table-cell office:value-type="float" office:value="-3.6050670147" calcext:value-type="float">
            <text:p>-3.605067014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688206" calcext:value-type="float">
            <text:p>0.05688206</text:p>
          </table:table-cell>
          <table:table-cell office:value-type="float" office:value="0.05009922" calcext:value-type="float">
            <text:p>0.0500992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4240165" calcext:value-type="float">
            <text:p>0.14240165</text:p>
          </table:table-cell>
          <table:table-cell office:value-type="float" office:value="0.8150750875" calcext:value-type="float">
            <text:p>0.8150750875</text:p>
          </table:table-cell>
          <table:table-cell office:value-type="float" office:value="-9.7452606201" calcext:value-type="float">
            <text:p>-9.7452606201</text:p>
          </table:table-cell>
          <table:table-cell office:value-type="float" office:value="530" calcext:value-type="float">
            <text:p>530</text:p>
          </table:table-cell>
          <table:table-cell table:formula="of:=[.I132]/[.J132]" office:value-type="float" office:value="-0.0836381005366726" calcext:value-type="float">
            <text:p>-0.0836381005</text:p>
          </table:table-cell>
          <table:table-cell table:formula="of:=[.E132]/[.L132]" office:value-type="float" office:value="-0.598999973439535" calcext:value-type="float">
            <text:p>-0.5989999734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-3.6369194984" calcext:value-type="float">
            <text:p>-3.636919498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555503" calcext:value-type="float">
            <text:p>0.05555503</text:p>
          </table:table-cell>
          <table:table-cell office:value-type="float" office:value="0.05001598" calcext:value-type="float">
            <text:p>0.0500159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2711774" calcext:value-type="float">
            <text:p>0.12711774</text:p>
          </table:table-cell>
          <table:table-cell office:value-type="float" office:value="0.81287359" calcext:value-type="float">
            <text:p>0.81287359</text:p>
          </table:table-cell>
          <table:table-cell office:value-type="float" office:value="-9.7351144314" calcext:value-type="float">
            <text:p>-9.7351144314</text:p>
          </table:table-cell>
          <table:table-cell office:value-type="float" office:value="531" calcext:value-type="float">
            <text:p>531</text:p>
          </table:table-cell>
          <table:table-cell table:formula="of:=[.I133]/[.J133]" office:value-type="float" office:value="-0.083499130465085" calcext:value-type="float">
            <text:p>-0.0834991305</text:p>
          </table:table-cell>
          <table:table-cell table:formula="of:=[.E133]/[.L133]" office:value-type="float" office:value="-0.599000010196682" calcext:value-type="float">
            <text:p>-0.5990000102</text:p>
          </table:table-cell>
        </table:table-row>
        <table:table-row table:style-name="ro1">
          <table:table-cell office:value-type="float" office:value="26.56" calcext:value-type="float">
            <text:p>26.56</text:p>
          </table:table-cell>
          <table:table-cell office:value-type="float" office:value="-3.6568319798" calcext:value-type="float">
            <text:p>-3.656831979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99154" calcext:value-type="float">
            <text:p>0.05399154</text:p>
          </table:table-cell>
          <table:table-cell office:value-type="float" office:value="0.05044868" calcext:value-type="float">
            <text:p>0.0504486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1734901" calcext:value-type="float">
            <text:p>0.11734901</text:p>
          </table:table-cell>
          <table:table-cell office:value-type="float" office:value="0.8198718309" calcext:value-type="float">
            <text:p>0.8198718309</text:p>
          </table:table-cell>
          <table:table-cell office:value-type="float" office:value="-9.734708643" calcext:value-type="float">
            <text:p>-9.734708643</text:p>
          </table:table-cell>
          <table:table-cell office:value-type="float" office:value="532" calcext:value-type="float">
            <text:p>532</text:p>
          </table:table-cell>
          <table:table-cell table:formula="of:=[.I134]/[.J134]" office:value-type="float" office:value="-0.0842215068747384" calcext:value-type="float">
            <text:p>-0.0842215069</text:p>
          </table:table-cell>
          <table:table-cell table:formula="of:=[.E134]/[.L134]" office:value-type="float" office:value="-0.59899996891568" calcext:value-type="float">
            <text:p>-0.5989999689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-3.6168239117" calcext:value-type="float">
            <text:p>-3.616823911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953305" calcext:value-type="float">
            <text:p>0.04953305</text:p>
          </table:table-cell>
          <table:table-cell office:value-type="float" office:value="0.05082026" calcext:value-type="float">
            <text:p>0.0508202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2029964" calcext:value-type="float">
            <text:p>0.12029964</text:p>
          </table:table-cell>
          <table:table-cell office:value-type="float" office:value="0.8258794308" calcext:value-type="float">
            <text:p>0.8258794308</text:p>
          </table:table-cell>
          <table:table-cell office:value-type="float" office:value="-9.7343409061" calcext:value-type="float">
            <text:p>-9.7343409061</text:p>
          </table:table-cell>
          <table:table-cell office:value-type="float" office:value="533" calcext:value-type="float">
            <text:p>533</text:p>
          </table:table-cell>
          <table:table-cell table:formula="of:=[.I135]/[.J135]" office:value-type="float" office:value="-0.0848418438152772" calcext:value-type="float">
            <text:p>-0.0848418438</text:p>
          </table:table-cell>
          <table:table-cell table:formula="of:=[.E135]/[.L135]" office:value-type="float" office:value="-0.598999947604262" calcext:value-type="float">
            <text:p>-0.5989999476</text:p>
          </table:table-cell>
        </table:table-row>
        <table:table-row table:style-name="ro1">
          <table:table-cell office:value-type="float" office:value="26.65" calcext:value-type="float">
            <text:p>26.65</text:p>
          </table:table-cell>
          <table:table-cell office:value-type="float" office:value="-3.6299781799" calcext:value-type="float">
            <text:p>-3.629978179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679291" calcext:value-type="float">
            <text:p>0.04679291</text:p>
          </table:table-cell>
          <table:table-cell office:value-type="float" office:value="0.04995673" calcext:value-type="float">
            <text:p>0.0499567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0909723" calcext:value-type="float">
            <text:p>0.10909723</text:p>
          </table:table-cell>
          <table:table-cell office:value-type="float" office:value="0.8111733854" calcext:value-type="float">
            <text:p>0.8111733854</text:p>
          </table:table-cell>
          <table:table-cell office:value-type="float" office:value="-9.7262741089" calcext:value-type="float">
            <text:p>-9.7262741089</text:p>
          </table:table-cell>
          <table:table-cell office:value-type="float" office:value="534" calcext:value-type="float">
            <text:p>534</text:p>
          </table:table-cell>
          <table:table-cell table:formula="of:=[.I136]/[.J136]" office:value-type="float" office:value="-0.0834002184513531" calcext:value-type="float">
            <text:p>-0.0834002185</text:p>
          </table:table-cell>
          <table:table-cell table:formula="of:=[.E136]/[.L136]" office:value-type="float" office:value="-0.598999989779877" calcext:value-type="float">
            <text:p>-0.5989999898</text:p>
          </table:table-cell>
        </table:table-row>
        <table:table-row table:style-name="ro1">
          <table:table-cell office:value-type="float" office:value="26.71" calcext:value-type="float">
            <text:p>26.71</text:p>
          </table:table-cell>
          <table:table-cell office:value-type="float" office:value="-3.5704870224" calcext:value-type="float">
            <text:p>-3.570487022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77697" calcext:value-type="float">
            <text:p>0.0477697</text:p>
          </table:table-cell>
          <table:table-cell office:value-type="float" office:value="0.05042605" calcext:value-type="float">
            <text:p>0.05042605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3296343" calcext:value-type="float">
            <text:p>0.13296343</text:p>
          </table:table-cell>
          <table:table-cell office:value-type="float" office:value="0.8186199665" calcext:value-type="float">
            <text:p>0.8186199665</text:p>
          </table:table-cell>
          <table:table-cell office:value-type="float" office:value="-9.7242070675" calcext:value-type="float">
            <text:p>-9.7242070675</text:p>
          </table:table-cell>
          <table:table-cell office:value-type="float" office:value="535" calcext:value-type="float">
            <text:p>535</text:p>
          </table:table-cell>
          <table:table-cell table:formula="of:=[.I137]/[.J137]" office:value-type="float" office:value="-0.0841837242684775" calcext:value-type="float">
            <text:p>-0.0841837243</text:p>
          </table:table-cell>
          <table:table-cell table:formula="of:=[.E137]/[.L137]" office:value-type="float" office:value="-0.598999990059622" calcext:value-type="float">
            <text:p>-0.5989999901</text:p>
          </table:table-cell>
        </table:table-row>
        <table:table-row table:style-name="ro1">
          <table:table-cell office:value-type="float" office:value="26.75" calcext:value-type="float">
            <text:p>26.75</text:p>
          </table:table-cell>
          <table:table-cell office:value-type="float" office:value="-3.5879087448" calcext:value-type="float">
            <text:p>-3.587908744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67825" calcext:value-type="float">
            <text:p>0.0467825</text:p>
          </table:table-cell>
          <table:table-cell office:value-type="float" office:value="0.05141352" calcext:value-type="float">
            <text:p>0.0514135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2402735" calcext:value-type="float">
            <text:p>0.12402735</text:p>
          </table:table-cell>
          <table:table-cell office:value-type="float" office:value="0.8355476499" calcext:value-type="float">
            <text:p>0.8355476499</text:p>
          </table:table-cell>
          <table:table-cell office:value-type="float" office:value="-9.7346584797" calcext:value-type="float">
            <text:p>-9.7346584797</text:p>
          </table:table-cell>
          <table:table-cell office:value-type="float" office:value="536" calcext:value-type="float">
            <text:p>536</text:p>
          </table:table-cell>
          <table:table-cell table:formula="of:=[.I138]/[.J138]" office:value-type="float" office:value="-0.0858322509867598" calcext:value-type="float">
            <text:p>-0.085832251</text:p>
          </table:table-cell>
          <table:table-cell table:formula="of:=[.E138]/[.L138]" office:value-type="float" office:value="-0.599000019327594" calcext:value-type="float">
            <text:p>-0.5990000193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-3.5950064659" calcext:value-type="float">
            <text:p>-3.595006465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42049" calcext:value-type="float">
            <text:p>0.05242049</text:p>
          </table:table-cell>
          <table:table-cell office:value-type="float" office:value="0.05113025" calcext:value-type="float">
            <text:p>0.05113025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3585232" calcext:value-type="float">
            <text:p>0.13585232</text:p>
          </table:table-cell>
          <table:table-cell office:value-type="float" office:value="0.8319599718" calcext:value-type="float">
            <text:p>0.8319599718</text:p>
          </table:table-cell>
          <table:table-cell office:value-type="float" office:value="-9.7465594769" calcext:value-type="float">
            <text:p>-9.7465594769</text:p>
          </table:table-cell>
          <table:table-cell office:value-type="float" office:value="537" calcext:value-type="float">
            <text:p>537</text:p>
          </table:table-cell>
          <table:table-cell table:formula="of:=[.I139]/[.J139]" office:value-type="float" office:value="-0.0853593489858448" calcext:value-type="float">
            <text:p>-0.085359349</text:p>
          </table:table-cell>
          <table:table-cell table:formula="of:=[.E139]/[.L139]" office:value-type="float" office:value="-0.598999999501859" calcext:value-type="float">
            <text:p>-0.5989999995</text:p>
          </table:table-cell>
        </table:table-row>
        <table:table-row table:style-name="ro1">
          <table:table-cell office:value-type="float" office:value="26.86" calcext:value-type="float">
            <text:p>26.86</text:p>
          </table:table-cell>
          <table:table-cell office:value-type="float" office:value="-3.5733196735" calcext:value-type="float">
            <text:p>-3.573319673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75137" calcext:value-type="float">
            <text:p>0.05475137</text:p>
          </table:table-cell>
          <table:table-cell office:value-type="float" office:value="0.05083101" calcext:value-type="float">
            <text:p>0.0508310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5136743" calcext:value-type="float">
            <text:p>0.15136743</text:p>
          </table:table-cell>
          <table:table-cell office:value-type="float" office:value="0.826572597" calcext:value-type="float">
            <text:p>0.826572597</text:p>
          </table:table-cell>
          <table:table-cell office:value-type="float" office:value="-9.7404515743" calcext:value-type="float">
            <text:p>-9.7404515743</text:p>
          </table:table-cell>
          <table:table-cell office:value-type="float" office:value="538" calcext:value-type="float">
            <text:p>538</text:p>
          </table:table-cell>
          <table:table-cell table:formula="of:=[.I140]/[.J140]" office:value-type="float" office:value="-0.0848597819818638" calcext:value-type="float">
            <text:p>-0.084859782</text:p>
          </table:table-cell>
          <table:table-cell table:formula="of:=[.E140]/[.L140]" office:value-type="float" office:value="-0.599000006986391" calcext:value-type="float">
            <text:p>-0.599000007</text:p>
          </table:table-cell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-3.660954237" calcext:value-type="float">
            <text:p>-3.66095423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537563" calcext:value-type="float">
            <text:p>0.05537563</text:p>
          </table:table-cell>
          <table:table-cell office:value-type="float" office:value="0.05174873" calcext:value-type="float">
            <text:p>0.0517487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1973628" calcext:value-type="float">
            <text:p>0.11973628</text:p>
          </table:table-cell>
          <table:table-cell office:value-type="float" office:value="0.8427403957" calcext:value-type="float">
            <text:p>0.8427403957</text:p>
          </table:table-cell>
          <table:table-cell office:value-type="float" office:value="-9.7548568249" calcext:value-type="float">
            <text:p>-9.7548568249</text:p>
          </table:table-cell>
          <table:table-cell office:value-type="float" office:value="539" calcext:value-type="float">
            <text:p>539</text:p>
          </table:table-cell>
          <table:table-cell table:formula="of:=[.I141]/[.J141]" office:value-type="float" office:value="-0.0863918774849511" calcext:value-type="float">
            <text:p>-0.0863918775</text:p>
          </table:table-cell>
          <table:table-cell table:formula="of:=[.E141]/[.L141]" office:value-type="float" office:value="-0.598999946598154" calcext:value-type="float">
            <text:p>-0.5989999466</text:p>
          </table:table-cell>
        </table:table-row>
        <table:table-row table:style-name="ro1">
          <table:table-cell office:value-type="float" office:value="26.95" calcext:value-type="float">
            <text:p>26.95</text:p>
          </table:table-cell>
          <table:table-cell office:value-type="float" office:value="-3.6147134304" calcext:value-type="float">
            <text:p>-3.614713430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55183" calcext:value-type="float">
            <text:p>0.0555183</text:p>
          </table:table-cell>
          <table:table-cell office:value-type="float" office:value="0.05202695" calcext:value-type="float">
            <text:p>0.05202695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3642596" calcext:value-type="float">
            <text:p>0.13642596</text:p>
          </table:table-cell>
          <table:table-cell office:value-type="float" office:value="0.848072952" calcext:value-type="float">
            <text:p>0.848072952</text:p>
          </table:table-cell>
          <table:table-cell office:value-type="float" office:value="-9.764087677" calcext:value-type="float">
            <text:p>-9.764087677</text:p>
          </table:table-cell>
          <table:table-cell office:value-type="float" office:value="540" calcext:value-type="float">
            <text:p>540</text:p>
          </table:table-cell>
          <table:table-cell table:formula="of:=[.I142]/[.J142]" office:value-type="float" office:value="-0.0868563433732468" calcext:value-type="float">
            <text:p>-0.0868563434</text:p>
          </table:table-cell>
          <table:table-cell table:formula="of:=[.E142]/[.L142]" office:value-type="float" office:value="-0.599000003677626" calcext:value-type="float">
            <text:p>-0.5990000037</text:p>
          </table:table-cell>
        </table:table-row>
        <table:table-row table:style-name="ro1">
          <table:table-cell office:value-type="float" office:value="27.01" calcext:value-type="float">
            <text:p>27.01</text:p>
          </table:table-cell>
          <table:table-cell office:value-type="float" office:value="-3.6481707096" calcext:value-type="float">
            <text:p>-3.648170709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99172" calcext:value-type="float">
            <text:p>0.05099172</text:p>
          </table:table-cell>
          <table:table-cell office:value-type="float" office:value="0.05281071" calcext:value-type="float">
            <text:p>0.0528107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1460278" calcext:value-type="float">
            <text:p>0.11460278</text:p>
          </table:table-cell>
          <table:table-cell office:value-type="float" office:value="0.8606566876" calcext:value-type="float">
            <text:p>0.8606566876</text:p>
          </table:table-cell>
          <table:table-cell office:value-type="float" office:value="-9.761909914" calcext:value-type="float">
            <text:p>-9.761909914</text:p>
          </table:table-cell>
          <table:table-cell office:value-type="float" office:value="541" calcext:value-type="float">
            <text:p>541</text:p>
          </table:table-cell>
          <table:table-cell table:formula="of:=[.I143]/[.J143]" office:value-type="float" office:value="-0.0881647848814598" calcext:value-type="float">
            <text:p>-0.0881647849</text:p>
          </table:table-cell>
          <table:table-cell table:formula="of:=[.E143]/[.L143]" office:value-type="float" office:value="-0.599000043736346" calcext:value-type="float">
            <text:p>-0.5990000437</text:p>
          </table:table-cell>
        </table:table-row>
        <table:table-row table:style-name="ro1">
          <table:table-cell office:value-type="float" office:value="27.05" calcext:value-type="float">
            <text:p>27.05</text:p>
          </table:table-cell>
          <table:table-cell office:value-type="float" office:value="-3.6281776428" calcext:value-type="float">
            <text:p>-3.628177642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700443" calcext:value-type="float">
            <text:p>0.04700443</text:p>
          </table:table-cell>
          <table:table-cell office:value-type="float" office:value="0.05238267" calcext:value-type="float">
            <text:p>0.0523826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1137563" calcext:value-type="float">
            <text:p>0.11137563</text:p>
          </table:table-cell>
          <table:table-cell office:value-type="float" office:value="0.8534711152" calcext:value-type="float">
            <text:p>0.8534711152</text:p>
          </table:table-cell>
          <table:table-cell office:value-type="float" office:value="-9.7595108509" calcext:value-type="float">
            <text:p>-9.7595108509</text:p>
          </table:table-cell>
          <table:table-cell office:value-type="float" office:value="542" calcext:value-type="float">
            <text:p>542</text:p>
          </table:table-cell>
          <table:table-cell table:formula="of:=[.I144]/[.J144]" office:value-type="float" office:value="-0.0874501937893019" calcext:value-type="float">
            <text:p>-0.0874501938</text:p>
          </table:table-cell>
          <table:table-cell table:formula="of:=[.E144]/[.L144]" office:value-type="float" office:value="-0.599000044827895" calcext:value-type="float">
            <text:p>-0.5990000448</text:p>
          </table:table-cell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-3.5843994617" calcext:value-type="float">
            <text:p>-3.584399461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575495" calcext:value-type="float">
            <text:p>0.04575495</text:p>
          </table:table-cell>
          <table:table-cell office:value-type="float" office:value="0.05185079" calcext:value-type="float">
            <text:p>0.05185079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2287615" calcext:value-type="float">
            <text:p>0.12287615</text:p>
          </table:table-cell>
          <table:table-cell office:value-type="float" office:value="0.8447555095" calcext:value-type="float">
            <text:p>0.8447555095</text:p>
          </table:table-cell>
          <table:table-cell office:value-type="float" office:value="-9.7589367867" calcext:value-type="float">
            <text:p>-9.7589367867</text:p>
          </table:table-cell>
          <table:table-cell office:value-type="float" office:value="543" calcext:value-type="float">
            <text:p>543</text:p>
          </table:table-cell>
          <table:table-cell table:formula="of:=[.I145]/[.J145]" office:value-type="float" office:value="-0.0865622483231245" calcext:value-type="float">
            <text:p>-0.0865622483</text:p>
          </table:table-cell>
          <table:table-cell table:formula="of:=[.E145]/[.L145]" office:value-type="float" office:value="-0.599000037596625" calcext:value-type="float">
            <text:p>-0.5990000376</text:p>
          </table:table-cell>
        </table:table-row>
        <table:table-row table:style-name="ro1">
          <table:table-cell office:value-type="float" office:value="27.16" calcext:value-type="float">
            <text:p>27.16</text:p>
          </table:table-cell>
          <table:table-cell office:value-type="float" office:value="-3.5783195496" calcext:value-type="float">
            <text:p>-3.578319549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577664" calcext:value-type="float">
            <text:p>0.04577664</text:p>
          </table:table-cell>
          <table:table-cell office:value-type="float" office:value="0.05130674" calcext:value-type="float">
            <text:p>0.0513067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2490851" calcext:value-type="float">
            <text:p>0.12490851</text:p>
          </table:table-cell>
          <table:table-cell office:value-type="float" office:value="0.8355796516" calcext:value-type="float">
            <text:p>0.8355796516</text:p>
          </table:table-cell>
          <table:table-cell office:value-type="float" office:value="-9.7552908421" calcext:value-type="float">
            <text:p>-9.7552908421</text:p>
          </table:table-cell>
          <table:table-cell office:value-type="float" office:value="544" calcext:value-type="float">
            <text:p>544</text:p>
          </table:table-cell>
          <table:table-cell table:formula="of:=[.I146]/[.J146]" office:value-type="float" office:value="-0.0856539969053477" calcext:value-type="float">
            <text:p>-0.0856539969</text:p>
          </table:table-cell>
          <table:table-cell table:formula="of:=[.E146]/[.L146]" office:value-type="float" office:value="-0.598999951592414" calcext:value-type="float">
            <text:p>-0.5989999516</text:p>
          </table:table-cell>
        </table:table-row>
        <table:table-row table:style-name="ro1">
          <table:table-cell office:value-type="float" office:value="27.21" calcext:value-type="float">
            <text:p>27.21</text:p>
          </table:table-cell>
          <table:table-cell office:value-type="float" office:value="-3.5763194561" calcext:value-type="float">
            <text:p>-3.576319456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27353" calcext:value-type="float">
            <text:p>0.05227353</text:p>
          </table:table-cell>
          <table:table-cell office:value-type="float" office:value="0.05133898" calcext:value-type="float">
            <text:p>0.0513389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4354795" calcext:value-type="float">
            <text:p>0.14354795</text:p>
          </table:table-cell>
          <table:table-cell office:value-type="float" office:value="0.8368543565" calcext:value-type="float">
            <text:p>0.8368543565</text:p>
          </table:table-cell>
          <table:table-cell office:value-type="float" office:value="-9.7640374184" calcext:value-type="float">
            <text:p>-9.7640374184</text:p>
          </table:table-cell>
          <table:table-cell office:value-type="float" office:value="545" calcext:value-type="float">
            <text:p>545</text:p>
          </table:table-cell>
          <table:table-cell table:formula="of:=[.I147]/[.J147]" office:value-type="float" office:value="-0.0857078194848963" calcext:value-type="float">
            <text:p>-0.0857078195</text:p>
          </table:table-cell>
          <table:table-cell table:formula="of:=[.E147]/[.L147]" office:value-type="float" office:value="-0.598999954829642" calcext:value-type="float">
            <text:p>-0.5989999548</text:p>
          </table:table-cell>
        </table:table-row>
        <table:table-row table:style-name="ro1">
          <table:table-cell office:value-type="float" office:value="27.26" calcext:value-type="float">
            <text:p>27.26</text:p>
          </table:table-cell>
          <table:table-cell office:value-type="float" office:value="-3.5794847012" calcext:value-type="float">
            <text:p>-3.579484701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596093" calcext:value-type="float">
            <text:p>0.05596093</text:p>
          </table:table-cell>
          <table:table-cell office:value-type="float" office:value="0.05126392" calcext:value-type="float">
            <text:p>0.0512639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5211563" calcext:value-type="float">
            <text:p>0.15211563</text:p>
          </table:table-cell>
          <table:table-cell office:value-type="float" office:value="0.8359908968" calcext:value-type="float">
            <text:p>0.8359908968</text:p>
          </table:table-cell>
          <table:table-cell office:value-type="float" office:value="-9.7682452679" calcext:value-type="float">
            <text:p>-9.7682452679</text:p>
          </table:table-cell>
          <table:table-cell office:value-type="float" office:value="546" calcext:value-type="float">
            <text:p>546</text:p>
          </table:table-cell>
          <table:table-cell table:formula="of:=[.I148]/[.J148]" office:value-type="float" office:value="-0.0855825047255108" calcext:value-type="float">
            <text:p>-0.0855825047</text:p>
          </table:table-cell>
          <table:table-cell table:formula="of:=[.E148]/[.L148]" office:value-type="float" office:value="-0.598999996137284" calcext:value-type="float">
            <text:p>-0.5989999961</text:p>
          </table:table-cell>
        </table:table-row>
        <table:table-row table:style-name="ro1">
          <table:table-cell office:value-type="float" office:value="27.31" calcext:value-type="float">
            <text:p>27.31</text:p>
          </table:table-cell>
          <table:table-cell office:value-type="float" office:value="-3.6569745541" calcext:value-type="float">
            <text:p>-3.656974554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91165" calcext:value-type="float">
            <text:p>0.0591165</text:p>
          </table:table-cell>
          <table:table-cell office:value-type="float" office:value="0.05191646" calcext:value-type="float">
            <text:p>0.0519164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2926674" calcext:value-type="float">
            <text:p>0.12926674</text:p>
          </table:table-cell>
          <table:table-cell office:value-type="float" office:value="0.8468706936" calcext:value-type="float">
            <text:p>0.8468706936</text:p>
          </table:table-cell>
          <table:table-cell office:value-type="float" office:value="-9.7709972382" calcext:value-type="float">
            <text:p>-9.7709972382</text:p>
          </table:table-cell>
          <table:table-cell office:value-type="float" office:value="547" calcext:value-type="float">
            <text:p>547</text:p>
          </table:table-cell>
          <table:table-cell table:formula="of:=[.I149]/[.J149]" office:value-type="float" office:value="-0.0866718793337833" calcext:value-type="float">
            <text:p>-0.0866718793</text:p>
          </table:table-cell>
          <table:table-cell table:formula="of:=[.E149]/[.L149]" office:value-type="float" office:value="-0.599000049370844" calcext:value-type="float">
            <text:p>-0.5990000494</text:p>
          </table:table-cell>
        </table:table-row>
        <table:table-row table:style-name="ro1">
          <table:table-cell office:value-type="float" office:value="27.36" calcext:value-type="float">
            <text:p>27.36</text:p>
          </table:table-cell>
          <table:table-cell office:value-type="float" office:value="-3.6320698261" calcext:value-type="float">
            <text:p>-3.632069826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73285" calcext:value-type="float">
            <text:p>0.0573285</text:p>
          </table:table-cell>
          <table:table-cell office:value-type="float" office:value="0.05159168" calcext:value-type="float">
            <text:p>0.0515916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3388936" calcext:value-type="float">
            <text:p>0.13388936</text:p>
          </table:table-cell>
          <table:table-cell office:value-type="float" office:value="0.8409861207" calcext:value-type="float">
            <text:p>0.8409861207</text:p>
          </table:table-cell>
          <table:table-cell office:value-type="float" office:value="-9.7641849041" calcext:value-type="float">
            <text:p>-9.7641849041</text:p>
          </table:table-cell>
          <table:table-cell office:value-type="float" office:value="548" calcext:value-type="float">
            <text:p>548</text:p>
          </table:table-cell>
          <table:table-cell table:formula="of:=[.I150]/[.J150]" office:value-type="float" office:value="-0.086129679943573" calcext:value-type="float">
            <text:p>-0.0861296799</text:p>
          </table:table-cell>
          <table:table-cell table:formula="of:=[.E150]/[.L150]" office:value-type="float" office:value="-0.5990000198979" calcext:value-type="float">
            <text:p>-0.5990000199</text:p>
          </table:table-cell>
        </table:table-row>
        <table:table-row table:style-name="ro1">
          <table:table-cell office:value-type="float" office:value="27.41" calcext:value-type="float">
            <text:p>27.41</text:p>
          </table:table-cell>
          <table:table-cell office:value-type="float" office:value="-3.6793224812" calcext:value-type="float">
            <text:p>-3.679322481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07291" calcext:value-type="float">
            <text:p>0.05007291</text:p>
          </table:table-cell>
          <table:table-cell office:value-type="float" office:value="0.05099194" calcext:value-type="float">
            <text:p>0.0509919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0292041" calcext:value-type="float">
            <text:p>0.10292041</text:p>
          </table:table-cell>
          <table:table-cell office:value-type="float" office:value="0.8314005405" calcext:value-type="float">
            <text:p>0.8314005405</text:p>
          </table:table-cell>
          <table:table-cell office:value-type="float" office:value="-9.7664237976" calcext:value-type="float">
            <text:p>-9.7664237976</text:p>
          </table:table-cell>
          <table:table-cell office:value-type="float" office:value="549" calcext:value-type="float">
            <text:p>549</text:p>
          </table:table-cell>
          <table:table-cell table:formula="of:=[.I151]/[.J151]" office:value-type="float" office:value="-0.0851284521059088" calcext:value-type="float">
            <text:p>-0.0851284521</text:p>
          </table:table-cell>
          <table:table-cell table:formula="of:=[.E151]/[.L151]" office:value-type="float" office:value="-0.598999966974151" calcext:value-type="float">
            <text:p>-0.598999967</text:p>
          </table:table-cell>
        </table:table-row>
        <table:table-row table:style-name="ro1">
          <table:table-cell office:value-type="float" office:value="27.46" calcext:value-type="float">
            <text:p>27.46</text:p>
          </table:table-cell>
          <table:table-cell office:value-type="float" office:value="-3.6192948818" calcext:value-type="float">
            <text:p>-3.619294881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578784" calcext:value-type="float">
            <text:p>0.04578784</text:p>
          </table:table-cell>
          <table:table-cell office:value-type="float" office:value="0.05061388" calcext:value-type="float">
            <text:p>0.0506138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1032125" calcext:value-type="float">
            <text:p>0.11032125</text:p>
          </table:table-cell>
          <table:table-cell office:value-type="float" office:value="0.8259062052" calcext:value-type="float">
            <text:p>0.8259062052</text:p>
          </table:table-cell>
          <table:table-cell office:value-type="float" office:value="-9.7743501186" calcext:value-type="float">
            <text:p>-9.7743501186</text:p>
          </table:table-cell>
          <table:table-cell office:value-type="float" office:value="550" calcext:value-type="float">
            <text:p>550</text:p>
          </table:table-cell>
          <table:table-cell table:formula="of:=[.I152]/[.J152]" office:value-type="float" office:value="-0.0844973011175802" calcext:value-type="float">
            <text:p>-0.0844973011</text:p>
          </table:table-cell>
          <table:table-cell table:formula="of:=[.E152]/[.L152]" office:value-type="float" office:value="-0.598999960123809" calcext:value-type="float">
            <text:p>-0.5989999601</text:p>
          </table:table-cell>
        </table:table-row>
        <table:table-row table:style-name="ro1">
          <table:table-cell office:value-type="float" office:value="27.51" calcext:value-type="float">
            <text:p>27.51</text:p>
          </table:table-cell>
          <table:table-cell office:value-type="float" office:value="-3.5754528046" calcext:value-type="float">
            <text:p>-3.575452804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225383" calcext:value-type="float">
            <text:p>0.04225383</text:p>
          </table:table-cell>
          <table:table-cell office:value-type="float" office:value="0.05045409" calcext:value-type="float">
            <text:p>0.05045409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1581673" calcext:value-type="float">
            <text:p>0.11581673</text:p>
          </table:table-cell>
          <table:table-cell office:value-type="float" office:value="0.8235796243" calcext:value-type="float">
            <text:p>0.8235796243</text:p>
          </table:table-cell>
          <table:table-cell office:value-type="float" office:value="-9.7776854038" calcext:value-type="float">
            <text:p>-9.7776854038</text:p>
          </table:table-cell>
          <table:table-cell office:value-type="float" office:value="551" calcext:value-type="float">
            <text:p>551</text:p>
          </table:table-cell>
          <table:table-cell table:formula="of:=[.I153]/[.J153]" office:value-type="float" office:value="-0.0842305300577501" calcext:value-type="float">
            <text:p>-0.0842305301</text:p>
          </table:table-cell>
          <table:table-cell table:formula="of:=[.E153]/[.L153]" office:value-type="float" office:value="-0.599000029625929" calcext:value-type="float">
            <text:p>-0.5990000296</text:p>
          </table:table-cell>
        </table:table-row>
        <table:table-row table:style-name="ro1">
          <table:table-cell office:value-type="float" office:value="27.56" calcext:value-type="float">
            <text:p>27.56</text:p>
          </table:table-cell>
          <table:table-cell office:value-type="float" office:value="-3.5729985237" calcext:value-type="float">
            <text:p>-3.572998523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370641" calcext:value-type="float">
            <text:p>0.04370641</text:p>
          </table:table-cell>
          <table:table-cell office:value-type="float" office:value="0.05027581" calcext:value-type="float">
            <text:p>0.0502758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2060621" calcext:value-type="float">
            <text:p>0.12060621</text:p>
          </table:table-cell>
          <table:table-cell office:value-type="float" office:value="0.8201901555" calcext:value-type="float">
            <text:p>0.8201901555</text:p>
          </table:table-cell>
          <table:table-cell office:value-type="float" office:value="-9.7719743729" calcext:value-type="float">
            <text:p>-9.7719743729</text:p>
          </table:table-cell>
          <table:table-cell office:value-type="float" office:value="552" calcext:value-type="float">
            <text:p>552</text:p>
          </table:table-cell>
          <table:table-cell table:formula="of:=[.I154]/[.J154]" office:value-type="float" office:value="-0.0839329007835491" calcext:value-type="float">
            <text:p>-0.0839329008</text:p>
          </table:table-cell>
          <table:table-cell table:formula="of:=[.E154]/[.L154]" office:value-type="float" office:value="-0.599000028959491" calcext:value-type="float">
            <text:p>-0.599000029</text:p>
          </table:table-cell>
        </table:table-row>
        <table:table-row table:style-name="ro1">
          <table:table-cell office:value-type="float" office:value="27.61" calcext:value-type="float">
            <text:p>27.61</text:p>
          </table:table-cell>
          <table:table-cell office:value-type="float" office:value="-3.5396249294" calcext:value-type="float">
            <text:p>-3.539624929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7021" calcext:value-type="float">
            <text:p>0.05117021</text:p>
          </table:table-cell>
          <table:table-cell office:value-type="float" office:value="0.05015172" calcext:value-type="float">
            <text:p>0.0501517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573026" calcext:value-type="float">
            <text:p>0.1573026</text:p>
          </table:table-cell>
          <table:table-cell office:value-type="float" office:value="0.8182412922" calcext:value-type="float">
            <text:p>0.8182412922</text:p>
          </table:table-cell>
          <table:table-cell office:value-type="float" office:value="-9.772876215" calcext:value-type="float">
            <text:p>-9.772876215</text:p>
          </table:table-cell>
          <table:table-cell office:value-type="float" office:value="553" calcext:value-type="float">
            <text:p>553</text:p>
          </table:table-cell>
          <table:table-cell table:formula="of:=[.I155]/[.J155]" office:value-type="float" office:value="-0.0837257399151453" calcext:value-type="float">
            <text:p>-0.0837257399</text:p>
          </table:table-cell>
          <table:table-cell table:formula="of:=[.E155]/[.L155]" office:value-type="float" office:value="-0.599000021389216" calcext:value-type="float">
            <text:p>-0.5990000214</text:p>
          </table:table-cell>
        </table:table-row>
        <table:table-row table:style-name="ro1">
          <table:table-cell office:value-type="float" office:value="27.66" calcext:value-type="float">
            <text:p>27.66</text:p>
          </table:table-cell>
          <table:table-cell office:value-type="float" office:value="-3.5879788399" calcext:value-type="float">
            <text:p>-3.587978839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7126" calcext:value-type="float">
            <text:p>0.0547126</text:p>
          </table:table-cell>
          <table:table-cell office:value-type="float" office:value="0.05019498" calcext:value-type="float">
            <text:p>0.0501949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4413828" calcext:value-type="float">
            <text:p>0.14413828</text:p>
          </table:table-cell>
          <table:table-cell office:value-type="float" office:value="0.8190638185" calcext:value-type="float">
            <text:p>0.8190638185</text:p>
          </table:table-cell>
          <table:table-cell office:value-type="float" office:value="-9.7742686749" calcext:value-type="float">
            <text:p>-9.7742686749</text:p>
          </table:table-cell>
          <table:table-cell office:value-type="float" office:value="554" calcext:value-type="float">
            <text:p>554</text:p>
          </table:table-cell>
          <table:table-cell table:formula="of:=[.I156]/[.J156]" office:value-type="float" office:value="-0.0837979644045727" calcext:value-type="float">
            <text:p>-0.0837979644</text:p>
          </table:table-cell>
          <table:table-cell table:formula="of:=[.E156]/[.L156]" office:value-type="float" office:value="-0.598999991905065" calcext:value-type="float">
            <text:p>-0.5989999919</text:p>
          </table:table-cell>
        </table:table-row>
        <table:table-row table:style-name="ro1">
          <table:table-cell office:value-type="float" office:value="27.71" calcext:value-type="float">
            <text:p>27.71</text:p>
          </table:table-cell>
          <table:table-cell office:value-type="float" office:value="-3.6423799992" calcext:value-type="float">
            <text:p>-3.642379999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6209551" calcext:value-type="float">
            <text:p>0.06209551</text:p>
          </table:table-cell>
          <table:table-cell office:value-type="float" office:value="0.05141924" calcext:value-type="float">
            <text:p>0.0514192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4087823" calcext:value-type="float">
            <text:p>0.14087823</text:p>
          </table:table-cell>
          <table:table-cell office:value-type="float" office:value="0.8402942449" calcext:value-type="float">
            <text:p>0.8402942449</text:p>
          </table:table-cell>
          <table:table-cell office:value-type="float" office:value="-9.7888700008" calcext:value-type="float">
            <text:p>-9.7888700008</text:p>
          </table:table-cell>
          <table:table-cell office:value-type="float" office:value="555" calcext:value-type="float">
            <text:p>555</text:p>
          </table:table-cell>
          <table:table-cell table:formula="of:=[.I157]/[.J157]" office:value-type="float" office:value="-0.0858418024584377" calcext:value-type="float">
            <text:p>-0.0858418025</text:p>
          </table:table-cell>
          <table:table-cell table:formula="of:=[.E157]/[.L157]" office:value-type="float" office:value="-0.599000003813944" calcext:value-type="float">
            <text:p>-0.5990000038</text:p>
          </table:table-cell>
        </table:table-row>
        <table:table-row table:style-name="ro1">
          <table:table-cell office:value-type="float" office:value="27.76" calcext:value-type="float">
            <text:p>27.76</text:p>
          </table:table-cell>
          <table:table-cell office:value-type="float" office:value="-3.62830019" calcext:value-type="float">
            <text:p>-3.6283001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6309304" calcext:value-type="float">
            <text:p>0.06309304</text:p>
          </table:table-cell>
          <table:table-cell office:value-type="float" office:value="0.04986028" calcext:value-type="float">
            <text:p>0.0498602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4771947" calcext:value-type="float">
            <text:p>0.14771947</text:p>
          </table:table-cell>
          <table:table-cell office:value-type="float" office:value="0.813975209" calcext:value-type="float">
            <text:p>0.813975209</text:p>
          </table:table-cell>
          <table:table-cell office:value-type="float" office:value="-9.7787480831" calcext:value-type="float">
            <text:p>-9.7787480831</text:p>
          </table:table-cell>
          <table:table-cell office:value-type="float" office:value="556" calcext:value-type="float">
            <text:p>556</text:p>
          </table:table-cell>
          <table:table-cell table:formula="of:=[.I158]/[.J158]" office:value-type="float" office:value="-0.0832392042501578" calcext:value-type="float">
            <text:p>-0.0832392043</text:p>
          </table:table-cell>
          <table:table-cell table:formula="of:=[.E158]/[.L158]" office:value-type="float" office:value="-0.598999959804463" calcext:value-type="float">
            <text:p>-0.5989999598</text:p>
          </table:table-cell>
        </table:table-row>
        <table:table-row table:style-name="ro1">
          <table:table-cell office:value-type="float" office:value="27.81" calcext:value-type="float">
            <text:p>27.81</text:p>
          </table:table-cell>
          <table:table-cell office:value-type="float" office:value="-3.7220230103" calcext:value-type="float">
            <text:p>-3.722023010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555971" calcext:value-type="float">
            <text:p>0.05555971</text:p>
          </table:table-cell>
          <table:table-cell office:value-type="float" office:value="0.05134337" calcext:value-type="float">
            <text:p>0.0513433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0293981" calcext:value-type="float">
            <text:p>0.10293981</text:p>
          </table:table-cell>
          <table:table-cell office:value-type="float" office:value="0.8374249607" calcext:value-type="float">
            <text:p>0.8374249607</text:p>
          </table:table-cell>
          <table:table-cell office:value-type="float" office:value="-9.7698601246" calcext:value-type="float">
            <text:p>-9.7698601246</text:p>
          </table:table-cell>
          <table:table-cell office:value-type="float" office:value="557" calcext:value-type="float">
            <text:p>557</text:p>
          </table:table-cell>
          <table:table-cell table:formula="of:=[.I159]/[.J159]" office:value-type="float" office:value="-0.0857151433101286" calcext:value-type="float">
            <text:p>-0.0857151433</text:p>
          </table:table-cell>
          <table:table-cell table:formula="of:=[.E159]/[.L159]" office:value-type="float" office:value="-0.598999990167816" calcext:value-type="float">
            <text:p>-0.5989999902</text:p>
          </table:table-cell>
        </table:table-row>
        <table:table-row table:style-name="ro1">
          <table:table-cell office:value-type="float" office:value="27.86" calcext:value-type="float">
            <text:p>27.86</text:p>
          </table:table-cell>
          <table:table-cell office:value-type="float" office:value="-3.6525161266" calcext:value-type="float">
            <text:p>-3.652516126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23553" calcext:value-type="float">
            <text:p>0.05023553</text:p>
          </table:table-cell>
          <table:table-cell office:value-type="float" office:value="0.05163641" calcext:value-type="float">
            <text:p>0.0516364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1101753" calcext:value-type="float">
            <text:p>0.11101753</text:p>
          </table:table-cell>
          <table:table-cell office:value-type="float" office:value="0.8420021087" calcext:value-type="float">
            <text:p>0.8420021087</text:p>
          </table:table-cell>
          <table:table-cell office:value-type="float" office:value="-9.7675130367" calcext:value-type="float">
            <text:p>-9.7675130367</text:p>
          </table:table-cell>
          <table:table-cell office:value-type="float" office:value="558" calcext:value-type="float">
            <text:p>558</text:p>
          </table:table-cell>
          <table:table-cell table:formula="of:=[.I160]/[.J160]" office:value-type="float" office:value="-0.0862043496165606" calcext:value-type="float">
            <text:p>-0.0862043496</text:p>
          </table:table-cell>
          <table:table-cell table:formula="of:=[.E160]/[.L160]" office:value-type="float" office:value="-0.59900005312586" calcext:value-type="float">
            <text:p>-0.5990000531</text:p>
          </table:table-cell>
        </table:table-row>
        <table:table-row table:style-name="ro1">
          <table:table-cell office:value-type="float" office:value="27.91" calcext:value-type="float">
            <text:p>27.91</text:p>
          </table:table-cell>
          <table:table-cell office:value-type="float" office:value="-3.6053879261" calcext:value-type="float">
            <text:p>-3.605387926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138073" calcext:value-type="float">
            <text:p>0.04138073</text:p>
          </table:table-cell>
          <table:table-cell office:value-type="float" office:value="0.05009894" calcext:value-type="float">
            <text:p>0.0500989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0349821" calcext:value-type="float">
            <text:p>0.10349821</text:p>
          </table:table-cell>
          <table:table-cell office:value-type="float" office:value="0.8160480797" calcext:value-type="float">
            <text:p>0.8160480797</text:p>
          </table:table-cell>
          <table:table-cell office:value-type="float" office:value="-9.7569480419" calcext:value-type="float">
            <text:p>-9.7569480419</text:p>
          </table:table-cell>
          <table:table-cell office:value-type="float" office:value="559" calcext:value-type="float">
            <text:p>559</text:p>
          </table:table-cell>
          <table:table-cell table:formula="of:=[.I161]/[.J161]" office:value-type="float" office:value="-0.0836376371172198" calcext:value-type="float">
            <text:p>-0.0836376371</text:p>
          </table:table-cell>
          <table:table-cell table:formula="of:=[.E161]/[.L161]" office:value-type="float" office:value="-0.598999944603712" calcext:value-type="float">
            <text:p>-0.5989999446</text:p>
          </table:table-cell>
        </table:table-row>
        <table:table-row table:style-name="ro1">
          <table:table-cell office:value-type="float" office:value="27.96" calcext:value-type="float">
            <text:p>27.96</text:p>
          </table:table-cell>
          <table:table-cell office:value-type="float" office:value="-3.5948116779" calcext:value-type="float">
            <text:p>-3.594811677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3733363" calcext:value-type="float">
            <text:p>0.03733363</text:p>
          </table:table-cell>
          <table:table-cell office:value-type="float" office:value="0.04966569" calcext:value-type="float">
            <text:p>0.04966569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09611382" calcext:value-type="float">
            <text:p>0.09611382</text:p>
          </table:table-cell>
          <table:table-cell office:value-type="float" office:value="0.8089438736" calcext:value-type="float">
            <text:p>0.8089438736</text:p>
          </table:table-cell>
          <table:table-cell office:value-type="float" office:value="-9.7563815594" calcext:value-type="float">
            <text:p>-9.7563815594</text:p>
          </table:table-cell>
          <table:table-cell office:value-type="float" office:value="560" calcext:value-type="float">
            <text:p>560</text:p>
          </table:table-cell>
          <table:table-cell table:formula="of:=[.I162]/[.J162]" office:value-type="float" office:value="-0.0829143334211448" calcext:value-type="float">
            <text:p>-0.0829143334</text:p>
          </table:table-cell>
          <table:table-cell table:formula="of:=[.E162]/[.L162]" office:value-type="float" office:value="-0.599000051628399" calcext:value-type="float">
            <text:p>-0.5990000516</text:p>
          </table:table-cell>
        </table:table-row>
        <table:table-row table:style-name="ro1">
          <table:table-cell office:value-type="float" office:value="28.01" calcext:value-type="float">
            <text:p>28.01</text:p>
          </table:table-cell>
          <table:table-cell office:value-type="float" office:value="-3.5038409233" calcext:value-type="float">
            <text:p>-3.503840923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221037" calcext:value-type="float">
            <text:p>0.04221037</text:p>
          </table:table-cell>
          <table:table-cell office:value-type="float" office:value="0.04980706" calcext:value-type="float">
            <text:p>0.0498070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4718503" calcext:value-type="float">
            <text:p>0.14718503</text:p>
          </table:table-cell>
          <table:table-cell office:value-type="float" office:value="0.8115588278" calcext:value-type="float">
            <text:p>0.8115588278</text:p>
          </table:table-cell>
          <table:table-cell office:value-type="float" office:value="-9.7601375103" calcext:value-type="float">
            <text:p>-9.7601375103</text:p>
          </table:table-cell>
          <table:table-cell office:value-type="float" office:value="561" calcext:value-type="float">
            <text:p>561</text:p>
          </table:table-cell>
          <table:table-cell table:formula="of:=[.I163]/[.J163]" office:value-type="float" office:value="-0.0831503477224118" calcext:value-type="float">
            <text:p>-0.0831503477</text:p>
          </table:table-cell>
          <table:table-cell table:formula="of:=[.E163]/[.L163]" office:value-type="float" office:value="-0.599000020616574" calcext:value-type="float">
            <text:p>-0.5990000206</text:p>
          </table:table-cell>
        </table:table-row>
        <table:table-row table:style-name="ro1">
          <table:table-cell office:value-type="float" office:value="28.06" calcext:value-type="float">
            <text:p>28.06</text:p>
          </table:table-cell>
          <table:table-cell office:value-type="float" office:value="-3.5377864838" calcext:value-type="float">
            <text:p>-3.537786483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790287" calcext:value-type="float">
            <text:p>0.04790287</text:p>
          </table:table-cell>
          <table:table-cell office:value-type="float" office:value="0.04965517" calcext:value-type="float">
            <text:p>0.0496551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4776823" calcext:value-type="float">
            <text:p>0.14776823</text:p>
          </table:table-cell>
          <table:table-cell office:value-type="float" office:value="0.8085163742" calcext:value-type="float">
            <text:p>0.8085163742</text:p>
          </table:table-cell>
          <table:table-cell office:value-type="float" office:value="-9.7532897949" calcext:value-type="float">
            <text:p>-9.7532897949</text:p>
          </table:table-cell>
          <table:table-cell office:value-type="float" office:value="562" calcext:value-type="float">
            <text:p>562</text:p>
          </table:table-cell>
          <table:table-cell table:formula="of:=[.I164]/[.J164]" office:value-type="float" office:value="-0.0828967857207292" calcext:value-type="float">
            <text:p>-0.0828967857</text:p>
          </table:table-cell>
          <table:table-cell table:formula="of:=[.E164]/[.L164]" office:value-type="float" office:value="-0.598999943945754" calcext:value-type="float">
            <text:p>-0.5989999439</text:p>
          </table:table-cell>
        </table:table-row>
        <table:table-row table:style-name="ro1">
          <table:table-cell office:value-type="float" office:value="28.11" calcext:value-type="float">
            <text:p>28.11</text:p>
          </table:table-cell>
          <table:table-cell office:value-type="float" office:value="-3.5837125778" calcext:value-type="float">
            <text:p>-3.583712577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835071" calcext:value-type="float">
            <text:p>0.05835071</text:p>
          </table:table-cell>
          <table:table-cell office:value-type="float" office:value="0.05064916" calcext:value-type="float">
            <text:p>0.0506491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5607944" calcext:value-type="float">
            <text:p>0.15607944</text:p>
          </table:table-cell>
          <table:table-cell office:value-type="float" office:value="0.8248810589" calcext:value-type="float">
            <text:p>0.8248810589</text:p>
          </table:table-cell>
          <table:table-cell office:value-type="float" office:value="-9.7554177761" calcext:value-type="float">
            <text:p>-9.7554177761</text:p>
          </table:table-cell>
          <table:table-cell office:value-type="float" office:value="563" calcext:value-type="float">
            <text:p>563</text:p>
          </table:table-cell>
          <table:table-cell table:formula="of:=[.I165]/[.J165]" office:value-type="float" office:value="-0.0845562002399214" calcext:value-type="float">
            <text:p>-0.0845562002</text:p>
          </table:table-cell>
          <table:table-cell table:formula="of:=[.E165]/[.L165]" office:value-type="float" office:value="-0.598999953359861" calcext:value-type="float">
            <text:p>-0.5989999534</text:p>
          </table:table-cell>
        </table:table-row>
        <table:table-row table:style-name="ro1">
          <table:table-cell office:value-type="float" office:value="28.16" calcext:value-type="float">
            <text:p>28.16</text:p>
          </table:table-cell>
          <table:table-cell office:value-type="float" office:value="-3.6063299179" calcext:value-type="float">
            <text:p>-3.606329917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6250864" calcext:value-type="float">
            <text:p>0.06250864</text:p>
          </table:table-cell>
          <table:table-cell office:value-type="float" office:value="0.05182994" calcext:value-type="float">
            <text:p>0.0518299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5721987" calcext:value-type="float">
            <text:p>0.15721987</text:p>
          </table:table-cell>
          <table:table-cell office:value-type="float" office:value="0.8444724828" calcext:value-type="float">
            <text:p>0.8444724828</text:p>
          </table:table-cell>
          <table:table-cell office:value-type="float" office:value="-9.7595915794" calcext:value-type="float">
            <text:p>-9.7595915794</text:p>
          </table:table-cell>
          <table:table-cell office:value-type="float" office:value="564" calcext:value-type="float">
            <text:p>564</text:p>
          </table:table-cell>
          <table:table-cell table:formula="of:=[.I166]/[.J166]" office:value-type="float" office:value="-0.0865274408185754" calcext:value-type="float">
            <text:p>-0.0865274408</text:p>
          </table:table-cell>
          <table:table-cell table:formula="of:=[.E166]/[.L166]" office:value-type="float" office:value="-0.599000034089456" calcext:value-type="float">
            <text:p>-0.5990000341</text:p>
          </table:table-cell>
        </table:table-row>
        <table:table-row table:style-name="ro1">
          <table:table-cell office:value-type="float" office:value="28.21" calcext:value-type="float">
            <text:p>28.21</text:p>
          </table:table-cell>
          <table:table-cell office:value-type="float" office:value="-3.7062935829" calcext:value-type="float">
            <text:p>-3.706293582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832483" calcext:value-type="float">
            <text:p>0.05832483</text:p>
          </table:table-cell>
          <table:table-cell office:value-type="float" office:value="0.05264192" calcext:value-type="float">
            <text:p>0.0526419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1284489" calcext:value-type="float">
            <text:p>0.11284489</text:p>
          </table:table-cell>
          <table:table-cell office:value-type="float" office:value="0.8571066618" calcext:value-type="float">
            <text:p>0.8571066618</text:p>
          </table:table-cell>
          <table:table-cell office:value-type="float" office:value="-9.7528139591" calcext:value-type="float">
            <text:p>-9.7528139591</text:p>
          </table:table-cell>
          <table:table-cell office:value-type="float" office:value="565" calcext:value-type="float">
            <text:p>565</text:p>
          </table:table-cell>
          <table:table-cell table:formula="of:=[.I167]/[.J167]" office:value-type="float" office:value="-0.0878830115487095" calcext:value-type="float">
            <text:p>-0.0878830115</text:p>
          </table:table-cell>
          <table:table-cell table:formula="of:=[.E167]/[.L167]" office:value-type="float" office:value="-0.598999955421681" calcext:value-type="float">
            <text:p>-0.5989999554</text:p>
          </table:table-cell>
        </table:table-row>
        <table:table-row table:style-name="ro1">
          <table:table-cell office:value-type="float" office:value="28.26" calcext:value-type="float">
            <text:p>28.26</text:p>
          </table:table-cell>
          <table:table-cell office:value-type="float" office:value="-3.6634447575" calcext:value-type="float">
            <text:p>-3.663444757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91193" calcext:value-type="float">
            <text:p>0.05491193</text:p>
          </table:table-cell>
          <table:table-cell office:value-type="float" office:value="0.05239317" calcext:value-type="float">
            <text:p>0.0523931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182916" calcext:value-type="float">
            <text:p>0.1182916</text:p>
          </table:table-cell>
          <table:table-cell office:value-type="float" office:value="0.8529096663" calcext:value-type="float">
            <text:p>0.8529096663</text:p>
          </table:table-cell>
          <table:table-cell office:value-type="float" office:value="-9.7511360645" calcext:value-type="float">
            <text:p>-9.7511360645</text:p>
          </table:table-cell>
          <table:table-cell office:value-type="float" office:value="566" calcext:value-type="float">
            <text:p>566</text:p>
          </table:table-cell>
          <table:table-cell table:formula="of:=[.I168]/[.J168]" office:value-type="float" office:value="-0.0874677228025875" calcext:value-type="float">
            <text:p>-0.0874677228</text:p>
          </table:table-cell>
          <table:table-cell table:formula="of:=[.E168]/[.L168]" office:value-type="float" office:value="-0.599000046202759" calcext:value-type="float">
            <text:p>-0.5990000462</text:p>
          </table:table-cell>
        </table:table-row>
        <table:table-row table:style-name="ro1">
          <table:table-cell office:value-type="float" office:value="28.31" calcext:value-type="float">
            <text:p>28.31</text:p>
          </table:table-cell>
          <table:table-cell office:value-type="float" office:value="-3.632434845" calcext:value-type="float">
            <text:p>-3.63243484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721697" calcext:value-type="float">
            <text:p>0.04721697</text:p>
          </table:table-cell>
          <table:table-cell office:value-type="float" office:value="0.05117129" calcext:value-type="float">
            <text:p>0.05117129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0995135" calcext:value-type="float">
            <text:p>0.10995135</text:p>
          </table:table-cell>
          <table:table-cell office:value-type="float" office:value="0.832260555" calcext:value-type="float">
            <text:p>0.832260555</text:p>
          </table:table-cell>
          <table:table-cell office:value-type="float" office:value="-9.7422605038" calcext:value-type="float">
            <text:p>-9.7422605038</text:p>
          </table:table-cell>
          <table:table-cell office:value-type="float" office:value="567" calcext:value-type="float">
            <text:p>567</text:p>
          </table:table-cell>
          <table:table-cell table:formula="of:=[.I169]/[.J169]" office:value-type="float" office:value="-0.0854278690941773" calcext:value-type="float">
            <text:p>-0.0854278691</text:p>
          </table:table-cell>
          <table:table-cell table:formula="of:=[.E169]/[.L169]" office:value-type="float" office:value="-0.598999958006536" calcext:value-type="float">
            <text:p>-0.598999958</text:p>
          </table:table-cell>
        </table:table-row>
        <table:table-row table:style-name="ro1">
          <table:table-cell office:value-type="float" office:value="28.36" calcext:value-type="float">
            <text:p>28.36</text:p>
          </table:table-cell>
          <table:table-cell office:value-type="float" office:value="-3.6260669231" calcext:value-type="float">
            <text:p>-3.626066923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270044" calcext:value-type="float">
            <text:p>0.04270044</text:p>
          </table:table-cell>
          <table:table-cell office:value-type="float" office:value="0.05089838" calcext:value-type="float">
            <text:p>0.0508983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0107897" calcext:value-type="float">
            <text:p>0.10107897</text:p>
          </table:table-cell>
          <table:table-cell office:value-type="float" office:value="0.8280493528" calcext:value-type="float">
            <text:p>0.8280493528</text:p>
          </table:table-cell>
          <table:table-cell office:value-type="float" office:value="-9.7449389458" calcext:value-type="float">
            <text:p>-9.7449389458</text:p>
          </table:table-cell>
          <table:table-cell office:value-type="float" office:value="568" calcext:value-type="float">
            <text:p>568</text:p>
          </table:table-cell>
          <table:table-cell table:formula="of:=[.I170]/[.J170]" office:value-type="float" office:value="-0.0849722463532605" calcext:value-type="float">
            <text:p>-0.0849722464</text:p>
          </table:table-cell>
          <table:table-cell table:formula="of:=[.E170]/[.L170]" office:value-type="float" office:value="-0.599000052186416" calcext:value-type="float">
            <text:p>-0.5990000522</text:p>
          </table:table-cell>
        </table:table-row>
        <table:table-row table:style-name="ro1">
          <table:table-cell office:value-type="float" office:value="28.41" calcext:value-type="float">
            <text:p>28.41</text:p>
          </table:table-cell>
          <table:table-cell office:value-type="float" office:value="-3.5426750183" calcext:value-type="float">
            <text:p>-3.542675018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497602" calcext:value-type="float">
            <text:p>0.04497602</text:p>
          </table:table-cell>
          <table:table-cell office:value-type="float" office:value="0.05024037" calcext:value-type="float">
            <text:p>0.0502403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3690861" calcext:value-type="float">
            <text:p>0.13690861</text:p>
          </table:table-cell>
          <table:table-cell office:value-type="float" office:value="0.8172513813" calcext:value-type="float">
            <text:p>0.8172513813</text:p>
          </table:table-cell>
          <table:table-cell office:value-type="float" office:value="-9.7438281059" calcext:value-type="float">
            <text:p>-9.7438281059</text:p>
          </table:table-cell>
          <table:table-cell office:value-type="float" office:value="569" calcext:value-type="float">
            <text:p>569</text:p>
          </table:table-cell>
          <table:table-cell table:formula="of:=[.I171]/[.J171]" office:value-type="float" office:value="-0.0838737478142851" calcext:value-type="float">
            <text:p>-0.0838737478</text:p>
          </table:table-cell>
          <table:table-cell table:formula="of:=[.E171]/[.L171]" office:value-type="float" office:value="-0.598999941092929" calcext:value-type="float">
            <text:p>-0.5989999411</text:p>
          </table:table-cell>
        </table:table-row>
        <table:table-row table:style-name="ro1">
          <table:table-cell office:value-type="float" office:value="28.46" calcext:value-type="float">
            <text:p>28.46</text:p>
          </table:table-cell>
          <table:table-cell office:value-type="float" office:value="-3.5632622242" calcext:value-type="float">
            <text:p>-3.563262224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695214" calcext:value-type="float">
            <text:p>0.04695214</text:p>
          </table:table-cell>
          <table:table-cell office:value-type="float" office:value="0.05082491" calcext:value-type="float">
            <text:p>0.0508249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3399942" calcext:value-type="float">
            <text:p>0.13399942</text:p>
          </table:table-cell>
          <table:table-cell office:value-type="float" office:value="0.8267291337" calcext:value-type="float">
            <text:p>0.8267291337</text:p>
          </table:table-cell>
          <table:table-cell office:value-type="float" office:value="-9.7434662342" calcext:value-type="float">
            <text:p>-9.7434662342</text:p>
          </table:table-cell>
          <table:table-cell office:value-type="float" office:value="570" calcext:value-type="float">
            <text:p>570</text:p>
          </table:table-cell>
          <table:table-cell table:formula="of:=[.I172]/[.J172]" office:value-type="float" office:value="-0.0848495919037666" calcext:value-type="float">
            <text:p>-0.0848495919</text:p>
          </table:table-cell>
          <table:table-cell table:formula="of:=[.E172]/[.L172]" office:value-type="float" office:value="-0.599000052441546" calcext:value-type="float">
            <text:p>-0.5990000524</text:p>
          </table:table-cell>
        </table:table-row>
        <table:table-row table:style-name="ro1">
          <table:table-cell office:value-type="float" office:value="28.51" calcext:value-type="float">
            <text:p>28.51</text:p>
          </table:table-cell>
          <table:table-cell office:value-type="float" office:value="-3.5878183842" calcext:value-type="float">
            <text:p>-3.587818384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85971" calcext:value-type="float">
            <text:p>0.05085971</text:p>
          </table:table-cell>
          <table:table-cell office:value-type="float" office:value="0.05193211" calcext:value-type="float">
            <text:p>0.0519321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3522543" calcext:value-type="float">
            <text:p>0.13522543</text:p>
          </table:table-cell>
          <table:table-cell office:value-type="float" office:value="0.8454397529" calcext:value-type="float">
            <text:p>0.8454397529</text:p>
          </table:table-cell>
          <table:table-cell office:value-type="float" office:value="-9.751546526" calcext:value-type="float">
            <text:p>-9.751546526</text:p>
          </table:table-cell>
          <table:table-cell office:value-type="float" office:value="571" calcext:value-type="float">
            <text:p>571</text:p>
          </table:table-cell>
          <table:table-cell table:formula="of:=[.I173]/[.J173]" office:value-type="float" office:value="-0.0866980176575943" calcext:value-type="float">
            <text:p>-0.0866980177</text:p>
          </table:table-cell>
          <table:table-cell table:formula="of:=[.E173]/[.L173]" office:value-type="float" office:value="-0.598999970277302" calcext:value-type="float">
            <text:p>-0.5989999703</text:p>
          </table:table-cell>
        </table:table-row>
        <table:table-row table:style-name="ro1">
          <table:table-cell office:value-type="float" office:value="28.56" calcext:value-type="float">
            <text:p>28.56</text:p>
          </table:table-cell>
          <table:table-cell office:value-type="float" office:value="-3.5863289833" calcext:value-type="float">
            <text:p>-3.586328983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629998" calcext:value-type="float">
            <text:p>0.05629998</text:p>
          </table:table-cell>
          <table:table-cell office:value-type="float" office:value="0.05130272" calcext:value-type="float">
            <text:p>0.0513027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4989303" calcext:value-type="float">
            <text:p>0.14989303</text:p>
          </table:table-cell>
          <table:table-cell office:value-type="float" office:value="0.8352379978" calcext:value-type="float">
            <text:p>0.8352379978</text:p>
          </table:table-cell>
          <table:table-cell office:value-type="float" office:value="-9.7520662785" calcext:value-type="float">
            <text:p>-9.7520662785</text:p>
          </table:table-cell>
          <table:table-cell office:value-type="float" office:value="572" calcext:value-type="float">
            <text:p>572</text:p>
          </table:table-cell>
          <table:table-cell table:formula="of:=[.I174]/[.J174]" office:value-type="float" office:value="-0.0856472847853195" calcext:value-type="float">
            <text:p>-0.0856472848</text:p>
          </table:table-cell>
          <table:table-cell table:formula="of:=[.E174]/[.L174]" office:value-type="float" office:value="-0.59899995812586" calcext:value-type="float">
            <text:p>-0.5989999581</text:p>
          </table:table-cell>
        </table:table-row>
        <table:table-row table:style-name="ro1">
          <table:table-cell office:value-type="float" office:value="28.61" calcext:value-type="float">
            <text:p>28.61</text:p>
          </table:table-cell>
          <table:table-cell office:value-type="float" office:value="-3.6313343048" calcext:value-type="float">
            <text:p>-3.631334304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6221152" calcext:value-type="float">
            <text:p>0.06221152</text:p>
          </table:table-cell>
          <table:table-cell office:value-type="float" office:value="0.05152356" calcext:value-type="float">
            <text:p>0.0515235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4554389" calcext:value-type="float">
            <text:p>0.14554389</text:p>
          </table:table-cell>
          <table:table-cell office:value-type="float" office:value="0.8400698543" calcext:value-type="float">
            <text:p>0.8400698543</text:p>
          </table:table-cell>
          <table:table-cell office:value-type="float" office:value="-9.7664421558" calcext:value-type="float">
            <text:p>-9.7664421558</text:p>
          </table:table-cell>
          <table:table-cell office:value-type="float" office:value="573" calcext:value-type="float">
            <text:p>573</text:p>
          </table:table-cell>
          <table:table-cell table:formula="of:=[.I175]/[.J175]" office:value-type="float" office:value="-0.0860159555443747" calcext:value-type="float">
            <text:p>-0.0860159555</text:p>
          </table:table-cell>
          <table:table-cell table:formula="of:=[.E175]/[.L175]" office:value-type="float" office:value="-0.599000030563162" calcext:value-type="float">
            <text:p>-0.5990000306</text:p>
          </table:table-cell>
        </table:table-row>
        <table:table-row table:style-name="ro1">
          <table:table-cell office:value-type="float" office:value="28.66" calcext:value-type="float">
            <text:p>28.66</text:p>
          </table:table-cell>
          <table:table-cell office:value-type="float" office:value="-3.6580779552" calcext:value-type="float">
            <text:p>-3.658077955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703925" calcext:value-type="float">
            <text:p>0.05703925</text:p>
          </table:table-cell>
          <table:table-cell office:value-type="float" office:value="0.05161181" calcext:value-type="float">
            <text:p>0.0516118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2419604" calcext:value-type="float">
            <text:p>0.12419604</text:p>
          </table:table-cell>
          <table:table-cell office:value-type="float" office:value="0.8424210876" calcext:value-type="float">
            <text:p>0.8424210876</text:p>
          </table:table-cell>
          <table:table-cell office:value-type="float" office:value="-9.7770308971" calcext:value-type="float">
            <text:p>-9.7770308971</text:p>
          </table:table-cell>
          <table:table-cell office:value-type="float" office:value="574" calcext:value-type="float">
            <text:p>574</text:p>
          </table:table-cell>
          <table:table-cell table:formula="of:=[.I176]/[.J176]" office:value-type="float" office:value="-0.0861632837684776" calcext:value-type="float">
            <text:p>-0.0861632838</text:p>
          </table:table-cell>
          <table:table-cell table:formula="of:=[.E176]/[.L176]" office:value-type="float" office:value="-0.599000035080858" calcext:value-type="float">
            <text:p>-0.5990000351</text:p>
          </table:table-cell>
        </table:table-row>
        <table:table-row table:style-name="ro1">
          <table:table-cell office:value-type="float" office:value="28.71" calcext:value-type="float">
            <text:p>28.71</text:p>
          </table:table-cell>
          <table:table-cell office:value-type="float" office:value="-3.6986534595" calcext:value-type="float">
            <text:p>-3.698653459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58733" calcext:value-type="float">
            <text:p>0.05058733</text:p>
          </table:table-cell>
          <table:table-cell office:value-type="float" office:value="0.05128521" calcext:value-type="float">
            <text:p>0.0512852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09918215" calcext:value-type="float">
            <text:p>0.09918215</text:p>
          </table:table-cell>
          <table:table-cell office:value-type="float" office:value="0.8356663972" calcext:value-type="float">
            <text:p>0.8356663972</text:p>
          </table:table-cell>
          <table:table-cell office:value-type="float" office:value="-9.7604010105" calcext:value-type="float">
            <text:p>-9.7604010105</text:p>
          </table:table-cell>
          <table:table-cell office:value-type="float" office:value="575" calcext:value-type="float">
            <text:p>575</text:p>
          </table:table-cell>
          <table:table-cell table:formula="of:=[.I177]/[.J177]" office:value-type="float" office:value="-0.0856180392896778" calcext:value-type="float">
            <text:p>-0.0856180393</text:p>
          </table:table-cell>
          <table:table-cell table:formula="of:=[.E177]/[.L177]" office:value-type="float" office:value="-0.599000052155866" calcext:value-type="float">
            <text:p>-0.5990000522</text:p>
          </table:table-cell>
        </table:table-row>
        <table:table-row table:style-name="ro1">
          <table:table-cell office:value-type="float" office:value="28.76" calcext:value-type="float">
            <text:p>28.76</text:p>
          </table:table-cell>
          <table:table-cell office:value-type="float" office:value="-3.5936412811" calcext:value-type="float">
            <text:p>-3.593641281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799556" calcext:value-type="float">
            <text:p>0.04799556</text:p>
          </table:table-cell>
          <table:table-cell office:value-type="float" office:value="0.05184218" calcext:value-type="float">
            <text:p>0.0518421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2533353" calcext:value-type="float">
            <text:p>0.12533353</text:p>
          </table:table-cell>
          <table:table-cell office:value-type="float" office:value="0.8448324114" calcext:value-type="float">
            <text:p>0.8448324114</text:p>
          </table:table-cell>
          <table:table-cell office:value-type="float" office:value="-9.7614463329" calcext:value-type="float">
            <text:p>-9.7614463329</text:p>
          </table:table-cell>
          <table:table-cell office:value-type="float" office:value="576" calcext:value-type="float">
            <text:p>576</text:p>
          </table:table-cell>
          <table:table-cell table:formula="of:=[.I178]/[.J178]" office:value-type="float" office:value="-0.0865478723734386" calcext:value-type="float">
            <text:p>-0.0865478724</text:p>
          </table:table-cell>
          <table:table-cell table:formula="of:=[.E178]/[.L178]" office:value-type="float" office:value="-0.599000051397107" calcext:value-type="float">
            <text:p>-0.5990000514</text:p>
          </table:table-cell>
        </table:table-row>
        <table:table-row table:style-name="ro1">
          <table:table-cell office:value-type="float" office:value="28.81" calcext:value-type="float">
            <text:p>28.81</text:p>
          </table:table-cell>
          <table:table-cell office:value-type="float" office:value="-3.6013755798" calcext:value-type="float">
            <text:p>-3.601375579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073225" calcext:value-type="float">
            <text:p>0.04073225</text:p>
          </table:table-cell>
          <table:table-cell office:value-type="float" office:value="0.05087995" calcext:value-type="float">
            <text:p>0.05087995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0346581" calcext:value-type="float">
            <text:p>0.10346581</text:p>
          </table:table-cell>
          <table:table-cell office:value-type="float" office:value="0.8292088866" calcext:value-type="float">
            <text:p>0.8292088866</text:p>
          </table:table-cell>
          <table:table-cell office:value-type="float" office:value="-9.7621190071" calcext:value-type="float">
            <text:p>-9.7621190071</text:p>
          </table:table-cell>
          <table:table-cell office:value-type="float" office:value="577" calcext:value-type="float">
            <text:p>577</text:p>
          </table:table-cell>
          <table:table-cell table:formula="of:=[.I179]/[.J179]" office:value-type="float" office:value="-0.0849414851424076" calcext:value-type="float">
            <text:p>-0.0849414851</text:p>
          </table:table-cell>
          <table:table-cell table:formula="of:=[.E179]/[.L179]" office:value-type="float" office:value="-0.599000004705567" calcext:value-type="float">
            <text:p>-0.5990000047</text:p>
          </table:table-cell>
        </table:table-row>
        <table:table-row table:style-name="ro1">
          <table:table-cell office:value-type="float" office:value="28.86" calcext:value-type="float">
            <text:p>28.86</text:p>
          </table:table-cell>
          <table:table-cell office:value-type="float" office:value="-3.5814857483" calcext:value-type="float">
            <text:p>-3.581485748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064249" calcext:value-type="float">
            <text:p>0.04064249</text:p>
          </table:table-cell>
          <table:table-cell office:value-type="float" office:value="0.05176744" calcext:value-type="float">
            <text:p>0.0517674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1007982" calcext:value-type="float">
            <text:p>0.11007982</text:p>
          </table:table-cell>
          <table:table-cell office:value-type="float" office:value="0.8430471271" calcext:value-type="float">
            <text:p>0.8430471271</text:p>
          </table:table-cell>
          <table:table-cell office:value-type="float" office:value="-9.7548818588" calcext:value-type="float">
            <text:p>-9.7548818588</text:p>
          </table:table-cell>
          <table:table-cell office:value-type="float" office:value="578" calcext:value-type="float">
            <text:p>578</text:p>
          </table:table-cell>
          <table:table-cell table:formula="of:=[.I180]/[.J180]" office:value-type="float" office:value="-0.0864230996646542" calcext:value-type="float">
            <text:p>-0.0864230997</text:p>
          </table:table-cell>
          <table:table-cell table:formula="of:=[.E180]/[.L180]" office:value-type="float" office:value="-0.599000038194327" calcext:value-type="float">
            <text:p>-0.5990000382</text:p>
          </table:table-cell>
        </table:table-row>
        <table:table-row table:style-name="ro1">
          <table:table-cell office:value-type="float" office:value="28.91" calcext:value-type="float">
            <text:p>28.91</text:p>
          </table:table-cell>
          <table:table-cell office:value-type="float" office:value="-3.5085735321" calcext:value-type="float">
            <text:p>-3.508573532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821508" calcext:value-type="float">
            <text:p>0.04821508</text:p>
          </table:table-cell>
          <table:table-cell office:value-type="float" office:value="0.05284289" calcext:value-type="float">
            <text:p>0.05284289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6831273" calcext:value-type="float">
            <text:p>0.16831273</text:p>
          </table:table-cell>
          <table:table-cell office:value-type="float" office:value="0.8606286764" calcext:value-type="float">
            <text:p>0.8606286764</text:p>
          </table:table-cell>
          <table:table-cell office:value-type="float" office:value="-9.755646801" calcext:value-type="float">
            <text:p>-9.755646801</text:p>
          </table:table-cell>
          <table:table-cell office:value-type="float" office:value="579" calcext:value-type="float">
            <text:p>579</text:p>
          </table:table-cell>
          <table:table-cell table:formula="of:=[.I181]/[.J181]" office:value-type="float" office:value="-0.0882185152820192" calcext:value-type="float">
            <text:p>-0.0882185153</text:p>
          </table:table-cell>
          <table:table-cell table:formula="of:=[.E181]/[.L181]" office:value-type="float" office:value="-0.598999992587389" calcext:value-type="float">
            <text:p>-0.5989999926</text:p>
          </table:table-cell>
        </table:table-row>
        <table:table-row table:style-name="ro1">
          <table:table-cell office:value-type="float" office:value="28.96" calcext:value-type="float">
            <text:p>28.96</text:p>
          </table:table-cell>
          <table:table-cell office:value-type="float" office:value="-3.5766680241" calcext:value-type="float">
            <text:p>-3.576668024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78476" calcext:value-type="float">
            <text:p>0.05478476</text:p>
          </table:table-cell>
          <table:table-cell office:value-type="float" office:value="0.05332448" calcext:value-type="float">
            <text:p>0.0533244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5183139" calcext:value-type="float">
            <text:p>0.15183139</text:p>
          </table:table-cell>
          <table:table-cell office:value-type="float" office:value="0.8680978" calcext:value-type="float">
            <text:p>0.8680978</text:p>
          </table:table-cell>
          <table:table-cell office:value-type="float" office:value="-9.7514425755" calcext:value-type="float">
            <text:p>-9.7514425755</text:p>
          </table:table-cell>
          <table:table-cell office:value-type="float" office:value="580" calcext:value-type="float">
            <text:p>580</text:p>
          </table:table-cell>
          <table:table-cell table:formula="of:=[.I182]/[.J182]" office:value-type="float" office:value="-0.0890225003407241" calcext:value-type="float">
            <text:p>-0.0890225003</text:p>
          </table:table-cell>
          <table:table-cell table:formula="of:=[.E182]/[.L182]" office:value-type="float" office:value="-0.59900002579018" calcext:value-type="float">
            <text:p>-0.5990000258</text:p>
          </table:table-cell>
        </table:table-row>
        <table:table-row table:style-name="ro1">
          <table:table-cell office:value-type="float" office:value="29.01" calcext:value-type="float">
            <text:p>29.01</text:p>
          </table:table-cell>
          <table:table-cell office:value-type="float" office:value="-3.6217901707" calcext:value-type="float">
            <text:p>-3.621790170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6524732" calcext:value-type="float">
            <text:p>0.06524732</text:p>
          </table:table-cell>
          <table:table-cell office:value-type="float" office:value="0.05377752" calcext:value-type="float">
            <text:p>0.0537775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5843451" calcext:value-type="float">
            <text:p>0.15843451</text:p>
          </table:table-cell>
          <table:table-cell office:value-type="float" office:value="0.8757223129" calcext:value-type="float">
            <text:p>0.8757223129</text:p>
          </table:table-cell>
          <table:table-cell office:value-type="float" office:value="-9.7542191029" calcext:value-type="float">
            <text:p>-9.7542191029</text:p>
          </table:table-cell>
          <table:table-cell office:value-type="float" office:value="581" calcext:value-type="float">
            <text:p>581</text:p>
          </table:table-cell>
          <table:table-cell table:formula="of:=[.I183]/[.J183]" office:value-type="float" office:value="-0.0897788232621965" calcext:value-type="float">
            <text:p>-0.0897788233</text:p>
          </table:table-cell>
          <table:table-cell table:formula="of:=[.E183]/[.L183]" office:value-type="float" office:value="-0.599000054199244" calcext:value-type="float">
            <text:p>-0.5990000542</text:p>
          </table:table-cell>
        </table:table-row>
        <table:table-row table:style-name="ro1">
          <table:table-cell office:value-type="float" office:value="29.06" calcext:value-type="float">
            <text:p>29.06</text:p>
          </table:table-cell>
          <table:table-cell office:value-type="float" office:value="-3.6497588158" calcext:value-type="float">
            <text:p>-3.649758815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6631907" calcext:value-type="float">
            <text:p>0.06631907</text:p>
          </table:table-cell>
          <table:table-cell office:value-type="float" office:value="0.05374923" calcext:value-type="float">
            <text:p>0.0537492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490372" calcext:value-type="float">
            <text:p>0.1490372</text:p>
          </table:table-cell>
          <table:table-cell office:value-type="float" office:value="0.875158754" calcext:value-type="float">
            <text:p>0.875158754</text:p>
          </table:table-cell>
          <table:table-cell office:value-type="float" office:value="-9.7530718803" calcext:value-type="float">
            <text:p>-9.7530718803</text:p>
          </table:table-cell>
          <table:table-cell office:value-type="float" office:value="582" calcext:value-type="float">
            <text:p>582</text:p>
          </table:table-cell>
          <table:table-cell table:formula="of:=[.I184]/[.J184]" office:value-type="float" office:value="-0.0897316009500261" calcext:value-type="float">
            <text:p>-0.089731601</text:p>
          </table:table-cell>
          <table:table-cell table:formula="of:=[.E184]/[.L184]" office:value-type="float" office:value="-0.599000011489089" calcext:value-type="float">
            <text:p>-0.5990000115</text:p>
          </table:table-cell>
        </table:table-row>
        <table:table-row table:style-name="ro1">
          <table:table-cell office:value-type="float" office:value="29.11" calcext:value-type="float">
            <text:p>29.11</text:p>
          </table:table-cell>
          <table:table-cell office:value-type="float" office:value="-3.7452340126" calcext:value-type="float">
            <text:p>-3.745234012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764887" calcext:value-type="float">
            <text:p>0.05764887</text:p>
          </table:table-cell>
          <table:table-cell office:value-type="float" office:value="0.05326448" calcext:value-type="float">
            <text:p>0.0532644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0187498" calcext:value-type="float">
            <text:p>0.10187498</text:p>
          </table:table-cell>
          <table:table-cell office:value-type="float" office:value="0.867298466" calcext:value-type="float">
            <text:p>0.867298466</text:p>
          </table:table-cell>
          <table:table-cell office:value-type="float" office:value="-9.7534376621" calcext:value-type="float">
            <text:p>-9.7534376621</text:p>
          </table:table-cell>
          <table:table-cell office:value-type="float" office:value="583" calcext:value-type="float">
            <text:p>583</text:p>
          </table:table-cell>
          <table:table-cell table:formula="of:=[.I185]/[.J185]" office:value-type="float" office:value="-0.0889223365183495" calcext:value-type="float">
            <text:p>-0.0889223365</text:p>
          </table:table-cell>
          <table:table-cell table:formula="of:=[.E185]/[.L185]" office:value-type="float" office:value="-0.599000004785172" calcext:value-type="float">
            <text:p>-0.5990000048</text:p>
          </table:table-cell>
        </table:table-row>
        <table:table-row table:style-name="ro1">
          <table:table-cell office:value-type="float" office:value="29.16" calcext:value-type="float">
            <text:p>29.16</text:p>
          </table:table-cell>
          <table:table-cell office:value-type="float" office:value="-3.6674661636" calcext:value-type="float">
            <text:p>-3.667466163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02187" calcext:value-type="float">
            <text:p>0.05202187</text:p>
          </table:table-cell>
          <table:table-cell office:value-type="float" office:value="0.05184092" calcext:value-type="float">
            <text:p>0.0518409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1063254" calcext:value-type="float">
            <text:p>0.11063254</text:p>
          </table:table-cell>
          <table:table-cell office:value-type="float" office:value="0.844852671" calcext:value-type="float">
            <text:p>0.844852671</text:p>
          </table:table-cell>
          <table:table-cell office:value-type="float" office:value="-9.7619171619" calcext:value-type="float">
            <text:p>-9.7619171619</text:p>
          </table:table-cell>
          <table:table-cell office:value-type="float" office:value="584" calcext:value-type="float">
            <text:p>584</text:p>
          </table:table-cell>
          <table:table-cell table:formula="of:=[.I186]/[.J186]" office:value-type="float" office:value="-0.0865457734365329" calcext:value-type="float">
            <text:p>-0.0865457734</text:p>
          </table:table-cell>
          <table:table-cell table:formula="of:=[.E186]/[.L186]" office:value-type="float" office:value="-0.599000019775856" calcext:value-type="float">
            <text:p>-0.5990000198</text:p>
          </table:table-cell>
        </table:table-row>
        <table:table-row table:style-name="ro1">
          <table:table-cell office:value-type="float" office:value="29.21" calcext:value-type="float">
            <text:p>29.21</text:p>
          </table:table-cell>
          <table:table-cell office:value-type="float" office:value="-3.6134595871" calcext:value-type="float">
            <text:p>-3.613459587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314427" calcext:value-type="float">
            <text:p>0.04314427</text:p>
          </table:table-cell>
          <table:table-cell office:value-type="float" office:value="0.05040344" calcext:value-type="float">
            <text:p>0.0504034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0558426" calcext:value-type="float">
            <text:p>0.10558426</text:p>
          </table:table-cell>
          <table:table-cell office:value-type="float" office:value="0.8216393173" calcext:value-type="float">
            <text:p>0.8216393173</text:p>
          </table:table-cell>
          <table:table-cell office:value-type="float" office:value="-9.7644518852" calcext:value-type="float">
            <text:p>-9.7644518852</text:p>
          </table:table-cell>
          <table:table-cell office:value-type="float" office:value="585" calcext:value-type="float">
            <text:p>585</text:p>
          </table:table-cell>
          <table:table-cell table:formula="of:=[.I187]/[.J187]" office:value-type="float" office:value="-0.0841459742912309" calcext:value-type="float">
            <text:p>-0.0841459743</text:p>
          </table:table-cell>
          <table:table-cell table:formula="of:=[.E187]/[.L187]" office:value-type="float" office:value="-0.599000016632438" calcext:value-type="float">
            <text:p>-0.5990000166</text:p>
          </table:table-cell>
        </table:table-row>
        <table:table-row table:style-name="ro1">
          <table:table-cell office:value-type="float" office:value="29.26" calcext:value-type="float">
            <text:p>29.26</text:p>
          </table:table-cell>
          <table:table-cell office:value-type="float" office:value="-3.6068375111" calcext:value-type="float">
            <text:p>-3.606837511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3887543" calcext:value-type="float">
            <text:p>0.03887543</text:p>
          </table:table-cell>
          <table:table-cell office:value-type="float" office:value="0.05030926" calcext:value-type="float">
            <text:p>0.0503092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09692248" calcext:value-type="float">
            <text:p>0.09692248</text:p>
          </table:table-cell>
          <table:table-cell office:value-type="float" office:value="0.8191684723" calcext:value-type="float">
            <text:p>0.8191684723</text:p>
          </table:table-cell>
          <table:table-cell office:value-type="float" office:value="-9.7533118725" calcext:value-type="float">
            <text:p>-9.7533118725</text:p>
          </table:table-cell>
          <table:table-cell office:value-type="float" office:value="586" calcext:value-type="float">
            <text:p>586</text:p>
          </table:table-cell>
          <table:table-cell table:formula="of:=[.I188]/[.J188]" office:value-type="float" office:value="-0.0839887499762712" calcext:value-type="float">
            <text:p>-0.08398875</text:p>
          </table:table-cell>
          <table:table-cell table:formula="of:=[.E188]/[.L188]" office:value-type="float" office:value="-0.598999985286286" calcext:value-type="float">
            <text:p>-0.5989999853</text:p>
          </table:table-cell>
        </table:table-row>
        <table:table-row table:style-name="ro1">
          <table:table-cell office:value-type="float" office:value="29.31" calcext:value-type="float">
            <text:p>29.31</text:p>
          </table:table-cell>
          <table:table-cell office:value-type="float" office:value="-3.5132710934" calcext:value-type="float">
            <text:p>-3.513271093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309139" calcext:value-type="float">
            <text:p>0.04309139</text:p>
          </table:table-cell>
          <table:table-cell office:value-type="float" office:value="0.05071085" calcext:value-type="float">
            <text:p>0.05071085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4588042" calcext:value-type="float">
            <text:p>0.14588042</text:p>
          </table:table-cell>
          <table:table-cell office:value-type="float" office:value="0.8258706123" calcext:value-type="float">
            <text:p>0.8258706123</text:p>
          </table:table-cell>
          <table:table-cell office:value-type="float" office:value="-9.7552396297" calcext:value-type="float">
            <text:p>-9.7552396297</text:p>
          </table:table-cell>
          <table:table-cell office:value-type="float" office:value="587" calcext:value-type="float">
            <text:p>587</text:p>
          </table:table-cell>
          <table:table-cell table:formula="of:=[.I189]/[.J189]" office:value-type="float" office:value="-0.084659182516196" calcext:value-type="float">
            <text:p>-0.0846591825</text:p>
          </table:table-cell>
          <table:table-cell table:formula="of:=[.E189]/[.L189]" office:value-type="float" office:value="-0.598999996135075" calcext:value-type="float">
            <text:p>-0.5989999961</text:p>
          </table:table-cell>
        </table:table-row>
        <table:table-row table:style-name="ro1">
          <table:table-cell office:value-type="float" office:value="29.36" calcext:value-type="float">
            <text:p>29.36</text:p>
          </table:table-cell>
          <table:table-cell office:value-type="float" office:value="-3.5461082458" calcext:value-type="float">
            <text:p>-3.546108245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873109" calcext:value-type="float">
            <text:p>0.04873109</text:p>
          </table:table-cell>
          <table:table-cell office:value-type="float" office:value="0.05046503" calcext:value-type="float">
            <text:p>0.0504650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4682204" calcext:value-type="float">
            <text:p>0.14682204</text:p>
          </table:table-cell>
          <table:table-cell office:value-type="float" office:value="0.8216572374" calcext:value-type="float">
            <text:p>0.8216572374</text:p>
          </table:table-cell>
          <table:table-cell office:value-type="float" office:value="-9.7527463436" calcext:value-type="float">
            <text:p>-9.7527463436</text:p>
          </table:table-cell>
          <table:table-cell office:value-type="float" office:value="588" calcext:value-type="float">
            <text:p>588</text:p>
          </table:table-cell>
          <table:table-cell table:formula="of:=[.I190]/[.J190]" office:value-type="float" office:value="-0.0842488062800067" calcext:value-type="float">
            <text:p>-0.0842488063</text:p>
          </table:table-cell>
          <table:table-cell table:formula="of:=[.E190]/[.L190]" office:value-type="float" office:value="-0.598999941106299" calcext:value-type="float">
            <text:p>-0.5989999411</text:p>
          </table:table-cell>
        </table:table-row>
        <table:table-row table:style-name="ro1">
          <table:table-cell office:value-type="float" office:value="29.41" calcext:value-type="float">
            <text:p>29.41</text:p>
          </table:table-cell>
          <table:table-cell office:value-type="float" office:value="-3.5853662491" calcext:value-type="float">
            <text:p>-3.585366249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893824" calcext:value-type="float">
            <text:p>0.05893824</text:p>
          </table:table-cell>
          <table:table-cell office:value-type="float" office:value="0.04979617" calcext:value-type="float">
            <text:p>0.0497961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5618853" calcext:value-type="float">
            <text:p>0.15618853</text:p>
          </table:table-cell>
          <table:table-cell office:value-type="float" office:value="0.8102598086" calcext:value-type="float">
            <text:p>0.8102598086</text:p>
          </table:table-cell>
          <table:table-cell office:value-type="float" office:value="-9.7466453552" calcext:value-type="float">
            <text:p>-9.7466453552</text:p>
          </table:table-cell>
          <table:table-cell office:value-type="float" office:value="589" calcext:value-type="float">
            <text:p>589</text:p>
          </table:table-cell>
          <table:table-cell table:formula="of:=[.I191]/[.J191]" office:value-type="float" office:value="-0.0831321730781671" calcext:value-type="float">
            <text:p>-0.0831321731</text:p>
          </table:table-cell>
          <table:table-cell table:formula="of:=[.E191]/[.L191]" office:value-type="float" office:value="-0.598999979865532" calcext:value-type="float">
            <text:p>-0.5989999799</text:p>
          </table:table-cell>
        </table:table-row>
        <table:table-row table:style-name="ro1">
          <table:table-cell office:value-type="float" office:value="29.46" calcext:value-type="float">
            <text:p>29.46</text:p>
          </table:table-cell>
          <table:table-cell office:value-type="float" office:value="-3.6135337353" calcext:value-type="float">
            <text:p>-3.613533735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6192448" calcext:value-type="float">
            <text:p>0.06192448</text:p>
          </table:table-cell>
          <table:table-cell office:value-type="float" office:value="0.04954286" calcext:value-type="float">
            <text:p>0.0495428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5089668" calcext:value-type="float">
            <text:p>0.15089668</text:p>
          </table:table-cell>
          <table:table-cell office:value-type="float" office:value="0.8061655566" calcext:value-type="float">
            <text:p>0.8061655566</text:p>
          </table:table-cell>
          <table:table-cell office:value-type="float" office:value="-9.7469782352" calcext:value-type="float">
            <text:p>-9.7469782352</text:p>
          </table:table-cell>
          <table:table-cell office:value-type="float" office:value="590" calcext:value-type="float">
            <text:p>590</text:p>
          </table:table-cell>
          <table:table-cell table:formula="of:=[.I192]/[.J192]" office:value-type="float" office:value="-0.0827092804710114" calcext:value-type="float">
            <text:p>-0.0827092805</text:p>
          </table:table-cell>
          <table:table-cell table:formula="of:=[.E192]/[.L192]" office:value-type="float" office:value="-0.599000012064719" calcext:value-type="float">
            <text:p>-0.5990000121</text:p>
          </table:table-cell>
        </table:table-row>
        <table:table-row table:style-name="ro1">
          <table:table-cell office:value-type="float" office:value="29.51" calcext:value-type="float">
            <text:p>29.51</text:p>
          </table:table-cell>
          <table:table-cell office:value-type="float" office:value="-3.7067453861" calcext:value-type="float">
            <text:p>-3.706745386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759715" calcext:value-type="float">
            <text:p>0.05759715</text:p>
          </table:table-cell>
          <table:table-cell office:value-type="float" office:value="0.04918682" calcext:value-type="float">
            <text:p>0.0491868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0976895" calcext:value-type="float">
            <text:p>0.10976895</text:p>
          </table:table-cell>
          <table:table-cell office:value-type="float" office:value="0.8002734199" calcext:value-type="float">
            <text:p>0.8002734199</text:p>
          </table:table-cell>
          <table:table-cell office:value-type="float" office:value="-9.7457762718" calcext:value-type="float">
            <text:p>-9.7457762718</text:p>
          </table:table-cell>
          <table:table-cell office:value-type="float" office:value="591" calcext:value-type="float">
            <text:p>591</text:p>
          </table:table-cell>
          <table:table-cell table:formula="of:=[.I193]/[.J193]" office:value-type="float" office:value="-0.0821148975290599" calcext:value-type="float">
            <text:p>-0.0821148975</text:p>
          </table:table-cell>
          <table:table-cell table:formula="of:=[.E193]/[.L193]" office:value-type="float" office:value="-0.598999955916564" calcext:value-type="float">
            <text:p>-0.5989999559</text:p>
          </table:table-cell>
        </table:table-row>
        <table:table-row table:style-name="ro1">
          <table:table-cell office:value-type="float" office:value="29.56" calcext:value-type="float">
            <text:p>29.56</text:p>
          </table:table-cell>
          <table:table-cell office:value-type="float" office:value="-3.654545784" calcext:value-type="float">
            <text:p>-3.65454578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552394" calcext:value-type="float">
            <text:p>0.05552394</text:p>
          </table:table-cell>
          <table:table-cell office:value-type="float" office:value="0.04929644" calcext:value-type="float">
            <text:p>0.0492964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2079918" calcext:value-type="float">
            <text:p>0.12079918</text:p>
          </table:table-cell>
          <table:table-cell office:value-type="float" office:value="0.8013535544" calcext:value-type="float">
            <text:p>0.8013535544</text:p>
          </table:table-cell>
          <table:table-cell office:value-type="float" office:value="-9.7372299194" calcext:value-type="float">
            <text:p>-9.7372299194</text:p>
          </table:table-cell>
          <table:table-cell office:value-type="float" office:value="592" calcext:value-type="float">
            <text:p>592</text:p>
          </table:table-cell>
          <table:table-cell table:formula="of:=[.I194]/[.J194]" office:value-type="float" office:value="-0.0822978979682323" calcext:value-type="float">
            <text:p>-0.082297898</text:p>
          </table:table-cell>
          <table:table-cell table:formula="of:=[.E194]/[.L194]" office:value-type="float" office:value="-0.598999989271036" calcext:value-type="float">
            <text:p>-0.5989999893</text:p>
          </table:table-cell>
        </table:table-row>
        <table:table-row table:style-name="ro1">
          <table:table-cell office:value-type="float" office:value="29.61" calcext:value-type="float">
            <text:p>29.61</text:p>
          </table:table-cell>
          <table:table-cell office:value-type="float" office:value="-3.6314029694" calcext:value-type="float">
            <text:p>-3.631402969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70605" calcext:value-type="float">
            <text:p>0.0470605</text:p>
          </table:table-cell>
          <table:table-cell office:value-type="float" office:value="0.04900243" calcext:value-type="float">
            <text:p>0.0490024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0881668" calcext:value-type="float">
            <text:p>0.10881668</text:p>
          </table:table-cell>
          <table:table-cell office:value-type="float" office:value="0.7960599914" calcext:value-type="float">
            <text:p>0.7960599914</text:p>
          </table:table-cell>
          <table:table-cell office:value-type="float" office:value="-9.7309442997" calcext:value-type="float">
            <text:p>-9.7309442997</text:p>
          </table:table-cell>
          <table:table-cell office:value-type="float" office:value="593" calcext:value-type="float">
            <text:p>593</text:p>
          </table:table-cell>
          <table:table-cell table:formula="of:=[.I195]/[.J195]" office:value-type="float" office:value="-0.0818070648523332" calcext:value-type="float">
            <text:p>-0.0818070649</text:p>
          </table:table-cell>
          <table:table-cell table:formula="of:=[.E195]/[.L195]" office:value-type="float" office:value="-0.598999977428018" calcext:value-type="float">
            <text:p>-0.5989999774</text:p>
          </table:table-cell>
        </table:table-row>
        <table:table-row table:style-name="ro1">
          <table:table-cell office:value-type="float" office:value="29.66" calcext:value-type="float">
            <text:p>29.66</text:p>
          </table:table-cell>
          <table:table-cell office:value-type="float" office:value="-3.6361372471" calcext:value-type="float">
            <text:p>-3.636137247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268279" calcext:value-type="float">
            <text:p>0.04268279</text:p>
          </table:table-cell>
          <table:table-cell office:value-type="float" office:value="0.04885676" calcext:value-type="float">
            <text:p>0.0488567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09736163" calcext:value-type="float">
            <text:p>0.09736163</text:p>
          </table:table-cell>
          <table:table-cell office:value-type="float" office:value="0.7933937535" calcext:value-type="float">
            <text:p>0.7933937535</text:p>
          </table:table-cell>
          <table:table-cell office:value-type="float" office:value="-9.7272698402" calcext:value-type="float">
            <text:p>-9.7272698402</text:p>
          </table:table-cell>
          <table:table-cell office:value-type="float" office:value="594" calcext:value-type="float">
            <text:p>594</text:p>
          </table:table-cell>
          <table:table-cell table:formula="of:=[.I196]/[.J196]" office:value-type="float" office:value="-0.0815638680260655" calcext:value-type="float">
            <text:p>-0.081563868</text:p>
          </table:table-cell>
          <table:table-cell table:formula="of:=[.E196]/[.L196]" office:value-type="float" office:value="-0.599000037423271" calcext:value-type="float">
            <text:p>-0.5990000374</text:p>
          </table:table-cell>
        </table:table-row>
        <table:table-row table:style-name="ro1">
          <table:table-cell office:value-type="float" office:value="29.71" calcext:value-type="float">
            <text:p>29.71</text:p>
          </table:table-cell>
          <table:table-cell office:value-type="float" office:value="-3.5318739414" calcext:value-type="float">
            <text:p>-3.531873941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333759" calcext:value-type="float">
            <text:p>0.04333759</text:p>
          </table:table-cell>
          <table:table-cell office:value-type="float" office:value="0.04818951" calcext:value-type="float">
            <text:p>0.0481895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3528952" calcext:value-type="float">
            <text:p>0.13528952</text:p>
          </table:table-cell>
          <table:table-cell office:value-type="float" office:value="0.7834204361" calcext:value-type="float">
            <text:p>0.7834204361</text:p>
          </table:table-cell>
          <table:table-cell office:value-type="float" office:value="-9.7379868031" calcext:value-type="float">
            <text:p>-9.7379868031</text:p>
          </table:table-cell>
          <table:table-cell office:value-type="float" office:value="595" calcext:value-type="float">
            <text:p>595</text:p>
          </table:table-cell>
          <table:table-cell table:formula="of:=[.I197]/[.J197]" office:value-type="float" office:value="-0.0804499381587378" calcext:value-type="float">
            <text:p>-0.0804499382</text:p>
          </table:table-cell>
          <table:table-cell table:formula="of:=[.E197]/[.L197]" office:value-type="float" office:value="-0.598999963243179" calcext:value-type="float">
            <text:p>-0.5989999632</text:p>
          </table:table-cell>
        </table:table-row>
        <table:table-row table:style-name="ro1">
          <table:table-cell office:value-type="float" office:value="29.76" calcext:value-type="float">
            <text:p>29.76</text:p>
          </table:table-cell>
          <table:table-cell office:value-type="float" office:value="-3.5709438324" calcext:value-type="float">
            <text:p>-3.570943832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451922" calcext:value-type="float">
            <text:p>0.04451922</text:p>
          </table:table-cell>
          <table:table-cell office:value-type="float" office:value="0.04762161" calcext:value-type="float">
            <text:p>0.0476216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219548" calcext:value-type="float">
            <text:p>0.1219548</text:p>
          </table:table-cell>
          <table:table-cell office:value-type="float" office:value="0.7745896265" calcext:value-type="float">
            <text:p>0.7745896265</text:p>
          </table:table-cell>
          <table:table-cell office:value-type="float" office:value="-9.7430381298" calcext:value-type="float">
            <text:p>-9.7430381298</text:p>
          </table:table-cell>
          <table:table-cell office:value-type="float" office:value="596" calcext:value-type="float">
            <text:p>596</text:p>
          </table:table-cell>
          <table:table-cell table:formula="of:=[.I198]/[.J198]" office:value-type="float" office:value="-0.0795018572421311" calcext:value-type="float">
            <text:p>-0.0795018572</text:p>
          </table:table-cell>
          <table:table-cell table:formula="of:=[.E198]/[.L198]" office:value-type="float" office:value="-0.598999968704674" calcext:value-type="float">
            <text:p>-0.5989999687</text:p>
          </table:table-cell>
        </table:table-row>
        <table:table-row table:style-name="ro1">
          <table:table-cell office:value-type="float" office:value="29.81" calcext:value-type="float">
            <text:p>29.81</text:p>
          </table:table-cell>
          <table:table-cell office:value-type="float" office:value="-3.5626888275" calcext:value-type="float">
            <text:p>-3.562688827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50688" calcext:value-type="float">
            <text:p>0.05250688</text:p>
          </table:table-cell>
          <table:table-cell office:value-type="float" office:value="0.04823935" calcext:value-type="float">
            <text:p>0.04823935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4808786" calcext:value-type="float">
            <text:p>0.14808786</text:p>
          </table:table-cell>
          <table:table-cell office:value-type="float" office:value="0.7852862492" calcext:value-type="float">
            <text:p>0.7852862492</text:p>
          </table:table-cell>
          <table:table-cell office:value-type="float" office:value="-9.7510944366" calcext:value-type="float">
            <text:p>-9.7510944366</text:p>
          </table:table-cell>
          <table:table-cell office:value-type="float" office:value="597" calcext:value-type="float">
            <text:p>597</text:p>
          </table:table-cell>
          <table:table-cell table:formula="of:=[.I199]/[.J199]" office:value-type="float" office:value="-0.0805331395676456" calcext:value-type="float">
            <text:p>-0.0805331396</text:p>
          </table:table-cell>
          <table:table-cell table:formula="of:=[.E199]/[.L199]" office:value-type="float" office:value="-0.598999992536989" calcext:value-type="float">
            <text:p>-0.5989999925</text:p>
          </table:table-cell>
        </table:table-row>
        <table:table-row table:style-name="ro1">
          <table:table-cell office:value-type="float" office:value="29.86" calcext:value-type="float">
            <text:p>29.86</text:p>
          </table:table-cell>
          <table:table-cell office:value-type="float" office:value="-3.5776031017" calcext:value-type="float">
            <text:p>-3.577603101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753754" calcext:value-type="float">
            <text:p>0.05753754</text:p>
          </table:table-cell>
          <table:table-cell office:value-type="float" office:value="0.04736276" calcext:value-type="float">
            <text:p>0.0473627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5421431" calcext:value-type="float">
            <text:p>0.15421431</text:p>
          </table:table-cell>
          <table:table-cell office:value-type="float" office:value="0.772344394" calcext:value-type="float">
            <text:p>0.772344394</text:p>
          </table:table-cell>
          <table:table-cell office:value-type="float" office:value="-9.7678916454" calcext:value-type="float">
            <text:p>-9.7678916454</text:p>
          </table:table-cell>
          <table:table-cell office:value-type="float" office:value="598" calcext:value-type="float">
            <text:p>598</text:p>
          </table:table-cell>
          <table:table-cell table:formula="of:=[.I200]/[.J200]" office:value-type="float" office:value="-0.0790697135101535" calcext:value-type="float">
            <text:p>-0.0790697135</text:p>
          </table:table-cell>
          <table:table-cell table:formula="of:=[.E200]/[.L200]" office:value-type="float" office:value="-0.599000020329125" calcext:value-type="float">
            <text:p>-0.5990000203</text:p>
          </table:table-cell>
        </table:table-row>
        <table:table-row table:style-name="ro1">
          <table:table-cell office:value-type="float" office:value="29.91" calcext:value-type="float">
            <text:p>29.91</text:p>
          </table:table-cell>
          <table:table-cell office:value-type="float" office:value="-3.6640031338" calcext:value-type="float">
            <text:p>-3.664003133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897505" calcext:value-type="float">
            <text:p>0.05897505</text:p>
          </table:table-cell>
          <table:table-cell office:value-type="float" office:value="0.04701846" calcext:value-type="float">
            <text:p>0.0470184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2395714" calcext:value-type="float">
            <text:p>0.12395714</text:p>
          </table:table-cell>
          <table:table-cell office:value-type="float" office:value="0.7670427635" calcext:value-type="float">
            <text:p>0.7670427635</text:p>
          </table:table-cell>
          <table:table-cell office:value-type="float" office:value="-9.7718764305" calcext:value-type="float">
            <text:p>-9.7718764305</text:p>
          </table:table-cell>
          <table:table-cell office:value-type="float" office:value="599" calcext:value-type="float">
            <text:p>599</text:p>
          </table:table-cell>
          <table:table-cell table:formula="of:=[.I201]/[.J201]" office:value-type="float" office:value="-0.0784949307285451" calcext:value-type="float">
            <text:p>-0.0784949307</text:p>
          </table:table-cell>
          <table:table-cell table:formula="of:=[.E201]/[.L201]" office:value-type="float" office:value="-0.598999955329618" calcext:value-type="float">
            <text:p>-0.5989999553</text:p>
          </table:table-cell>
        </table:table-row>
        <table:table-row table:style-name="ro1">
          <table:table-cell office:value-type="float" office:value="29.96" calcext:value-type="float">
            <text:p>29.96</text:p>
          </table:table-cell>
          <table:table-cell office:value-type="float" office:value="-3.6454939842" calcext:value-type="float">
            <text:p>-3.645493984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63047" calcext:value-type="float">
            <text:p>0.0563047</text:p>
          </table:table-cell>
          <table:table-cell office:value-type="float" office:value="0.04642925" calcext:value-type="float">
            <text:p>0.04642925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2389755" calcext:value-type="float">
            <text:p>0.12389755</text:p>
          </table:table-cell>
          <table:table-cell office:value-type="float" office:value="0.7569812998" calcext:value-type="float">
            <text:p>0.7569812998</text:p>
          </table:table-cell>
          <table:table-cell office:value-type="float" office:value="-9.7660812855" calcext:value-type="float">
            <text:p>-9.7660812855</text:p>
          </table:table-cell>
          <table:table-cell office:value-type="float" office:value="600" calcext:value-type="float">
            <text:p>600</text:p>
          </table:table-cell>
          <table:table-cell table:formula="of:=[.I202]/[.J202]" office:value-type="float" office:value="-0.0775112634915207" calcext:value-type="float">
            <text:p>-0.0775112635</text:p>
          </table:table-cell>
          <table:table-cell table:formula="of:=[.E202]/[.L202]" office:value-type="float" office:value="-0.59900004087895" calcext:value-type="float">
            <text:p>-0.59900004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3T12:21:27.242024381</dc:date>
    <meta:editing-duration>PT18M2S</meta:editing-duration>
    <meta:editing-cycles>1</meta:editing-cycles>
    <meta:document-statistic meta:table-count="1" meta:cell-count="2626" meta:object-count="0"/>
    <meta:generator>LibreOffice/5.1.6.2$Linux_X86_64 LibreOffice_project/10m0$Build-2</meta:generator>
  </office:meta>
</office:document-meta>
</file>